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pitch="variable"/>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16mm"/>
    </style:style>
    <style:style style:name="co2" style:family="table-column">
      <style:table-column-properties fo:break-before="auto" style:column-width="9.26mm"/>
    </style:style>
    <style:style style:name="co3" style:family="table-column">
      <style:table-column-properties fo:break-before="auto" style:column-width="31.75mm"/>
    </style:style>
    <style:style style:name="ro1" style:family="table-row">
      <style:table-row-properties style:row-height="4.5mm" fo:break-before="auto" style:use-optimal-row-height="false"/>
    </style:style>
    <style:style style:name="ro2" style:family="table-row">
      <style:table-row-properties style:row-height="5.29mm"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number-columns-repeated="90" table:default-cell-style-name="Default"/>
        <table:table-column table:style-name="co3" table:number-columns-repeated="933" table:default-cell-style-name="Default"/>
        <table:table-row table:style-name="ro1">
          <table:table-cell table:style-name="ce1"/>
          <table:table-cell table:number-columns-repeated="1023"/>
        </table:table-row>
        <table:table-row table:style-name="ro1">
          <table:table-cell table:style-name="ce2" office:value-type="string" calcext:value-type="string">
            <text:p>original</text:p>
          </table:table-cell>
          <table:table-cell office:value-type="string" calcext:value-type="string">
            <text:p>HVMTVH, DO DN BMZVO OJ CZVM AMJH TJP. RZ YDY KDXF PK NJHZ XCVOOZM V XJPKGZ JA HJIOCN VBJ VIY E RVN HZIODJIZY OCZMZ OJJ, NJ RZ VGMZVYT CVQZ V ADGZ JI CZM. CZM IVHZ DN EJYDZ VIY NCZ RJMFN VN GDVDNJI WZORZZI OCZ WMDODNC GDWMVMT VIY OCZ WMDODNC HPNZPH, MZNZVMXCDIB GDIFN WZORZZI VMOZAVXON VIY DHKZMDVG MJHVI OZSON, NJ OCVO ODZN DI RDOC OCZ DIOZGGDBZIXZ TJP CVQZ WZZI MZXZDQDIB. IJOCDIB NPBBZNON OCVO NCZ CVN WZZI DIQJGQZY DI VITOCDIB NCVYT VIY NCZ CVN CZGKZY RDOC NZQZMVG DINPMVIXZ AMVPY XVNZN. NCZ CVN VI DIOZMZNODIB WVXFBMJPIY. NCZ YDY V KCY JI CPHVI HDBMVODJI NOPYDZN, HVDIGT HVOCZHVODXVG HJYZGGDIB, OCZI HJQZY JI OJ NOPYT FIJRGZYBZ HDBMVODJI RCDXC BJO CZM DIOJ OCZ WDWGDJKCDGZ XDMXPDO. VAOZM BMVYPVODIB NCZ NKZIO NJHZ ODHZ RDOC JIZ JA OCZ GJIYJI VPXODJI CJPNZN RJMFDIB JI KMJQZIVIXZ WZAJMZ OVFDIB CZM XPMMZIO KJNDODJI RDOC OCZ GDWMVMT. OCZMZ MZVGGT DN IJOCDIB NPNKDXDJPN DI CZM WVXFBMJPIY VIY D RVN DIXGDIZY OJ RMDOZ CZM JAA VN V GZVY, WPO RCZI D BJO TJPM HZNNVBZ D YZXDYZY D RVIOZY OJ HZZO CZM. D OMDZY OJ NZO OCVO PK JIGT OJ WZ OJGY OCVO NCZ DN JPO JA XJPIOMT AJM V RCDGZ. DI XVDMJ. D RDGG NZZ TJP OCZMZ. CVMMT</text:p>
          </table:table-cell>
          <table:table-cell table:number-columns-repeated="1022"/>
        </table:table-row>
        <table:table-row table:style-name="ro1">
          <table:table-cell table:style-name="ce2"/>
          <table:table-cell table:number-columns-repeated="1023"/>
        </table:table-row>
        <table:table-row table:style-name="ro1">
          <table:table-cell table:style-name="ce2" office:value-type="string" calcext:value-type="string">
            <text:p><text:s/>shift</text:p>
          </table:table-cell>
          <table:table-cell table:style-name="ce3" office:value-type="float" office:value="21" calcext:value-type="float">
            <text:p>21</text:p>
          </table:table-cell>
          <table:table-cell table:number-columns-repeated="1022"/>
        </table:table-row>
        <table:table-row table:style-name="ro1">
          <table:table-cell table:style-name="ce2"/>
          <table:table-cell table:style-name="ce3"/>
          <table:table-cell table:number-columns-repeated="1022"/>
        </table:table-row>
        <table:table-row table:style-name="ro1">
          <table:table-cell table:style-name="ce2" office:value-type="string" calcext:value-type="string">
            <text:p>plaintext</text:p>
          </table:table-cell>
          <table:table-cell table:style-name="ce3" table:formula="of:=[.AA47]" office:value-type="string" office:string-value="maryam, it is great to hear from you. we did pick up some chatter a couple of months ago and j was mentioned there too, so we already have a file on her. her name is jodie and she works as liaison between the british library and the british museum, researching links between artefacts and imperial roman texts, so that ties in with the intelligence you have been receiving. nothing suggests that she has been involved in anything shady and she has helped with several insurance fraud cases. she has an interesting background. she did a phd on human migration studies, mainly mathematical modelling, then moved on to study knowledge migration which got her into the bibliophile circuit. after graduating she spent some time with one of the london auction houses working on provenance before taking her current position with the library. there really is nothing suspicious in her background and i was inclined to write her off as a lead, but when i got your message i decided i wanted to meet her. i tried to set that up only to be told that she is out of country for a while. in cairo. i will see you there. harry" calcext:value-type="string">
            <text:p>maryam, it is great to hear from you. we did pick up some chatter a couple of months ago and j was mentioned there too, so we already have a file on her. her name is jodie and she works as liaison between the british library and the british museum, researching links between artefacts and imperial roman texts, so that ties in with the intelligence you have been receiving. nothing suggests that she has been involved in anything shady and she has helped with several insurance fraud cases. she has an interesting background. she did a phd on human migration studies, mainly mathematical modelling, then moved on to study knowledge migration which got her into the bibliophile circuit. after graduating she spent some time with one of the london auction houses working on provenance before taking her current position with the library. there really is nothing suspicious in her background and i was inclined to write her off as a lead, but when i got your message i decided i wanted to meet her. i tried to set that up only to be told that she is out of country for a while. in cairo. i will see you there. harry</text:p>
          </table:table-cell>
          <table:table-cell table:number-columns-repeated="1022"/>
        </table:table-row>
        <table:table-row table:style-name="ro1">
          <table:table-cell table:style-name="ce2" office:value-type="string" calcext:value-type="string">
            <text:p>ciphertext</text:p>
          </table:table-cell>
          <table:table-cell table:style-name="ce3" table:formula="of:=[.AA48]" office:value-type="string" office:string-value="CQHOQC, YJ YI WHUQJ JE XUQH VHEC OEK. MU TYT FYSA KF IECU SXQJJUH Q SEKFBU EV CEDJXI QWE QDT Z MQI CUDJYEDUT JXUHU JEE, IE MU QBHUQTO XQLU Q VYBU ED XUH. XUH DQCU YI ZETYU QDT IXU MEHAI QI BYQYIED RUJMUUD JXU RHYJYIX BYRHQHO QDT JXU RHYJYIX CKIUKC, HUIUQHSXYDW BYDAI RUJMUUD QHJUVQSJI QDT YCFUHYQB HECQD JUNJI, IE JXQJ JYUI YD MYJX JXU YDJUBBYWUDSU OEK XQLU RUUD HUSUYLYDW. DEJXYDW IKWWUIJI JXQJ IXU XQI RUUD YDLEBLUT YD QDOJXYDW IXQTO QDT IXU XQI XUBFUT MYJX IULUHQB YDIKHQDSU VHQKT SQIUI. IXU XQI QD YDJUHUIJYDW RQSAWHEKDT. IXU TYT Q FXT ED XKCQD CYWHQJYED IJKTYUI, CQYDBO CQJXUCQJYSQB CETUBBYDW, JXUD CELUT ED JE IJKTO ADEMBUTWU CYWHQJYED MXYSX WEJ XUH YDJE JXU RYRBYEFXYBU SYHSKYJ. QVJUH WHQTKQJYDW IXU IFUDJ IECU JYCU MYJX EDU EV JXU BEDTED QKSJYED XEKIUI MEHAYDW ED FHELUDQDSU RUVEHU JQAYDW XUH SKHHUDJ FEIYJYED MYJX JXU BYRHQHO. JXUHU HUQBBO YI DEJXYDW IKIFYSYEKI YD XUH RQSAWHEKDT QDT Y MQI YDSBYDUT JE MHYJU XUH EVV QI Q BUQT, RKJ MXUD Y WEJ OEKH CUIIQWU Y TUSYTUT Y MQDJUT JE CUUJ XUH. Y JHYUT JE IUJ JXQJ KF EDBO JE RU JEBT JXQJ IXU YI EKJ EV SEKDJHO VEH Q MXYBU. YD SQYHE. Y MYBB IUU OEK JXUHU. XQHHO" calcext:value-type="string">
            <text:p>CQHOQC, YJ YI WHUQJ JE XUQH VHEC OEK. MU TYT FYSA KF IECU SXQJJUH Q SEKFBU EV CEDJXI QWE QDT Z MQI CUDJYEDUT JXUHU JEE, IE MU QBHUQTO XQLU Q VYBU ED XUH. XUH DQCU YI ZETYU QDT IXU MEHAI QI BYQYIED RUJMUUD JXU RHYJYIX BYRHQHO QDT JXU RHYJYIX CKIUKC, HUIUQHSXYDW BYDAI RUJMUUD QHJUVQSJI QDT YCFUHYQB HECQD JUNJI, IE JXQJ JYUI YD MYJX JXU YDJUBBYWUDSU OEK XQLU RUUD HUSUYLYDW. DEJXYDW IKWWUIJI JXQJ IXU XQI RUUD YDLEBLUT YD QDOJXYDW IXQTO QDT IXU XQI XUBFUT MYJX IULUHQB YDIKHQDSU VHQKT SQIUI. IXU XQI QD YDJUHUIJYDW RQSAWHEKDT. IXU TYT Q FXT ED XKCQD CYWHQJYED IJKTYUI, CQYDBO CQJXUCQJYSQB CETUBBYDW, JXUD CELUT ED JE IJKTO ADEMBUTWU CYWHQJYED MXYSX WEJ XUH YDJE JXU RYRBYEFXYBU SYHSKYJ. QVJUH WHQTKQJYDW IXU IFUDJ IECU JYCU MYJX EDU EV JXU BEDTED QKSJYED XEKIUI MEHAYDW ED FHELUDQDSU RUVEHU JQAYDW XUH SKHHUDJ FEIYJYED MYJX JXU BYRHQHO. JXUHU HUQBBO YI DEJXYDW IKIFYSYEKI YD XUH RQSAWHEKDT QDT Y MQI YDSBYDUT JE MHYJU XUH EVV QI Q BUQT, RKJ MXUD Y WEJ OEKH CUIIQWU Y TUSYTUT Y MQDJUT JE CUUJ XUH. Y JHYUT JE IUJ JXQJ KF EDBO JE RU JEBT JXQJ IXU YI EKJ EV SEKDJHO VEH Q MXYBU. YD SQYHE. Y MYBB IUU OEK JXUHU. XQHHO</text:p>
          </table:table-cell>
          <table:table-cell table:number-columns-repeated="1022"/>
        </table:table-row>
        <table:table-row table:style-name="ro1" table:number-rows-repeated="2">
          <table:table-cell table:style-name="ce1"/>
          <table:table-cell table:number-columns-repeated="1023"/>
        </table:table-row>
        <table:table-row table:style-name="ro1">
          <table:table-cell table:style-name="ce1"/>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h</text:p>
          </table:table-cell>
          <table:table-cell office:value-type="string" calcext:value-type="string">
            <text:p>i</text:p>
          </table:table-cell>
          <table:table-cell office:value-type="string" calcext:value-type="string">
            <text:p>j</text:p>
          </table:table-cell>
          <table:table-cell office:value-type="string" calcext:value-type="string">
            <text:p>k</text:p>
          </table:table-cell>
          <table:table-cell office:value-type="string" calcext:value-type="string">
            <text:p>l</text:p>
          </table:table-cell>
          <table:table-cell office:value-type="string" calcext:value-type="string">
            <text:p>m</text:p>
          </table:table-cell>
          <table:table-cell office:value-type="string" calcext:value-type="string">
            <text:p>n</text:p>
          </table:table-cell>
          <table:table-cell office:value-type="string" calcext:value-type="string">
            <text:p>o</text:p>
          </table:table-cell>
          <table:table-cell office:value-type="string" calcext:value-type="string">
            <text:p>p</text:p>
          </table:table-cell>
          <table:table-cell office:value-type="string" calcext:value-type="string">
            <text:p>q</text:p>
          </table:table-cell>
          <table:table-cell office:value-type="string" calcext:value-type="string">
            <text:p>r</text:p>
          </table:table-cell>
          <table:table-cell office:value-type="string" calcext:value-type="string">
            <text:p>s</text:p>
          </table:table-cell>
          <table:table-cell office:value-type="string" calcext:value-type="string">
            <text:p>t</text:p>
          </table:table-cell>
          <table:table-cell office:value-type="string" calcext:value-type="string">
            <text:p>u</text:p>
          </table:table-cell>
          <table:table-cell office:value-type="string" calcext:value-type="string">
            <text:p>v</text:p>
          </table:table-cell>
          <table:table-cell office:value-type="string" calcext:value-type="string">
            <text:p>w</text:p>
          </table:table-cell>
          <table:table-cell office:value-type="string" calcext:value-type="string">
            <text:p>x</text:p>
          </table:table-cell>
          <table:table-cell office:value-type="string" calcext:value-type="string">
            <text:p>y</text:p>
          </table:table-cell>
          <table:table-cell office:value-type="string" calcext:value-type="string">
            <text:p>z</text:p>
          </table:table-cell>
          <table:table-cell table:number-columns-repeated="997"/>
        </table:table-row>
        <table:table-row table:style-name="ro1" table:number-rows-repeated="2">
          <table:table-cell table:style-name="ce1"/>
          <table:table-cell table:number-columns-repeated="1023"/>
        </table:table-row>
        <table:table-row table:style-name="ro1">
          <table:table-cell table:style-name="ce1"/>
          <table:table-cell table:style-name="ce3"/>
          <table:table-cell table:number-columns-repeated="1022"/>
        </table:table-row>
        <table:table-row table:style-name="ro1">
          <table:table-cell table:style-name="ce1" office:value-type="string" calcext:value-type="string">
            <text:p>Shift</text:p>
          </table:table-cell>
          <table:table-cell office:value-type="string" calcext:value-type="string">
            <text:p>With this shift, plaintext a, b, c... is transformed into ciphertext b, c, d... or f, g, h...</text:p>
          </table:table-cell>
          <table:table-cell table:number-columns-repeated="1022"/>
        </table:table-row>
        <table:table-row table:style-name="ro1">
          <table:table-cell table:style-name="ce1"/>
          <table:table-cell table:number-columns-repeated="1023"/>
        </table:table-row>
        <table:table-row table:style-name="ro1">
          <table:table-cell table:style-name="ce1" office:value-type="float" office:value="0" calcext:value-type="float">
            <text:p>0</text:p>
          </table:table-cell>
          <table:table-cell table:formula="of:=[.B10]" office:value-type="string" office:string-value="a" calcext:value-type="string">
            <text:p>a</text:p>
          </table:table-cell>
          <table:table-cell table:formula="of:=[.C10]" office:value-type="string" office:string-value="b" calcext:value-type="string">
            <text:p>b</text:p>
          </table:table-cell>
          <table:table-cell table:formula="of:=[.D10]" office:value-type="string" office:string-value="c" calcext:value-type="string">
            <text:p>c</text:p>
          </table:table-cell>
          <table:table-cell table:formula="of:=[.E10]" office:value-type="string" office:string-value="d" calcext:value-type="string">
            <text:p>d</text:p>
          </table:table-cell>
          <table:table-cell table:formula="of:=[.F10]" office:value-type="string" office:string-value="e" calcext:value-type="string">
            <text:p>e</text:p>
          </table:table-cell>
          <table:table-cell table:formula="of:=[.G10]" office:value-type="string" office:string-value="f" calcext:value-type="string">
            <text:p>f</text:p>
          </table:table-cell>
          <table:table-cell table:formula="of:=[.H10]" office:value-type="string" office:string-value="g" calcext:value-type="string">
            <text:p>g</text:p>
          </table:table-cell>
          <table:table-cell table:formula="of:=[.I10]" office:value-type="string" office:string-value="h" calcext:value-type="string">
            <text:p>h</text:p>
          </table:table-cell>
          <table:table-cell table:formula="of:=[.J10]" office:value-type="string" office:string-value="i" calcext:value-type="string">
            <text:p>i</text:p>
          </table:table-cell>
          <table:table-cell table:formula="of:=[.K10]" office:value-type="string" office:string-value="j" calcext:value-type="string">
            <text:p>j</text:p>
          </table:table-cell>
          <table:table-cell table:formula="of:=[.L10]" office:value-type="string" office:string-value="k" calcext:value-type="string">
            <text:p>k</text:p>
          </table:table-cell>
          <table:table-cell table:formula="of:=[.M10]" office:value-type="string" office:string-value="l" calcext:value-type="string">
            <text:p>l</text:p>
          </table:table-cell>
          <table:table-cell table:formula="of:=[.N10]" office:value-type="string" office:string-value="m" calcext:value-type="string">
            <text:p>m</text:p>
          </table:table-cell>
          <table:table-cell table:formula="of:=[.O10]" office:value-type="string" office:string-value="n" calcext:value-type="string">
            <text:p>n</text:p>
          </table:table-cell>
          <table:table-cell table:formula="of:=[.P10]" office:value-type="string" office:string-value="o" calcext:value-type="string">
            <text:p>o</text:p>
          </table:table-cell>
          <table:table-cell table:formula="of:=[.Q10]" office:value-type="string" office:string-value="p" calcext:value-type="string">
            <text:p>p</text:p>
          </table:table-cell>
          <table:table-cell table:formula="of:=[.R10]" office:value-type="string" office:string-value="q" calcext:value-type="string">
            <text:p>q</text:p>
          </table:table-cell>
          <table:table-cell table:formula="of:=[.S10]" office:value-type="string" office:string-value="r" calcext:value-type="string">
            <text:p>r</text:p>
          </table:table-cell>
          <table:table-cell table:formula="of:=[.T10]" office:value-type="string" office:string-value="s" calcext:value-type="string">
            <text:p>s</text:p>
          </table:table-cell>
          <table:table-cell table:formula="of:=[.U10]" office:value-type="string" office:string-value="t" calcext:value-type="string">
            <text:p>t</text:p>
          </table:table-cell>
          <table:table-cell table:formula="of:=[.V10]" office:value-type="string" office:string-value="u" calcext:value-type="string">
            <text:p>u</text:p>
          </table:table-cell>
          <table:table-cell table:formula="of:=[.W10]" office:value-type="string" office:string-value="v" calcext:value-type="string">
            <text:p>v</text:p>
          </table:table-cell>
          <table:table-cell table:formula="of:=[.X10]" office:value-type="string" office:string-value="w" calcext:value-type="string">
            <text:p>w</text:p>
          </table:table-cell>
          <table:table-cell table:formula="of:=[.Y10]" office:value-type="string" office:string-value="x" calcext:value-type="string">
            <text:p>x</text:p>
          </table:table-cell>
          <table:table-cell table:formula="of:=[.Z10]" office:value-type="string" office:string-value="y" calcext:value-type="string">
            <text:p>y</text:p>
          </table:table-cell>
          <table:table-cell table:formula="of:=[.AA10]" office:value-type="string" office:string-value="z" calcext:value-type="string">
            <text:p>z</text:p>
          </table:table-cell>
          <table:table-cell table:number-columns-repeated="997"/>
        </table:table-row>
        <table:table-row table:style-name="ro1">
          <table:table-cell table:style-name="ce1" office:value-type="float" office:value="1" calcext:value-type="float">
            <text:p>1</text:p>
          </table:table-cell>
          <table:table-cell table:formula="of:=[.C16]" office:value-type="string" office:string-value="b" calcext:value-type="string">
            <text:p>b</text:p>
          </table:table-cell>
          <table:table-cell table:formula="of:=[.D16]" office:value-type="string" office:string-value="c" calcext:value-type="string">
            <text:p>c</text:p>
          </table:table-cell>
          <table:table-cell table:formula="of:=[.E16]" office:value-type="string" office:string-value="d" calcext:value-type="string">
            <text:p>d</text:p>
          </table:table-cell>
          <table:table-cell table:formula="of:=[.F16]" office:value-type="string" office:string-value="e" calcext:value-type="string">
            <text:p>e</text:p>
          </table:table-cell>
          <table:table-cell table:formula="of:=[.G16]" office:value-type="string" office:string-value="f" calcext:value-type="string">
            <text:p>f</text:p>
          </table:table-cell>
          <table:table-cell table:formula="of:=[.H16]" office:value-type="string" office:string-value="g" calcext:value-type="string">
            <text:p>g</text:p>
          </table:table-cell>
          <table:table-cell table:formula="of:=[.I16]" office:value-type="string" office:string-value="h" calcext:value-type="string">
            <text:p>h</text:p>
          </table:table-cell>
          <table:table-cell table:formula="of:=[.J16]" office:value-type="string" office:string-value="i" calcext:value-type="string">
            <text:p>i</text:p>
          </table:table-cell>
          <table:table-cell table:formula="of:=[.K16]" office:value-type="string" office:string-value="j" calcext:value-type="string">
            <text:p>j</text:p>
          </table:table-cell>
          <table:table-cell table:formula="of:=[.L16]" office:value-type="string" office:string-value="k" calcext:value-type="string">
            <text:p>k</text:p>
          </table:table-cell>
          <table:table-cell table:formula="of:=[.M16]" office:value-type="string" office:string-value="l" calcext:value-type="string">
            <text:p>l</text:p>
          </table:table-cell>
          <table:table-cell table:formula="of:=[.N16]" office:value-type="string" office:string-value="m" calcext:value-type="string">
            <text:p>m</text:p>
          </table:table-cell>
          <table:table-cell table:formula="of:=[.O16]" office:value-type="string" office:string-value="n" calcext:value-type="string">
            <text:p>n</text:p>
          </table:table-cell>
          <table:table-cell table:formula="of:=[.P16]" office:value-type="string" office:string-value="o" calcext:value-type="string">
            <text:p>o</text:p>
          </table:table-cell>
          <table:table-cell table:formula="of:=[.Q16]" office:value-type="string" office:string-value="p" calcext:value-type="string">
            <text:p>p</text:p>
          </table:table-cell>
          <table:table-cell table:formula="of:=[.R16]" office:value-type="string" office:string-value="q" calcext:value-type="string">
            <text:p>q</text:p>
          </table:table-cell>
          <table:table-cell table:formula="of:=[.S16]" office:value-type="string" office:string-value="r" calcext:value-type="string">
            <text:p>r</text:p>
          </table:table-cell>
          <table:table-cell table:formula="of:=[.T16]" office:value-type="string" office:string-value="s" calcext:value-type="string">
            <text:p>s</text:p>
          </table:table-cell>
          <table:table-cell table:formula="of:=[.U16]" office:value-type="string" office:string-value="t" calcext:value-type="string">
            <text:p>t</text:p>
          </table:table-cell>
          <table:table-cell table:formula="of:=[.V16]" office:value-type="string" office:string-value="u" calcext:value-type="string">
            <text:p>u</text:p>
          </table:table-cell>
          <table:table-cell table:formula="of:=[.W16]" office:value-type="string" office:string-value="v" calcext:value-type="string">
            <text:p>v</text:p>
          </table:table-cell>
          <table:table-cell table:formula="of:=[.X16]" office:value-type="string" office:string-value="w" calcext:value-type="string">
            <text:p>w</text:p>
          </table:table-cell>
          <table:table-cell table:formula="of:=[.Y16]" office:value-type="string" office:string-value="x" calcext:value-type="string">
            <text:p>x</text:p>
          </table:table-cell>
          <table:table-cell table:formula="of:=[.Z16]" office:value-type="string" office:string-value="y" calcext:value-type="string">
            <text:p>y</text:p>
          </table:table-cell>
          <table:table-cell table:formula="of:=[.AA16]" office:value-type="string" office:string-value="z" calcext:value-type="string">
            <text:p>z</text:p>
          </table:table-cell>
          <table:table-cell table:formula="of:=[.B16]" office:value-type="string" office:string-value="a" calcext:value-type="string">
            <text:p>a</text:p>
          </table:table-cell>
          <table:table-cell table:number-columns-repeated="997"/>
        </table:table-row>
        <table:table-row table:style-name="ro1">
          <table:table-cell table:style-name="ce1" office:value-type="float" office:value="2" calcext:value-type="float">
            <text:p>2</text:p>
          </table:table-cell>
          <table:table-cell table:formula="of:=[.C17]" office:value-type="string" office:string-value="c" calcext:value-type="string">
            <text:p>c</text:p>
          </table:table-cell>
          <table:table-cell table:formula="of:=[.D17]" office:value-type="string" office:string-value="d" calcext:value-type="string">
            <text:p>d</text:p>
          </table:table-cell>
          <table:table-cell table:formula="of:=[.E17]" office:value-type="string" office:string-value="e" calcext:value-type="string">
            <text:p>e</text:p>
          </table:table-cell>
          <table:table-cell table:formula="of:=[.F17]" office:value-type="string" office:string-value="f" calcext:value-type="string">
            <text:p>f</text:p>
          </table:table-cell>
          <table:table-cell table:formula="of:=[.G17]" office:value-type="string" office:string-value="g" calcext:value-type="string">
            <text:p>g</text:p>
          </table:table-cell>
          <table:table-cell table:formula="of:=[.H17]" office:value-type="string" office:string-value="h" calcext:value-type="string">
            <text:p>h</text:p>
          </table:table-cell>
          <table:table-cell table:formula="of:=[.I17]" office:value-type="string" office:string-value="i" calcext:value-type="string">
            <text:p>i</text:p>
          </table:table-cell>
          <table:table-cell table:formula="of:=[.J17]" office:value-type="string" office:string-value="j" calcext:value-type="string">
            <text:p>j</text:p>
          </table:table-cell>
          <table:table-cell table:formula="of:=[.K17]" office:value-type="string" office:string-value="k" calcext:value-type="string">
            <text:p>k</text:p>
          </table:table-cell>
          <table:table-cell table:formula="of:=[.L17]" office:value-type="string" office:string-value="l" calcext:value-type="string">
            <text:p>l</text:p>
          </table:table-cell>
          <table:table-cell table:formula="of:=[.M17]" office:value-type="string" office:string-value="m" calcext:value-type="string">
            <text:p>m</text:p>
          </table:table-cell>
          <table:table-cell table:formula="of:=[.N17]" office:value-type="string" office:string-value="n" calcext:value-type="string">
            <text:p>n</text:p>
          </table:table-cell>
          <table:table-cell table:formula="of:=[.O17]" office:value-type="string" office:string-value="o" calcext:value-type="string">
            <text:p>o</text:p>
          </table:table-cell>
          <table:table-cell table:formula="of:=[.P17]" office:value-type="string" office:string-value="p" calcext:value-type="string">
            <text:p>p</text:p>
          </table:table-cell>
          <table:table-cell table:formula="of:=[.Q17]" office:value-type="string" office:string-value="q" calcext:value-type="string">
            <text:p>q</text:p>
          </table:table-cell>
          <table:table-cell table:formula="of:=[.R17]" office:value-type="string" office:string-value="r" calcext:value-type="string">
            <text:p>r</text:p>
          </table:table-cell>
          <table:table-cell table:formula="of:=[.S17]" office:value-type="string" office:string-value="s" calcext:value-type="string">
            <text:p>s</text:p>
          </table:table-cell>
          <table:table-cell table:formula="of:=[.T17]" office:value-type="string" office:string-value="t" calcext:value-type="string">
            <text:p>t</text:p>
          </table:table-cell>
          <table:table-cell table:formula="of:=[.U17]" office:value-type="string" office:string-value="u" calcext:value-type="string">
            <text:p>u</text:p>
          </table:table-cell>
          <table:table-cell table:formula="of:=[.V17]" office:value-type="string" office:string-value="v" calcext:value-type="string">
            <text:p>v</text:p>
          </table:table-cell>
          <table:table-cell table:formula="of:=[.W17]" office:value-type="string" office:string-value="w" calcext:value-type="string">
            <text:p>w</text:p>
          </table:table-cell>
          <table:table-cell table:formula="of:=[.X17]" office:value-type="string" office:string-value="x" calcext:value-type="string">
            <text:p>x</text:p>
          </table:table-cell>
          <table:table-cell table:formula="of:=[.Y17]" office:value-type="string" office:string-value="y" calcext:value-type="string">
            <text:p>y</text:p>
          </table:table-cell>
          <table:table-cell table:formula="of:=[.Z17]" office:value-type="string" office:string-value="z" calcext:value-type="string">
            <text:p>z</text:p>
          </table:table-cell>
          <table:table-cell table:formula="of:=[.AA17]" office:value-type="string" office:string-value="a" calcext:value-type="string">
            <text:p>a</text:p>
          </table:table-cell>
          <table:table-cell table:formula="of:=[.B17]" office:value-type="string" office:string-value="b" calcext:value-type="string">
            <text:p>b</text:p>
          </table:table-cell>
          <table:table-cell table:number-columns-repeated="997"/>
        </table:table-row>
        <table:table-row table:style-name="ro1">
          <table:table-cell table:style-name="ce1" office:value-type="float" office:value="3" calcext:value-type="float">
            <text:p>3</text:p>
          </table:table-cell>
          <table:table-cell table:formula="of:=[.C18]" office:value-type="string" office:string-value="d" calcext:value-type="string">
            <text:p>d</text:p>
          </table:table-cell>
          <table:table-cell table:formula="of:=[.D18]" office:value-type="string" office:string-value="e" calcext:value-type="string">
            <text:p>e</text:p>
          </table:table-cell>
          <table:table-cell table:formula="of:=[.E18]" office:value-type="string" office:string-value="f" calcext:value-type="string">
            <text:p>f</text:p>
          </table:table-cell>
          <table:table-cell table:formula="of:=[.F18]" office:value-type="string" office:string-value="g" calcext:value-type="string">
            <text:p>g</text:p>
          </table:table-cell>
          <table:table-cell table:formula="of:=[.G18]" office:value-type="string" office:string-value="h" calcext:value-type="string">
            <text:p>h</text:p>
          </table:table-cell>
          <table:table-cell table:formula="of:=[.H18]" office:value-type="string" office:string-value="i" calcext:value-type="string">
            <text:p>i</text:p>
          </table:table-cell>
          <table:table-cell table:formula="of:=[.I18]" office:value-type="string" office:string-value="j" calcext:value-type="string">
            <text:p>j</text:p>
          </table:table-cell>
          <table:table-cell table:formula="of:=[.J18]" office:value-type="string" office:string-value="k" calcext:value-type="string">
            <text:p>k</text:p>
          </table:table-cell>
          <table:table-cell table:formula="of:=[.K18]" office:value-type="string" office:string-value="l" calcext:value-type="string">
            <text:p>l</text:p>
          </table:table-cell>
          <table:table-cell table:formula="of:=[.L18]" office:value-type="string" office:string-value="m" calcext:value-type="string">
            <text:p>m</text:p>
          </table:table-cell>
          <table:table-cell table:formula="of:=[.M18]" office:value-type="string" office:string-value="n" calcext:value-type="string">
            <text:p>n</text:p>
          </table:table-cell>
          <table:table-cell table:formula="of:=[.N18]" office:value-type="string" office:string-value="o" calcext:value-type="string">
            <text:p>o</text:p>
          </table:table-cell>
          <table:table-cell table:formula="of:=[.O18]" office:value-type="string" office:string-value="p" calcext:value-type="string">
            <text:p>p</text:p>
          </table:table-cell>
          <table:table-cell table:formula="of:=[.P18]" office:value-type="string" office:string-value="q" calcext:value-type="string">
            <text:p>q</text:p>
          </table:table-cell>
          <table:table-cell table:formula="of:=[.Q18]" office:value-type="string" office:string-value="r" calcext:value-type="string">
            <text:p>r</text:p>
          </table:table-cell>
          <table:table-cell table:formula="of:=[.R18]" office:value-type="string" office:string-value="s" calcext:value-type="string">
            <text:p>s</text:p>
          </table:table-cell>
          <table:table-cell table:formula="of:=[.S18]" office:value-type="string" office:string-value="t" calcext:value-type="string">
            <text:p>t</text:p>
          </table:table-cell>
          <table:table-cell table:formula="of:=[.T18]" office:value-type="string" office:string-value="u" calcext:value-type="string">
            <text:p>u</text:p>
          </table:table-cell>
          <table:table-cell table:formula="of:=[.U18]" office:value-type="string" office:string-value="v" calcext:value-type="string">
            <text:p>v</text:p>
          </table:table-cell>
          <table:table-cell table:formula="of:=[.V18]" office:value-type="string" office:string-value="w" calcext:value-type="string">
            <text:p>w</text:p>
          </table:table-cell>
          <table:table-cell table:formula="of:=[.W18]" office:value-type="string" office:string-value="x" calcext:value-type="string">
            <text:p>x</text:p>
          </table:table-cell>
          <table:table-cell table:formula="of:=[.X18]" office:value-type="string" office:string-value="y" calcext:value-type="string">
            <text:p>y</text:p>
          </table:table-cell>
          <table:table-cell table:formula="of:=[.Y18]" office:value-type="string" office:string-value="z" calcext:value-type="string">
            <text:p>z</text:p>
          </table:table-cell>
          <table:table-cell table:formula="of:=[.Z18]" office:value-type="string" office:string-value="a" calcext:value-type="string">
            <text:p>a</text:p>
          </table:table-cell>
          <table:table-cell table:formula="of:=[.AA18]" office:value-type="string" office:string-value="b" calcext:value-type="string">
            <text:p>b</text:p>
          </table:table-cell>
          <table:table-cell table:formula="of:=[.B18]" office:value-type="string" office:string-value="c" calcext:value-type="string">
            <text:p>c</text:p>
          </table:table-cell>
          <table:table-cell table:number-columns-repeated="997"/>
        </table:table-row>
        <table:table-row table:style-name="ro1">
          <table:table-cell table:style-name="ce1" office:value-type="float" office:value="4" calcext:value-type="float">
            <text:p>4</text:p>
          </table:table-cell>
          <table:table-cell table:formula="of:=[.C19]" office:value-type="string" office:string-value="e" calcext:value-type="string">
            <text:p>e</text:p>
          </table:table-cell>
          <table:table-cell table:formula="of:=[.D19]" office:value-type="string" office:string-value="f" calcext:value-type="string">
            <text:p>f</text:p>
          </table:table-cell>
          <table:table-cell table:formula="of:=[.E19]" office:value-type="string" office:string-value="g" calcext:value-type="string">
            <text:p>g</text:p>
          </table:table-cell>
          <table:table-cell table:formula="of:=[.F19]" office:value-type="string" office:string-value="h" calcext:value-type="string">
            <text:p>h</text:p>
          </table:table-cell>
          <table:table-cell table:formula="of:=[.G19]" office:value-type="string" office:string-value="i" calcext:value-type="string">
            <text:p>i</text:p>
          </table:table-cell>
          <table:table-cell table:formula="of:=[.H19]" office:value-type="string" office:string-value="j" calcext:value-type="string">
            <text:p>j</text:p>
          </table:table-cell>
          <table:table-cell table:formula="of:=[.I19]" office:value-type="string" office:string-value="k" calcext:value-type="string">
            <text:p>k</text:p>
          </table:table-cell>
          <table:table-cell table:formula="of:=[.J19]" office:value-type="string" office:string-value="l" calcext:value-type="string">
            <text:p>l</text:p>
          </table:table-cell>
          <table:table-cell table:formula="of:=[.K19]" office:value-type="string" office:string-value="m" calcext:value-type="string">
            <text:p>m</text:p>
          </table:table-cell>
          <table:table-cell table:formula="of:=[.L19]" office:value-type="string" office:string-value="n" calcext:value-type="string">
            <text:p>n</text:p>
          </table:table-cell>
          <table:table-cell table:formula="of:=[.M19]" office:value-type="string" office:string-value="o" calcext:value-type="string">
            <text:p>o</text:p>
          </table:table-cell>
          <table:table-cell table:formula="of:=[.N19]" office:value-type="string" office:string-value="p" calcext:value-type="string">
            <text:p>p</text:p>
          </table:table-cell>
          <table:table-cell table:formula="of:=[.O19]" office:value-type="string" office:string-value="q" calcext:value-type="string">
            <text:p>q</text:p>
          </table:table-cell>
          <table:table-cell table:formula="of:=[.P19]" office:value-type="string" office:string-value="r" calcext:value-type="string">
            <text:p>r</text:p>
          </table:table-cell>
          <table:table-cell table:formula="of:=[.Q19]" office:value-type="string" office:string-value="s" calcext:value-type="string">
            <text:p>s</text:p>
          </table:table-cell>
          <table:table-cell table:formula="of:=[.R19]" office:value-type="string" office:string-value="t" calcext:value-type="string">
            <text:p>t</text:p>
          </table:table-cell>
          <table:table-cell table:formula="of:=[.S19]" office:value-type="string" office:string-value="u" calcext:value-type="string">
            <text:p>u</text:p>
          </table:table-cell>
          <table:table-cell table:formula="of:=[.T19]" office:value-type="string" office:string-value="v" calcext:value-type="string">
            <text:p>v</text:p>
          </table:table-cell>
          <table:table-cell table:formula="of:=[.U19]" office:value-type="string" office:string-value="w" calcext:value-type="string">
            <text:p>w</text:p>
          </table:table-cell>
          <table:table-cell table:formula="of:=[.V19]" office:value-type="string" office:string-value="x" calcext:value-type="string">
            <text:p>x</text:p>
          </table:table-cell>
          <table:table-cell table:formula="of:=[.W19]" office:value-type="string" office:string-value="y" calcext:value-type="string">
            <text:p>y</text:p>
          </table:table-cell>
          <table:table-cell table:formula="of:=[.X19]" office:value-type="string" office:string-value="z" calcext:value-type="string">
            <text:p>z</text:p>
          </table:table-cell>
          <table:table-cell table:formula="of:=[.Y19]" office:value-type="string" office:string-value="a" calcext:value-type="string">
            <text:p>a</text:p>
          </table:table-cell>
          <table:table-cell table:formula="of:=[.Z19]" office:value-type="string" office:string-value="b" calcext:value-type="string">
            <text:p>b</text:p>
          </table:table-cell>
          <table:table-cell table:formula="of:=[.AA19]" office:value-type="string" office:string-value="c" calcext:value-type="string">
            <text:p>c</text:p>
          </table:table-cell>
          <table:table-cell table:formula="of:=[.B19]" office:value-type="string" office:string-value="d" calcext:value-type="string">
            <text:p>d</text:p>
          </table:table-cell>
          <table:table-cell table:number-columns-repeated="997"/>
        </table:table-row>
        <table:table-row table:style-name="ro1">
          <table:table-cell table:style-name="ce1" office:value-type="float" office:value="5" calcext:value-type="float">
            <text:p>5</text:p>
          </table:table-cell>
          <table:table-cell table:formula="of:=[.C20]" office:value-type="string" office:string-value="f" calcext:value-type="string">
            <text:p>f</text:p>
          </table:table-cell>
          <table:table-cell table:formula="of:=[.D20]" office:value-type="string" office:string-value="g" calcext:value-type="string">
            <text:p>g</text:p>
          </table:table-cell>
          <table:table-cell table:formula="of:=[.E20]" office:value-type="string" office:string-value="h" calcext:value-type="string">
            <text:p>h</text:p>
          </table:table-cell>
          <table:table-cell table:formula="of:=[.F20]" office:value-type="string" office:string-value="i" calcext:value-type="string">
            <text:p>i</text:p>
          </table:table-cell>
          <table:table-cell table:formula="of:=[.G20]" office:value-type="string" office:string-value="j" calcext:value-type="string">
            <text:p>j</text:p>
          </table:table-cell>
          <table:table-cell table:formula="of:=[.H20]" office:value-type="string" office:string-value="k" calcext:value-type="string">
            <text:p>k</text:p>
          </table:table-cell>
          <table:table-cell table:formula="of:=[.I20]" office:value-type="string" office:string-value="l" calcext:value-type="string">
            <text:p>l</text:p>
          </table:table-cell>
          <table:table-cell table:formula="of:=[.J20]" office:value-type="string" office:string-value="m" calcext:value-type="string">
            <text:p>m</text:p>
          </table:table-cell>
          <table:table-cell table:formula="of:=[.K20]" office:value-type="string" office:string-value="n" calcext:value-type="string">
            <text:p>n</text:p>
          </table:table-cell>
          <table:table-cell table:formula="of:=[.L20]" office:value-type="string" office:string-value="o" calcext:value-type="string">
            <text:p>o</text:p>
          </table:table-cell>
          <table:table-cell table:formula="of:=[.M20]" office:value-type="string" office:string-value="p" calcext:value-type="string">
            <text:p>p</text:p>
          </table:table-cell>
          <table:table-cell table:formula="of:=[.N20]" office:value-type="string" office:string-value="q" calcext:value-type="string">
            <text:p>q</text:p>
          </table:table-cell>
          <table:table-cell table:formula="of:=[.O20]" office:value-type="string" office:string-value="r" calcext:value-type="string">
            <text:p>r</text:p>
          </table:table-cell>
          <table:table-cell table:formula="of:=[.P20]" office:value-type="string" office:string-value="s" calcext:value-type="string">
            <text:p>s</text:p>
          </table:table-cell>
          <table:table-cell table:formula="of:=[.Q20]" office:value-type="string" office:string-value="t" calcext:value-type="string">
            <text:p>t</text:p>
          </table:table-cell>
          <table:table-cell table:formula="of:=[.R20]" office:value-type="string" office:string-value="u" calcext:value-type="string">
            <text:p>u</text:p>
          </table:table-cell>
          <table:table-cell table:formula="of:=[.S20]" office:value-type="string" office:string-value="v" calcext:value-type="string">
            <text:p>v</text:p>
          </table:table-cell>
          <table:table-cell table:formula="of:=[.T20]" office:value-type="string" office:string-value="w" calcext:value-type="string">
            <text:p>w</text:p>
          </table:table-cell>
          <table:table-cell table:formula="of:=[.U20]" office:value-type="string" office:string-value="x" calcext:value-type="string">
            <text:p>x</text:p>
          </table:table-cell>
          <table:table-cell table:formula="of:=[.V20]" office:value-type="string" office:string-value="y" calcext:value-type="string">
            <text:p>y</text:p>
          </table:table-cell>
          <table:table-cell table:formula="of:=[.W20]" office:value-type="string" office:string-value="z" calcext:value-type="string">
            <text:p>z</text:p>
          </table:table-cell>
          <table:table-cell table:formula="of:=[.X20]" office:value-type="string" office:string-value="a" calcext:value-type="string">
            <text:p>a</text:p>
          </table:table-cell>
          <table:table-cell table:formula="of:=[.Y20]" office:value-type="string" office:string-value="b" calcext:value-type="string">
            <text:p>b</text:p>
          </table:table-cell>
          <table:table-cell table:formula="of:=[.Z20]" office:value-type="string" office:string-value="c" calcext:value-type="string">
            <text:p>c</text:p>
          </table:table-cell>
          <table:table-cell table:formula="of:=[.AA20]" office:value-type="string" office:string-value="d" calcext:value-type="string">
            <text:p>d</text:p>
          </table:table-cell>
          <table:table-cell table:formula="of:=[.B20]" office:value-type="string" office:string-value="e" calcext:value-type="string">
            <text:p>e</text:p>
          </table:table-cell>
          <table:table-cell table:number-columns-repeated="997"/>
        </table:table-row>
        <table:table-row table:style-name="ro1">
          <table:table-cell table:style-name="ce1" office:value-type="float" office:value="6" calcext:value-type="float">
            <text:p>6</text:p>
          </table:table-cell>
          <table:table-cell table:formula="of:=[.C21]" office:value-type="string" office:string-value="g" calcext:value-type="string">
            <text:p>g</text:p>
          </table:table-cell>
          <table:table-cell table:formula="of:=[.D21]" office:value-type="string" office:string-value="h" calcext:value-type="string">
            <text:p>h</text:p>
          </table:table-cell>
          <table:table-cell table:formula="of:=[.E21]" office:value-type="string" office:string-value="i" calcext:value-type="string">
            <text:p>i</text:p>
          </table:table-cell>
          <table:table-cell table:formula="of:=[.F21]" office:value-type="string" office:string-value="j" calcext:value-type="string">
            <text:p>j</text:p>
          </table:table-cell>
          <table:table-cell table:formula="of:=[.G21]" office:value-type="string" office:string-value="k" calcext:value-type="string">
            <text:p>k</text:p>
          </table:table-cell>
          <table:table-cell table:formula="of:=[.H21]" office:value-type="string" office:string-value="l" calcext:value-type="string">
            <text:p>l</text:p>
          </table:table-cell>
          <table:table-cell table:formula="of:=[.I21]" office:value-type="string" office:string-value="m" calcext:value-type="string">
            <text:p>m</text:p>
          </table:table-cell>
          <table:table-cell table:formula="of:=[.J21]" office:value-type="string" office:string-value="n" calcext:value-type="string">
            <text:p>n</text:p>
          </table:table-cell>
          <table:table-cell table:formula="of:=[.K21]" office:value-type="string" office:string-value="o" calcext:value-type="string">
            <text:p>o</text:p>
          </table:table-cell>
          <table:table-cell table:formula="of:=[.L21]" office:value-type="string" office:string-value="p" calcext:value-type="string">
            <text:p>p</text:p>
          </table:table-cell>
          <table:table-cell table:formula="of:=[.M21]" office:value-type="string" office:string-value="q" calcext:value-type="string">
            <text:p>q</text:p>
          </table:table-cell>
          <table:table-cell table:formula="of:=[.N21]" office:value-type="string" office:string-value="r" calcext:value-type="string">
            <text:p>r</text:p>
          </table:table-cell>
          <table:table-cell table:formula="of:=[.O21]" office:value-type="string" office:string-value="s" calcext:value-type="string">
            <text:p>s</text:p>
          </table:table-cell>
          <table:table-cell table:formula="of:=[.P21]" office:value-type="string" office:string-value="t" calcext:value-type="string">
            <text:p>t</text:p>
          </table:table-cell>
          <table:table-cell table:formula="of:=[.Q21]" office:value-type="string" office:string-value="u" calcext:value-type="string">
            <text:p>u</text:p>
          </table:table-cell>
          <table:table-cell table:formula="of:=[.R21]" office:value-type="string" office:string-value="v" calcext:value-type="string">
            <text:p>v</text:p>
          </table:table-cell>
          <table:table-cell table:formula="of:=[.S21]" office:value-type="string" office:string-value="w" calcext:value-type="string">
            <text:p>w</text:p>
          </table:table-cell>
          <table:table-cell table:formula="of:=[.T21]" office:value-type="string" office:string-value="x" calcext:value-type="string">
            <text:p>x</text:p>
          </table:table-cell>
          <table:table-cell table:formula="of:=[.U21]" office:value-type="string" office:string-value="y" calcext:value-type="string">
            <text:p>y</text:p>
          </table:table-cell>
          <table:table-cell table:formula="of:=[.V21]" office:value-type="string" office:string-value="z" calcext:value-type="string">
            <text:p>z</text:p>
          </table:table-cell>
          <table:table-cell table:formula="of:=[.W21]" office:value-type="string" office:string-value="a" calcext:value-type="string">
            <text:p>a</text:p>
          </table:table-cell>
          <table:table-cell table:formula="of:=[.X21]" office:value-type="string" office:string-value="b" calcext:value-type="string">
            <text:p>b</text:p>
          </table:table-cell>
          <table:table-cell table:formula="of:=[.Y21]" office:value-type="string" office:string-value="c" calcext:value-type="string">
            <text:p>c</text:p>
          </table:table-cell>
          <table:table-cell table:formula="of:=[.Z21]" office:value-type="string" office:string-value="d" calcext:value-type="string">
            <text:p>d</text:p>
          </table:table-cell>
          <table:table-cell table:formula="of:=[.AA21]" office:value-type="string" office:string-value="e" calcext:value-type="string">
            <text:p>e</text:p>
          </table:table-cell>
          <table:table-cell table:formula="of:=[.B21]" office:value-type="string" office:string-value="f" calcext:value-type="string">
            <text:p>f</text:p>
          </table:table-cell>
          <table:table-cell table:number-columns-repeated="997"/>
        </table:table-row>
        <table:table-row table:style-name="ro1">
          <table:table-cell table:style-name="ce1" office:value-type="float" office:value="7" calcext:value-type="float">
            <text:p>7</text:p>
          </table:table-cell>
          <table:table-cell table:formula="of:=[.C22]" office:value-type="string" office:string-value="h" calcext:value-type="string">
            <text:p>h</text:p>
          </table:table-cell>
          <table:table-cell table:formula="of:=[.D22]" office:value-type="string" office:string-value="i" calcext:value-type="string">
            <text:p>i</text:p>
          </table:table-cell>
          <table:table-cell table:formula="of:=[.E22]" office:value-type="string" office:string-value="j" calcext:value-type="string">
            <text:p>j</text:p>
          </table:table-cell>
          <table:table-cell table:formula="of:=[.F22]" office:value-type="string" office:string-value="k" calcext:value-type="string">
            <text:p>k</text:p>
          </table:table-cell>
          <table:table-cell table:formula="of:=[.G22]" office:value-type="string" office:string-value="l" calcext:value-type="string">
            <text:p>l</text:p>
          </table:table-cell>
          <table:table-cell table:formula="of:=[.H22]" office:value-type="string" office:string-value="m" calcext:value-type="string">
            <text:p>m</text:p>
          </table:table-cell>
          <table:table-cell table:formula="of:=[.I22]" office:value-type="string" office:string-value="n" calcext:value-type="string">
            <text:p>n</text:p>
          </table:table-cell>
          <table:table-cell table:formula="of:=[.J22]" office:value-type="string" office:string-value="o" calcext:value-type="string">
            <text:p>o</text:p>
          </table:table-cell>
          <table:table-cell table:formula="of:=[.K22]" office:value-type="string" office:string-value="p" calcext:value-type="string">
            <text:p>p</text:p>
          </table:table-cell>
          <table:table-cell table:formula="of:=[.L22]" office:value-type="string" office:string-value="q" calcext:value-type="string">
            <text:p>q</text:p>
          </table:table-cell>
          <table:table-cell table:formula="of:=[.M22]" office:value-type="string" office:string-value="r" calcext:value-type="string">
            <text:p>r</text:p>
          </table:table-cell>
          <table:table-cell table:formula="of:=[.N22]" office:value-type="string" office:string-value="s" calcext:value-type="string">
            <text:p>s</text:p>
          </table:table-cell>
          <table:table-cell table:formula="of:=[.O22]" office:value-type="string" office:string-value="t" calcext:value-type="string">
            <text:p>t</text:p>
          </table:table-cell>
          <table:table-cell table:formula="of:=[.P22]" office:value-type="string" office:string-value="u" calcext:value-type="string">
            <text:p>u</text:p>
          </table:table-cell>
          <table:table-cell table:formula="of:=[.Q22]" office:value-type="string" office:string-value="v" calcext:value-type="string">
            <text:p>v</text:p>
          </table:table-cell>
          <table:table-cell table:formula="of:=[.R22]" office:value-type="string" office:string-value="w" calcext:value-type="string">
            <text:p>w</text:p>
          </table:table-cell>
          <table:table-cell table:formula="of:=[.S22]" office:value-type="string" office:string-value="x" calcext:value-type="string">
            <text:p>x</text:p>
          </table:table-cell>
          <table:table-cell table:formula="of:=[.T22]" office:value-type="string" office:string-value="y" calcext:value-type="string">
            <text:p>y</text:p>
          </table:table-cell>
          <table:table-cell table:formula="of:=[.U22]" office:value-type="string" office:string-value="z" calcext:value-type="string">
            <text:p>z</text:p>
          </table:table-cell>
          <table:table-cell table:formula="of:=[.V22]" office:value-type="string" office:string-value="a" calcext:value-type="string">
            <text:p>a</text:p>
          </table:table-cell>
          <table:table-cell table:formula="of:=[.W22]" office:value-type="string" office:string-value="b" calcext:value-type="string">
            <text:p>b</text:p>
          </table:table-cell>
          <table:table-cell table:formula="of:=[.X22]" office:value-type="string" office:string-value="c" calcext:value-type="string">
            <text:p>c</text:p>
          </table:table-cell>
          <table:table-cell table:formula="of:=[.Y22]" office:value-type="string" office:string-value="d" calcext:value-type="string">
            <text:p>d</text:p>
          </table:table-cell>
          <table:table-cell table:formula="of:=[.Z22]" office:value-type="string" office:string-value="e" calcext:value-type="string">
            <text:p>e</text:p>
          </table:table-cell>
          <table:table-cell table:formula="of:=[.AA22]" office:value-type="string" office:string-value="f" calcext:value-type="string">
            <text:p>f</text:p>
          </table:table-cell>
          <table:table-cell table:formula="of:=[.B22]" office:value-type="string" office:string-value="g" calcext:value-type="string">
            <text:p>g</text:p>
          </table:table-cell>
          <table:table-cell table:number-columns-repeated="997"/>
        </table:table-row>
        <table:table-row table:style-name="ro1">
          <table:table-cell table:style-name="ce1" office:value-type="float" office:value="8" calcext:value-type="float">
            <text:p>8</text:p>
          </table:table-cell>
          <table:table-cell table:formula="of:=[.C23]" office:value-type="string" office:string-value="i" calcext:value-type="string">
            <text:p>i</text:p>
          </table:table-cell>
          <table:table-cell table:formula="of:=[.D23]" office:value-type="string" office:string-value="j" calcext:value-type="string">
            <text:p>j</text:p>
          </table:table-cell>
          <table:table-cell table:formula="of:=[.E23]" office:value-type="string" office:string-value="k" calcext:value-type="string">
            <text:p>k</text:p>
          </table:table-cell>
          <table:table-cell table:formula="of:=[.F23]" office:value-type="string" office:string-value="l" calcext:value-type="string">
            <text:p>l</text:p>
          </table:table-cell>
          <table:table-cell table:formula="of:=[.G23]" office:value-type="string" office:string-value="m" calcext:value-type="string">
            <text:p>m</text:p>
          </table:table-cell>
          <table:table-cell table:formula="of:=[.H23]" office:value-type="string" office:string-value="n" calcext:value-type="string">
            <text:p>n</text:p>
          </table:table-cell>
          <table:table-cell table:formula="of:=[.I23]" office:value-type="string" office:string-value="o" calcext:value-type="string">
            <text:p>o</text:p>
          </table:table-cell>
          <table:table-cell table:formula="of:=[.J23]" office:value-type="string" office:string-value="p" calcext:value-type="string">
            <text:p>p</text:p>
          </table:table-cell>
          <table:table-cell table:formula="of:=[.K23]" office:value-type="string" office:string-value="q" calcext:value-type="string">
            <text:p>q</text:p>
          </table:table-cell>
          <table:table-cell table:formula="of:=[.L23]" office:value-type="string" office:string-value="r" calcext:value-type="string">
            <text:p>r</text:p>
          </table:table-cell>
          <table:table-cell table:formula="of:=[.M23]" office:value-type="string" office:string-value="s" calcext:value-type="string">
            <text:p>s</text:p>
          </table:table-cell>
          <table:table-cell table:formula="of:=[.N23]" office:value-type="string" office:string-value="t" calcext:value-type="string">
            <text:p>t</text:p>
          </table:table-cell>
          <table:table-cell table:formula="of:=[.O23]" office:value-type="string" office:string-value="u" calcext:value-type="string">
            <text:p>u</text:p>
          </table:table-cell>
          <table:table-cell table:formula="of:=[.P23]" office:value-type="string" office:string-value="v" calcext:value-type="string">
            <text:p>v</text:p>
          </table:table-cell>
          <table:table-cell table:formula="of:=[.Q23]" office:value-type="string" office:string-value="w" calcext:value-type="string">
            <text:p>w</text:p>
          </table:table-cell>
          <table:table-cell table:formula="of:=[.R23]" office:value-type="string" office:string-value="x" calcext:value-type="string">
            <text:p>x</text:p>
          </table:table-cell>
          <table:table-cell table:formula="of:=[.S23]" office:value-type="string" office:string-value="y" calcext:value-type="string">
            <text:p>y</text:p>
          </table:table-cell>
          <table:table-cell table:formula="of:=[.T23]" office:value-type="string" office:string-value="z" calcext:value-type="string">
            <text:p>z</text:p>
          </table:table-cell>
          <table:table-cell table:formula="of:=[.U23]" office:value-type="string" office:string-value="a" calcext:value-type="string">
            <text:p>a</text:p>
          </table:table-cell>
          <table:table-cell table:formula="of:=[.V23]" office:value-type="string" office:string-value="b" calcext:value-type="string">
            <text:p>b</text:p>
          </table:table-cell>
          <table:table-cell table:formula="of:=[.W23]" office:value-type="string" office:string-value="c" calcext:value-type="string">
            <text:p>c</text:p>
          </table:table-cell>
          <table:table-cell table:formula="of:=[.X23]" office:value-type="string" office:string-value="d" calcext:value-type="string">
            <text:p>d</text:p>
          </table:table-cell>
          <table:table-cell table:formula="of:=[.Y23]" office:value-type="string" office:string-value="e" calcext:value-type="string">
            <text:p>e</text:p>
          </table:table-cell>
          <table:table-cell table:formula="of:=[.Z23]" office:value-type="string" office:string-value="f" calcext:value-type="string">
            <text:p>f</text:p>
          </table:table-cell>
          <table:table-cell table:formula="of:=[.AA23]" office:value-type="string" office:string-value="g" calcext:value-type="string">
            <text:p>g</text:p>
          </table:table-cell>
          <table:table-cell table:formula="of:=[.B23]" office:value-type="string" office:string-value="h" calcext:value-type="string">
            <text:p>h</text:p>
          </table:table-cell>
          <table:table-cell table:number-columns-repeated="997"/>
        </table:table-row>
        <table:table-row table:style-name="ro1">
          <table:table-cell table:style-name="ce1" office:value-type="float" office:value="9" calcext:value-type="float">
            <text:p>9</text:p>
          </table:table-cell>
          <table:table-cell table:formula="of:=[.C24]" office:value-type="string" office:string-value="j" calcext:value-type="string">
            <text:p>j</text:p>
          </table:table-cell>
          <table:table-cell table:formula="of:=[.D24]" office:value-type="string" office:string-value="k" calcext:value-type="string">
            <text:p>k</text:p>
          </table:table-cell>
          <table:table-cell table:formula="of:=[.E24]" office:value-type="string" office:string-value="l" calcext:value-type="string">
            <text:p>l</text:p>
          </table:table-cell>
          <table:table-cell table:formula="of:=[.F24]" office:value-type="string" office:string-value="m" calcext:value-type="string">
            <text:p>m</text:p>
          </table:table-cell>
          <table:table-cell table:formula="of:=[.G24]" office:value-type="string" office:string-value="n" calcext:value-type="string">
            <text:p>n</text:p>
          </table:table-cell>
          <table:table-cell table:formula="of:=[.H24]" office:value-type="string" office:string-value="o" calcext:value-type="string">
            <text:p>o</text:p>
          </table:table-cell>
          <table:table-cell table:formula="of:=[.I24]" office:value-type="string" office:string-value="p" calcext:value-type="string">
            <text:p>p</text:p>
          </table:table-cell>
          <table:table-cell table:formula="of:=[.J24]" office:value-type="string" office:string-value="q" calcext:value-type="string">
            <text:p>q</text:p>
          </table:table-cell>
          <table:table-cell table:formula="of:=[.K24]" office:value-type="string" office:string-value="r" calcext:value-type="string">
            <text:p>r</text:p>
          </table:table-cell>
          <table:table-cell table:formula="of:=[.L24]" office:value-type="string" office:string-value="s" calcext:value-type="string">
            <text:p>s</text:p>
          </table:table-cell>
          <table:table-cell table:formula="of:=[.M24]" office:value-type="string" office:string-value="t" calcext:value-type="string">
            <text:p>t</text:p>
          </table:table-cell>
          <table:table-cell table:formula="of:=[.N24]" office:value-type="string" office:string-value="u" calcext:value-type="string">
            <text:p>u</text:p>
          </table:table-cell>
          <table:table-cell table:formula="of:=[.O24]" office:value-type="string" office:string-value="v" calcext:value-type="string">
            <text:p>v</text:p>
          </table:table-cell>
          <table:table-cell table:formula="of:=[.P24]" office:value-type="string" office:string-value="w" calcext:value-type="string">
            <text:p>w</text:p>
          </table:table-cell>
          <table:table-cell table:formula="of:=[.Q24]" office:value-type="string" office:string-value="x" calcext:value-type="string">
            <text:p>x</text:p>
          </table:table-cell>
          <table:table-cell table:formula="of:=[.R24]" office:value-type="string" office:string-value="y" calcext:value-type="string">
            <text:p>y</text:p>
          </table:table-cell>
          <table:table-cell table:formula="of:=[.S24]" office:value-type="string" office:string-value="z" calcext:value-type="string">
            <text:p>z</text:p>
          </table:table-cell>
          <table:table-cell table:formula="of:=[.T24]" office:value-type="string" office:string-value="a" calcext:value-type="string">
            <text:p>a</text:p>
          </table:table-cell>
          <table:table-cell table:formula="of:=[.U24]" office:value-type="string" office:string-value="b" calcext:value-type="string">
            <text:p>b</text:p>
          </table:table-cell>
          <table:table-cell table:formula="of:=[.V24]" office:value-type="string" office:string-value="c" calcext:value-type="string">
            <text:p>c</text:p>
          </table:table-cell>
          <table:table-cell table:formula="of:=[.W24]" office:value-type="string" office:string-value="d" calcext:value-type="string">
            <text:p>d</text:p>
          </table:table-cell>
          <table:table-cell table:formula="of:=[.X24]" office:value-type="string" office:string-value="e" calcext:value-type="string">
            <text:p>e</text:p>
          </table:table-cell>
          <table:table-cell table:formula="of:=[.Y24]" office:value-type="string" office:string-value="f" calcext:value-type="string">
            <text:p>f</text:p>
          </table:table-cell>
          <table:table-cell table:formula="of:=[.Z24]" office:value-type="string" office:string-value="g" calcext:value-type="string">
            <text:p>g</text:p>
          </table:table-cell>
          <table:table-cell table:formula="of:=[.AA24]" office:value-type="string" office:string-value="h" calcext:value-type="string">
            <text:p>h</text:p>
          </table:table-cell>
          <table:table-cell table:formula="of:=[.B24]" office:value-type="string" office:string-value="i" calcext:value-type="string">
            <text:p>i</text:p>
          </table:table-cell>
          <table:table-cell table:number-columns-repeated="997"/>
        </table:table-row>
        <table:table-row table:style-name="ro1">
          <table:table-cell table:style-name="ce1" office:value-type="float" office:value="10" calcext:value-type="float">
            <text:p>10</text:p>
          </table:table-cell>
          <table:table-cell table:formula="of:=[.C25]" office:value-type="string" office:string-value="k" calcext:value-type="string">
            <text:p>k</text:p>
          </table:table-cell>
          <table:table-cell table:formula="of:=[.D25]" office:value-type="string" office:string-value="l" calcext:value-type="string">
            <text:p>l</text:p>
          </table:table-cell>
          <table:table-cell table:formula="of:=[.E25]" office:value-type="string" office:string-value="m" calcext:value-type="string">
            <text:p>m</text:p>
          </table:table-cell>
          <table:table-cell table:formula="of:=[.F25]" office:value-type="string" office:string-value="n" calcext:value-type="string">
            <text:p>n</text:p>
          </table:table-cell>
          <table:table-cell table:formula="of:=[.G25]" office:value-type="string" office:string-value="o" calcext:value-type="string">
            <text:p>o</text:p>
          </table:table-cell>
          <table:table-cell table:formula="of:=[.H25]" office:value-type="string" office:string-value="p" calcext:value-type="string">
            <text:p>p</text:p>
          </table:table-cell>
          <table:table-cell table:formula="of:=[.I25]" office:value-type="string" office:string-value="q" calcext:value-type="string">
            <text:p>q</text:p>
          </table:table-cell>
          <table:table-cell table:formula="of:=[.J25]" office:value-type="string" office:string-value="r" calcext:value-type="string">
            <text:p>r</text:p>
          </table:table-cell>
          <table:table-cell table:formula="of:=[.K25]" office:value-type="string" office:string-value="s" calcext:value-type="string">
            <text:p>s</text:p>
          </table:table-cell>
          <table:table-cell table:formula="of:=[.L25]" office:value-type="string" office:string-value="t" calcext:value-type="string">
            <text:p>t</text:p>
          </table:table-cell>
          <table:table-cell table:formula="of:=[.M25]" office:value-type="string" office:string-value="u" calcext:value-type="string">
            <text:p>u</text:p>
          </table:table-cell>
          <table:table-cell table:formula="of:=[.N25]" office:value-type="string" office:string-value="v" calcext:value-type="string">
            <text:p>v</text:p>
          </table:table-cell>
          <table:table-cell table:formula="of:=[.O25]" office:value-type="string" office:string-value="w" calcext:value-type="string">
            <text:p>w</text:p>
          </table:table-cell>
          <table:table-cell table:formula="of:=[.P25]" office:value-type="string" office:string-value="x" calcext:value-type="string">
            <text:p>x</text:p>
          </table:table-cell>
          <table:table-cell table:formula="of:=[.Q25]" office:value-type="string" office:string-value="y" calcext:value-type="string">
            <text:p>y</text:p>
          </table:table-cell>
          <table:table-cell table:formula="of:=[.R25]" office:value-type="string" office:string-value="z" calcext:value-type="string">
            <text:p>z</text:p>
          </table:table-cell>
          <table:table-cell table:formula="of:=[.S25]" office:value-type="string" office:string-value="a" calcext:value-type="string">
            <text:p>a</text:p>
          </table:table-cell>
          <table:table-cell table:formula="of:=[.T25]" office:value-type="string" office:string-value="b" calcext:value-type="string">
            <text:p>b</text:p>
          </table:table-cell>
          <table:table-cell table:formula="of:=[.U25]" office:value-type="string" office:string-value="c" calcext:value-type="string">
            <text:p>c</text:p>
          </table:table-cell>
          <table:table-cell table:formula="of:=[.V25]" office:value-type="string" office:string-value="d" calcext:value-type="string">
            <text:p>d</text:p>
          </table:table-cell>
          <table:table-cell table:formula="of:=[.W25]" office:value-type="string" office:string-value="e" calcext:value-type="string">
            <text:p>e</text:p>
          </table:table-cell>
          <table:table-cell table:formula="of:=[.X25]" office:value-type="string" office:string-value="f" calcext:value-type="string">
            <text:p>f</text:p>
          </table:table-cell>
          <table:table-cell table:formula="of:=[.Y25]" office:value-type="string" office:string-value="g" calcext:value-type="string">
            <text:p>g</text:p>
          </table:table-cell>
          <table:table-cell table:formula="of:=[.Z25]" office:value-type="string" office:string-value="h" calcext:value-type="string">
            <text:p>h</text:p>
          </table:table-cell>
          <table:table-cell table:formula="of:=[.AA25]" office:value-type="string" office:string-value="i" calcext:value-type="string">
            <text:p>i</text:p>
          </table:table-cell>
          <table:table-cell table:formula="of:=[.B25]" office:value-type="string" office:string-value="j" calcext:value-type="string">
            <text:p>j</text:p>
          </table:table-cell>
          <table:table-cell table:number-columns-repeated="997"/>
        </table:table-row>
        <table:table-row table:style-name="ro1">
          <table:table-cell table:style-name="ce1" office:value-type="float" office:value="11" calcext:value-type="float">
            <text:p>11</text:p>
          </table:table-cell>
          <table:table-cell table:formula="of:=[.C26]" office:value-type="string" office:string-value="l" calcext:value-type="string">
            <text:p>l</text:p>
          </table:table-cell>
          <table:table-cell table:formula="of:=[.D26]" office:value-type="string" office:string-value="m" calcext:value-type="string">
            <text:p>m</text:p>
          </table:table-cell>
          <table:table-cell table:formula="of:=[.E26]" office:value-type="string" office:string-value="n" calcext:value-type="string">
            <text:p>n</text:p>
          </table:table-cell>
          <table:table-cell table:formula="of:=[.F26]" office:value-type="string" office:string-value="o" calcext:value-type="string">
            <text:p>o</text:p>
          </table:table-cell>
          <table:table-cell table:formula="of:=[.G26]" office:value-type="string" office:string-value="p" calcext:value-type="string">
            <text:p>p</text:p>
          </table:table-cell>
          <table:table-cell table:formula="of:=[.H26]" office:value-type="string" office:string-value="q" calcext:value-type="string">
            <text:p>q</text:p>
          </table:table-cell>
          <table:table-cell table:formula="of:=[.I26]" office:value-type="string" office:string-value="r" calcext:value-type="string">
            <text:p>r</text:p>
          </table:table-cell>
          <table:table-cell table:formula="of:=[.J26]" office:value-type="string" office:string-value="s" calcext:value-type="string">
            <text:p>s</text:p>
          </table:table-cell>
          <table:table-cell table:formula="of:=[.K26]" office:value-type="string" office:string-value="t" calcext:value-type="string">
            <text:p>t</text:p>
          </table:table-cell>
          <table:table-cell table:formula="of:=[.L26]" office:value-type="string" office:string-value="u" calcext:value-type="string">
            <text:p>u</text:p>
          </table:table-cell>
          <table:table-cell table:formula="of:=[.M26]" office:value-type="string" office:string-value="v" calcext:value-type="string">
            <text:p>v</text:p>
          </table:table-cell>
          <table:table-cell table:formula="of:=[.N26]" office:value-type="string" office:string-value="w" calcext:value-type="string">
            <text:p>w</text:p>
          </table:table-cell>
          <table:table-cell table:formula="of:=[.O26]" office:value-type="string" office:string-value="x" calcext:value-type="string">
            <text:p>x</text:p>
          </table:table-cell>
          <table:table-cell table:formula="of:=[.P26]" office:value-type="string" office:string-value="y" calcext:value-type="string">
            <text:p>y</text:p>
          </table:table-cell>
          <table:table-cell table:formula="of:=[.Q26]" office:value-type="string" office:string-value="z" calcext:value-type="string">
            <text:p>z</text:p>
          </table:table-cell>
          <table:table-cell table:formula="of:=[.R26]" office:value-type="string" office:string-value="a" calcext:value-type="string">
            <text:p>a</text:p>
          </table:table-cell>
          <table:table-cell table:formula="of:=[.S26]" office:value-type="string" office:string-value="b" calcext:value-type="string">
            <text:p>b</text:p>
          </table:table-cell>
          <table:table-cell table:formula="of:=[.T26]" office:value-type="string" office:string-value="c" calcext:value-type="string">
            <text:p>c</text:p>
          </table:table-cell>
          <table:table-cell table:formula="of:=[.U26]" office:value-type="string" office:string-value="d" calcext:value-type="string">
            <text:p>d</text:p>
          </table:table-cell>
          <table:table-cell table:formula="of:=[.V26]" office:value-type="string" office:string-value="e" calcext:value-type="string">
            <text:p>e</text:p>
          </table:table-cell>
          <table:table-cell table:formula="of:=[.W26]" office:value-type="string" office:string-value="f" calcext:value-type="string">
            <text:p>f</text:p>
          </table:table-cell>
          <table:table-cell table:formula="of:=[.X26]" office:value-type="string" office:string-value="g" calcext:value-type="string">
            <text:p>g</text:p>
          </table:table-cell>
          <table:table-cell table:formula="of:=[.Y26]" office:value-type="string" office:string-value="h" calcext:value-type="string">
            <text:p>h</text:p>
          </table:table-cell>
          <table:table-cell table:formula="of:=[.Z26]" office:value-type="string" office:string-value="i" calcext:value-type="string">
            <text:p>i</text:p>
          </table:table-cell>
          <table:table-cell table:formula="of:=[.AA26]" office:value-type="string" office:string-value="j" calcext:value-type="string">
            <text:p>j</text:p>
          </table:table-cell>
          <table:table-cell table:formula="of:=[.B26]" office:value-type="string" office:string-value="k" calcext:value-type="string">
            <text:p>k</text:p>
          </table:table-cell>
          <table:table-cell table:number-columns-repeated="997"/>
        </table:table-row>
        <table:table-row table:style-name="ro1">
          <table:table-cell table:style-name="ce1" office:value-type="float" office:value="12" calcext:value-type="float">
            <text:p>12</text:p>
          </table:table-cell>
          <table:table-cell table:formula="of:=[.C27]" office:value-type="string" office:string-value="m" calcext:value-type="string">
            <text:p>m</text:p>
          </table:table-cell>
          <table:table-cell table:formula="of:=[.D27]" office:value-type="string" office:string-value="n" calcext:value-type="string">
            <text:p>n</text:p>
          </table:table-cell>
          <table:table-cell table:formula="of:=[.E27]" office:value-type="string" office:string-value="o" calcext:value-type="string">
            <text:p>o</text:p>
          </table:table-cell>
          <table:table-cell table:formula="of:=[.F27]" office:value-type="string" office:string-value="p" calcext:value-type="string">
            <text:p>p</text:p>
          </table:table-cell>
          <table:table-cell table:formula="of:=[.G27]" office:value-type="string" office:string-value="q" calcext:value-type="string">
            <text:p>q</text:p>
          </table:table-cell>
          <table:table-cell table:formula="of:=[.H27]" office:value-type="string" office:string-value="r" calcext:value-type="string">
            <text:p>r</text:p>
          </table:table-cell>
          <table:table-cell table:formula="of:=[.I27]" office:value-type="string" office:string-value="s" calcext:value-type="string">
            <text:p>s</text:p>
          </table:table-cell>
          <table:table-cell table:formula="of:=[.J27]" office:value-type="string" office:string-value="t" calcext:value-type="string">
            <text:p>t</text:p>
          </table:table-cell>
          <table:table-cell table:formula="of:=[.K27]" office:value-type="string" office:string-value="u" calcext:value-type="string">
            <text:p>u</text:p>
          </table:table-cell>
          <table:table-cell table:formula="of:=[.L27]" office:value-type="string" office:string-value="v" calcext:value-type="string">
            <text:p>v</text:p>
          </table:table-cell>
          <table:table-cell table:formula="of:=[.M27]" office:value-type="string" office:string-value="w" calcext:value-type="string">
            <text:p>w</text:p>
          </table:table-cell>
          <table:table-cell table:formula="of:=[.N27]" office:value-type="string" office:string-value="x" calcext:value-type="string">
            <text:p>x</text:p>
          </table:table-cell>
          <table:table-cell table:formula="of:=[.O27]" office:value-type="string" office:string-value="y" calcext:value-type="string">
            <text:p>y</text:p>
          </table:table-cell>
          <table:table-cell table:formula="of:=[.P27]" office:value-type="string" office:string-value="z" calcext:value-type="string">
            <text:p>z</text:p>
          </table:table-cell>
          <table:table-cell table:formula="of:=[.Q27]" office:value-type="string" office:string-value="a" calcext:value-type="string">
            <text:p>a</text:p>
          </table:table-cell>
          <table:table-cell table:formula="of:=[.R27]" office:value-type="string" office:string-value="b" calcext:value-type="string">
            <text:p>b</text:p>
          </table:table-cell>
          <table:table-cell table:formula="of:=[.S27]" office:value-type="string" office:string-value="c" calcext:value-type="string">
            <text:p>c</text:p>
          </table:table-cell>
          <table:table-cell table:formula="of:=[.T27]" office:value-type="string" office:string-value="d" calcext:value-type="string">
            <text:p>d</text:p>
          </table:table-cell>
          <table:table-cell table:formula="of:=[.U27]" office:value-type="string" office:string-value="e" calcext:value-type="string">
            <text:p>e</text:p>
          </table:table-cell>
          <table:table-cell table:formula="of:=[.V27]" office:value-type="string" office:string-value="f" calcext:value-type="string">
            <text:p>f</text:p>
          </table:table-cell>
          <table:table-cell table:formula="of:=[.W27]" office:value-type="string" office:string-value="g" calcext:value-type="string">
            <text:p>g</text:p>
          </table:table-cell>
          <table:table-cell table:formula="of:=[.X27]" office:value-type="string" office:string-value="h" calcext:value-type="string">
            <text:p>h</text:p>
          </table:table-cell>
          <table:table-cell table:formula="of:=[.Y27]" office:value-type="string" office:string-value="i" calcext:value-type="string">
            <text:p>i</text:p>
          </table:table-cell>
          <table:table-cell table:formula="of:=[.Z27]" office:value-type="string" office:string-value="j" calcext:value-type="string">
            <text:p>j</text:p>
          </table:table-cell>
          <table:table-cell table:formula="of:=[.AA27]" office:value-type="string" office:string-value="k" calcext:value-type="string">
            <text:p>k</text:p>
          </table:table-cell>
          <table:table-cell table:formula="of:=[.B27]" office:value-type="string" office:string-value="l" calcext:value-type="string">
            <text:p>l</text:p>
          </table:table-cell>
          <table:table-cell table:number-columns-repeated="997"/>
        </table:table-row>
        <table:table-row table:style-name="ro1">
          <table:table-cell table:style-name="ce1" office:value-type="float" office:value="13" calcext:value-type="float">
            <text:p>13</text:p>
          </table:table-cell>
          <table:table-cell table:formula="of:=[.C28]" office:value-type="string" office:string-value="n" calcext:value-type="string">
            <text:p>n</text:p>
          </table:table-cell>
          <table:table-cell table:formula="of:=[.D28]" office:value-type="string" office:string-value="o" calcext:value-type="string">
            <text:p>o</text:p>
          </table:table-cell>
          <table:table-cell table:formula="of:=[.E28]" office:value-type="string" office:string-value="p" calcext:value-type="string">
            <text:p>p</text:p>
          </table:table-cell>
          <table:table-cell table:formula="of:=[.F28]" office:value-type="string" office:string-value="q" calcext:value-type="string">
            <text:p>q</text:p>
          </table:table-cell>
          <table:table-cell table:formula="of:=[.G28]" office:value-type="string" office:string-value="r" calcext:value-type="string">
            <text:p>r</text:p>
          </table:table-cell>
          <table:table-cell table:formula="of:=[.H28]" office:value-type="string" office:string-value="s" calcext:value-type="string">
            <text:p>s</text:p>
          </table:table-cell>
          <table:table-cell table:formula="of:=[.I28]" office:value-type="string" office:string-value="t" calcext:value-type="string">
            <text:p>t</text:p>
          </table:table-cell>
          <table:table-cell table:formula="of:=[.J28]" office:value-type="string" office:string-value="u" calcext:value-type="string">
            <text:p>u</text:p>
          </table:table-cell>
          <table:table-cell table:formula="of:=[.K28]" office:value-type="string" office:string-value="v" calcext:value-type="string">
            <text:p>v</text:p>
          </table:table-cell>
          <table:table-cell table:formula="of:=[.L28]" office:value-type="string" office:string-value="w" calcext:value-type="string">
            <text:p>w</text:p>
          </table:table-cell>
          <table:table-cell table:formula="of:=[.M28]" office:value-type="string" office:string-value="x" calcext:value-type="string">
            <text:p>x</text:p>
          </table:table-cell>
          <table:table-cell table:formula="of:=[.N28]" office:value-type="string" office:string-value="y" calcext:value-type="string">
            <text:p>y</text:p>
          </table:table-cell>
          <table:table-cell table:formula="of:=[.O28]" office:value-type="string" office:string-value="z" calcext:value-type="string">
            <text:p>z</text:p>
          </table:table-cell>
          <table:table-cell table:formula="of:=[.P28]" office:value-type="string" office:string-value="a" calcext:value-type="string">
            <text:p>a</text:p>
          </table:table-cell>
          <table:table-cell table:formula="of:=[.Q28]" office:value-type="string" office:string-value="b" calcext:value-type="string">
            <text:p>b</text:p>
          </table:table-cell>
          <table:table-cell table:formula="of:=[.R28]" office:value-type="string" office:string-value="c" calcext:value-type="string">
            <text:p>c</text:p>
          </table:table-cell>
          <table:table-cell table:formula="of:=[.S28]" office:value-type="string" office:string-value="d" calcext:value-type="string">
            <text:p>d</text:p>
          </table:table-cell>
          <table:table-cell table:formula="of:=[.T28]" office:value-type="string" office:string-value="e" calcext:value-type="string">
            <text:p>e</text:p>
          </table:table-cell>
          <table:table-cell table:formula="of:=[.U28]" office:value-type="string" office:string-value="f" calcext:value-type="string">
            <text:p>f</text:p>
          </table:table-cell>
          <table:table-cell table:formula="of:=[.V28]" office:value-type="string" office:string-value="g" calcext:value-type="string">
            <text:p>g</text:p>
          </table:table-cell>
          <table:table-cell table:formula="of:=[.W28]" office:value-type="string" office:string-value="h" calcext:value-type="string">
            <text:p>h</text:p>
          </table:table-cell>
          <table:table-cell table:formula="of:=[.X28]" office:value-type="string" office:string-value="i" calcext:value-type="string">
            <text:p>i</text:p>
          </table:table-cell>
          <table:table-cell table:formula="of:=[.Y28]" office:value-type="string" office:string-value="j" calcext:value-type="string">
            <text:p>j</text:p>
          </table:table-cell>
          <table:table-cell table:formula="of:=[.Z28]" office:value-type="string" office:string-value="k" calcext:value-type="string">
            <text:p>k</text:p>
          </table:table-cell>
          <table:table-cell table:formula="of:=[.AA28]" office:value-type="string" office:string-value="l" calcext:value-type="string">
            <text:p>l</text:p>
          </table:table-cell>
          <table:table-cell table:formula="of:=[.B28]" office:value-type="string" office:string-value="m" calcext:value-type="string">
            <text:p>m</text:p>
          </table:table-cell>
          <table:table-cell table:number-columns-repeated="997"/>
        </table:table-row>
        <table:table-row table:style-name="ro1">
          <table:table-cell table:style-name="ce1" office:value-type="float" office:value="14" calcext:value-type="float">
            <text:p>14</text:p>
          </table:table-cell>
          <table:table-cell table:formula="of:=[.C29]" office:value-type="string" office:string-value="o" calcext:value-type="string">
            <text:p>o</text:p>
          </table:table-cell>
          <table:table-cell table:formula="of:=[.D29]" office:value-type="string" office:string-value="p" calcext:value-type="string">
            <text:p>p</text:p>
          </table:table-cell>
          <table:table-cell table:formula="of:=[.E29]" office:value-type="string" office:string-value="q" calcext:value-type="string">
            <text:p>q</text:p>
          </table:table-cell>
          <table:table-cell table:formula="of:=[.F29]" office:value-type="string" office:string-value="r" calcext:value-type="string">
            <text:p>r</text:p>
          </table:table-cell>
          <table:table-cell table:formula="of:=[.G29]" office:value-type="string" office:string-value="s" calcext:value-type="string">
            <text:p>s</text:p>
          </table:table-cell>
          <table:table-cell table:formula="of:=[.H29]" office:value-type="string" office:string-value="t" calcext:value-type="string">
            <text:p>t</text:p>
          </table:table-cell>
          <table:table-cell table:formula="of:=[.I29]" office:value-type="string" office:string-value="u" calcext:value-type="string">
            <text:p>u</text:p>
          </table:table-cell>
          <table:table-cell table:formula="of:=[.J29]" office:value-type="string" office:string-value="v" calcext:value-type="string">
            <text:p>v</text:p>
          </table:table-cell>
          <table:table-cell table:formula="of:=[.K29]" office:value-type="string" office:string-value="w" calcext:value-type="string">
            <text:p>w</text:p>
          </table:table-cell>
          <table:table-cell table:formula="of:=[.L29]" office:value-type="string" office:string-value="x" calcext:value-type="string">
            <text:p>x</text:p>
          </table:table-cell>
          <table:table-cell table:formula="of:=[.M29]" office:value-type="string" office:string-value="y" calcext:value-type="string">
            <text:p>y</text:p>
          </table:table-cell>
          <table:table-cell table:formula="of:=[.N29]" office:value-type="string" office:string-value="z" calcext:value-type="string">
            <text:p>z</text:p>
          </table:table-cell>
          <table:table-cell table:formula="of:=[.O29]" office:value-type="string" office:string-value="a" calcext:value-type="string">
            <text:p>a</text:p>
          </table:table-cell>
          <table:table-cell table:formula="of:=[.P29]" office:value-type="string" office:string-value="b" calcext:value-type="string">
            <text:p>b</text:p>
          </table:table-cell>
          <table:table-cell table:formula="of:=[.Q29]" office:value-type="string" office:string-value="c" calcext:value-type="string">
            <text:p>c</text:p>
          </table:table-cell>
          <table:table-cell table:formula="of:=[.R29]" office:value-type="string" office:string-value="d" calcext:value-type="string">
            <text:p>d</text:p>
          </table:table-cell>
          <table:table-cell table:formula="of:=[.S29]" office:value-type="string" office:string-value="e" calcext:value-type="string">
            <text:p>e</text:p>
          </table:table-cell>
          <table:table-cell table:formula="of:=[.T29]" office:value-type="string" office:string-value="f" calcext:value-type="string">
            <text:p>f</text:p>
          </table:table-cell>
          <table:table-cell table:formula="of:=[.U29]" office:value-type="string" office:string-value="g" calcext:value-type="string">
            <text:p>g</text:p>
          </table:table-cell>
          <table:table-cell table:formula="of:=[.V29]" office:value-type="string" office:string-value="h" calcext:value-type="string">
            <text:p>h</text:p>
          </table:table-cell>
          <table:table-cell table:formula="of:=[.W29]" office:value-type="string" office:string-value="i" calcext:value-type="string">
            <text:p>i</text:p>
          </table:table-cell>
          <table:table-cell table:formula="of:=[.X29]" office:value-type="string" office:string-value="j" calcext:value-type="string">
            <text:p>j</text:p>
          </table:table-cell>
          <table:table-cell table:formula="of:=[.Y29]" office:value-type="string" office:string-value="k" calcext:value-type="string">
            <text:p>k</text:p>
          </table:table-cell>
          <table:table-cell table:formula="of:=[.Z29]" office:value-type="string" office:string-value="l" calcext:value-type="string">
            <text:p>l</text:p>
          </table:table-cell>
          <table:table-cell table:formula="of:=[.AA29]" office:value-type="string" office:string-value="m" calcext:value-type="string">
            <text:p>m</text:p>
          </table:table-cell>
          <table:table-cell table:formula="of:=[.B29]" office:value-type="string" office:string-value="n" calcext:value-type="string">
            <text:p>n</text:p>
          </table:table-cell>
          <table:table-cell table:number-columns-repeated="997"/>
        </table:table-row>
        <table:table-row table:style-name="ro1">
          <table:table-cell table:style-name="ce1" office:value-type="float" office:value="15" calcext:value-type="float">
            <text:p>15</text:p>
          </table:table-cell>
          <table:table-cell table:formula="of:=[.C30]" office:value-type="string" office:string-value="p" calcext:value-type="string">
            <text:p>p</text:p>
          </table:table-cell>
          <table:table-cell table:formula="of:=[.D30]" office:value-type="string" office:string-value="q" calcext:value-type="string">
            <text:p>q</text:p>
          </table:table-cell>
          <table:table-cell table:formula="of:=[.E30]" office:value-type="string" office:string-value="r" calcext:value-type="string">
            <text:p>r</text:p>
          </table:table-cell>
          <table:table-cell table:formula="of:=[.F30]" office:value-type="string" office:string-value="s" calcext:value-type="string">
            <text:p>s</text:p>
          </table:table-cell>
          <table:table-cell table:formula="of:=[.G30]" office:value-type="string" office:string-value="t" calcext:value-type="string">
            <text:p>t</text:p>
          </table:table-cell>
          <table:table-cell table:formula="of:=[.H30]" office:value-type="string" office:string-value="u" calcext:value-type="string">
            <text:p>u</text:p>
          </table:table-cell>
          <table:table-cell table:formula="of:=[.I30]" office:value-type="string" office:string-value="v" calcext:value-type="string">
            <text:p>v</text:p>
          </table:table-cell>
          <table:table-cell table:formula="of:=[.J30]" office:value-type="string" office:string-value="w" calcext:value-type="string">
            <text:p>w</text:p>
          </table:table-cell>
          <table:table-cell table:formula="of:=[.K30]" office:value-type="string" office:string-value="x" calcext:value-type="string">
            <text:p>x</text:p>
          </table:table-cell>
          <table:table-cell table:formula="of:=[.L30]" office:value-type="string" office:string-value="y" calcext:value-type="string">
            <text:p>y</text:p>
          </table:table-cell>
          <table:table-cell table:formula="of:=[.M30]" office:value-type="string" office:string-value="z" calcext:value-type="string">
            <text:p>z</text:p>
          </table:table-cell>
          <table:table-cell table:formula="of:=[.N30]" office:value-type="string" office:string-value="a" calcext:value-type="string">
            <text:p>a</text:p>
          </table:table-cell>
          <table:table-cell table:formula="of:=[.O30]" office:value-type="string" office:string-value="b" calcext:value-type="string">
            <text:p>b</text:p>
          </table:table-cell>
          <table:table-cell table:formula="of:=[.P30]" office:value-type="string" office:string-value="c" calcext:value-type="string">
            <text:p>c</text:p>
          </table:table-cell>
          <table:table-cell table:formula="of:=[.Q30]" office:value-type="string" office:string-value="d" calcext:value-type="string">
            <text:p>d</text:p>
          </table:table-cell>
          <table:table-cell table:formula="of:=[.R30]" office:value-type="string" office:string-value="e" calcext:value-type="string">
            <text:p>e</text:p>
          </table:table-cell>
          <table:table-cell table:formula="of:=[.S30]" office:value-type="string" office:string-value="f" calcext:value-type="string">
            <text:p>f</text:p>
          </table:table-cell>
          <table:table-cell table:formula="of:=[.T30]" office:value-type="string" office:string-value="g" calcext:value-type="string">
            <text:p>g</text:p>
          </table:table-cell>
          <table:table-cell table:formula="of:=[.U30]" office:value-type="string" office:string-value="h" calcext:value-type="string">
            <text:p>h</text:p>
          </table:table-cell>
          <table:table-cell table:formula="of:=[.V30]" office:value-type="string" office:string-value="i" calcext:value-type="string">
            <text:p>i</text:p>
          </table:table-cell>
          <table:table-cell table:formula="of:=[.W30]" office:value-type="string" office:string-value="j" calcext:value-type="string">
            <text:p>j</text:p>
          </table:table-cell>
          <table:table-cell table:formula="of:=[.X30]" office:value-type="string" office:string-value="k" calcext:value-type="string">
            <text:p>k</text:p>
          </table:table-cell>
          <table:table-cell table:formula="of:=[.Y30]" office:value-type="string" office:string-value="l" calcext:value-type="string">
            <text:p>l</text:p>
          </table:table-cell>
          <table:table-cell table:formula="of:=[.Z30]" office:value-type="string" office:string-value="m" calcext:value-type="string">
            <text:p>m</text:p>
          </table:table-cell>
          <table:table-cell table:formula="of:=[.AA30]" office:value-type="string" office:string-value="n" calcext:value-type="string">
            <text:p>n</text:p>
          </table:table-cell>
          <table:table-cell table:formula="of:=[.B30]" office:value-type="string" office:string-value="o" calcext:value-type="string">
            <text:p>o</text:p>
          </table:table-cell>
          <table:table-cell table:number-columns-repeated="997"/>
        </table:table-row>
        <table:table-row table:style-name="ro1">
          <table:table-cell table:style-name="ce1" office:value-type="float" office:value="16" calcext:value-type="float">
            <text:p>16</text:p>
          </table:table-cell>
          <table:table-cell table:formula="of:=[.C31]" office:value-type="string" office:string-value="q" calcext:value-type="string">
            <text:p>q</text:p>
          </table:table-cell>
          <table:table-cell table:formula="of:=[.D31]" office:value-type="string" office:string-value="r" calcext:value-type="string">
            <text:p>r</text:p>
          </table:table-cell>
          <table:table-cell table:formula="of:=[.E31]" office:value-type="string" office:string-value="s" calcext:value-type="string">
            <text:p>s</text:p>
          </table:table-cell>
          <table:table-cell table:formula="of:=[.F31]" office:value-type="string" office:string-value="t" calcext:value-type="string">
            <text:p>t</text:p>
          </table:table-cell>
          <table:table-cell table:formula="of:=[.G31]" office:value-type="string" office:string-value="u" calcext:value-type="string">
            <text:p>u</text:p>
          </table:table-cell>
          <table:table-cell table:formula="of:=[.H31]" office:value-type="string" office:string-value="v" calcext:value-type="string">
            <text:p>v</text:p>
          </table:table-cell>
          <table:table-cell table:formula="of:=[.I31]" office:value-type="string" office:string-value="w" calcext:value-type="string">
            <text:p>w</text:p>
          </table:table-cell>
          <table:table-cell table:formula="of:=[.J31]" office:value-type="string" office:string-value="x" calcext:value-type="string">
            <text:p>x</text:p>
          </table:table-cell>
          <table:table-cell table:formula="of:=[.K31]" office:value-type="string" office:string-value="y" calcext:value-type="string">
            <text:p>y</text:p>
          </table:table-cell>
          <table:table-cell table:formula="of:=[.L31]" office:value-type="string" office:string-value="z" calcext:value-type="string">
            <text:p>z</text:p>
          </table:table-cell>
          <table:table-cell table:formula="of:=[.M31]" office:value-type="string" office:string-value="a" calcext:value-type="string">
            <text:p>a</text:p>
          </table:table-cell>
          <table:table-cell table:formula="of:=[.N31]" office:value-type="string" office:string-value="b" calcext:value-type="string">
            <text:p>b</text:p>
          </table:table-cell>
          <table:table-cell table:formula="of:=[.O31]" office:value-type="string" office:string-value="c" calcext:value-type="string">
            <text:p>c</text:p>
          </table:table-cell>
          <table:table-cell table:formula="of:=[.P31]" office:value-type="string" office:string-value="d" calcext:value-type="string">
            <text:p>d</text:p>
          </table:table-cell>
          <table:table-cell table:formula="of:=[.Q31]" office:value-type="string" office:string-value="e" calcext:value-type="string">
            <text:p>e</text:p>
          </table:table-cell>
          <table:table-cell table:formula="of:=[.R31]" office:value-type="string" office:string-value="f" calcext:value-type="string">
            <text:p>f</text:p>
          </table:table-cell>
          <table:table-cell table:formula="of:=[.S31]" office:value-type="string" office:string-value="g" calcext:value-type="string">
            <text:p>g</text:p>
          </table:table-cell>
          <table:table-cell table:formula="of:=[.T31]" office:value-type="string" office:string-value="h" calcext:value-type="string">
            <text:p>h</text:p>
          </table:table-cell>
          <table:table-cell table:formula="of:=[.U31]" office:value-type="string" office:string-value="i" calcext:value-type="string">
            <text:p>i</text:p>
          </table:table-cell>
          <table:table-cell table:formula="of:=[.V31]" office:value-type="string" office:string-value="j" calcext:value-type="string">
            <text:p>j</text:p>
          </table:table-cell>
          <table:table-cell table:formula="of:=[.W31]" office:value-type="string" office:string-value="k" calcext:value-type="string">
            <text:p>k</text:p>
          </table:table-cell>
          <table:table-cell table:formula="of:=[.X31]" office:value-type="string" office:string-value="l" calcext:value-type="string">
            <text:p>l</text:p>
          </table:table-cell>
          <table:table-cell table:formula="of:=[.Y31]" office:value-type="string" office:string-value="m" calcext:value-type="string">
            <text:p>m</text:p>
          </table:table-cell>
          <table:table-cell table:formula="of:=[.Z31]" office:value-type="string" office:string-value="n" calcext:value-type="string">
            <text:p>n</text:p>
          </table:table-cell>
          <table:table-cell table:formula="of:=[.AA31]" office:value-type="string" office:string-value="o" calcext:value-type="string">
            <text:p>o</text:p>
          </table:table-cell>
          <table:table-cell table:formula="of:=[.B31]" office:value-type="string" office:string-value="p" calcext:value-type="string">
            <text:p>p</text:p>
          </table:table-cell>
          <table:table-cell table:number-columns-repeated="997"/>
        </table:table-row>
        <table:table-row table:style-name="ro1">
          <table:table-cell table:style-name="ce1" office:value-type="float" office:value="17" calcext:value-type="float">
            <text:p>17</text:p>
          </table:table-cell>
          <table:table-cell table:formula="of:=[.C32]" office:value-type="string" office:string-value="r" calcext:value-type="string">
            <text:p>r</text:p>
          </table:table-cell>
          <table:table-cell table:formula="of:=[.D32]" office:value-type="string" office:string-value="s" calcext:value-type="string">
            <text:p>s</text:p>
          </table:table-cell>
          <table:table-cell table:formula="of:=[.E32]" office:value-type="string" office:string-value="t" calcext:value-type="string">
            <text:p>t</text:p>
          </table:table-cell>
          <table:table-cell table:formula="of:=[.F32]" office:value-type="string" office:string-value="u" calcext:value-type="string">
            <text:p>u</text:p>
          </table:table-cell>
          <table:table-cell table:formula="of:=[.G32]" office:value-type="string" office:string-value="v" calcext:value-type="string">
            <text:p>v</text:p>
          </table:table-cell>
          <table:table-cell table:formula="of:=[.H32]" office:value-type="string" office:string-value="w" calcext:value-type="string">
            <text:p>w</text:p>
          </table:table-cell>
          <table:table-cell table:formula="of:=[.I32]" office:value-type="string" office:string-value="x" calcext:value-type="string">
            <text:p>x</text:p>
          </table:table-cell>
          <table:table-cell table:formula="of:=[.J32]" office:value-type="string" office:string-value="y" calcext:value-type="string">
            <text:p>y</text:p>
          </table:table-cell>
          <table:table-cell table:formula="of:=[.K32]" office:value-type="string" office:string-value="z" calcext:value-type="string">
            <text:p>z</text:p>
          </table:table-cell>
          <table:table-cell table:formula="of:=[.L32]" office:value-type="string" office:string-value="a" calcext:value-type="string">
            <text:p>a</text:p>
          </table:table-cell>
          <table:table-cell table:formula="of:=[.M32]" office:value-type="string" office:string-value="b" calcext:value-type="string">
            <text:p>b</text:p>
          </table:table-cell>
          <table:table-cell table:formula="of:=[.N32]" office:value-type="string" office:string-value="c" calcext:value-type="string">
            <text:p>c</text:p>
          </table:table-cell>
          <table:table-cell table:formula="of:=[.O32]" office:value-type="string" office:string-value="d" calcext:value-type="string">
            <text:p>d</text:p>
          </table:table-cell>
          <table:table-cell table:formula="of:=[.P32]" office:value-type="string" office:string-value="e" calcext:value-type="string">
            <text:p>e</text:p>
          </table:table-cell>
          <table:table-cell table:formula="of:=[.Q32]" office:value-type="string" office:string-value="f" calcext:value-type="string">
            <text:p>f</text:p>
          </table:table-cell>
          <table:table-cell table:formula="of:=[.R32]" office:value-type="string" office:string-value="g" calcext:value-type="string">
            <text:p>g</text:p>
          </table:table-cell>
          <table:table-cell table:formula="of:=[.S32]" office:value-type="string" office:string-value="h" calcext:value-type="string">
            <text:p>h</text:p>
          </table:table-cell>
          <table:table-cell table:formula="of:=[.T32]" office:value-type="string" office:string-value="i" calcext:value-type="string">
            <text:p>i</text:p>
          </table:table-cell>
          <table:table-cell table:formula="of:=[.U32]" office:value-type="string" office:string-value="j" calcext:value-type="string">
            <text:p>j</text:p>
          </table:table-cell>
          <table:table-cell table:formula="of:=[.V32]" office:value-type="string" office:string-value="k" calcext:value-type="string">
            <text:p>k</text:p>
          </table:table-cell>
          <table:table-cell table:formula="of:=[.W32]" office:value-type="string" office:string-value="l" calcext:value-type="string">
            <text:p>l</text:p>
          </table:table-cell>
          <table:table-cell table:formula="of:=[.X32]" office:value-type="string" office:string-value="m" calcext:value-type="string">
            <text:p>m</text:p>
          </table:table-cell>
          <table:table-cell table:formula="of:=[.Y32]" office:value-type="string" office:string-value="n" calcext:value-type="string">
            <text:p>n</text:p>
          </table:table-cell>
          <table:table-cell table:formula="of:=[.Z32]" office:value-type="string" office:string-value="o" calcext:value-type="string">
            <text:p>o</text:p>
          </table:table-cell>
          <table:table-cell table:formula="of:=[.AA32]" office:value-type="string" office:string-value="p" calcext:value-type="string">
            <text:p>p</text:p>
          </table:table-cell>
          <table:table-cell table:formula="of:=[.B32]" office:value-type="string" office:string-value="q" calcext:value-type="string">
            <text:p>q</text:p>
          </table:table-cell>
          <table:table-cell table:number-columns-repeated="997"/>
        </table:table-row>
        <table:table-row table:style-name="ro1">
          <table:table-cell table:style-name="ce1" office:value-type="float" office:value="18" calcext:value-type="float">
            <text:p>18</text:p>
          </table:table-cell>
          <table:table-cell table:formula="of:=[.C33]" office:value-type="string" office:string-value="s" calcext:value-type="string">
            <text:p>s</text:p>
          </table:table-cell>
          <table:table-cell table:formula="of:=[.D33]" office:value-type="string" office:string-value="t" calcext:value-type="string">
            <text:p>t</text:p>
          </table:table-cell>
          <table:table-cell table:formula="of:=[.E33]" office:value-type="string" office:string-value="u" calcext:value-type="string">
            <text:p>u</text:p>
          </table:table-cell>
          <table:table-cell table:formula="of:=[.F33]" office:value-type="string" office:string-value="v" calcext:value-type="string">
            <text:p>v</text:p>
          </table:table-cell>
          <table:table-cell table:formula="of:=[.G33]" office:value-type="string" office:string-value="w" calcext:value-type="string">
            <text:p>w</text:p>
          </table:table-cell>
          <table:table-cell table:formula="of:=[.H33]" office:value-type="string" office:string-value="x" calcext:value-type="string">
            <text:p>x</text:p>
          </table:table-cell>
          <table:table-cell table:formula="of:=[.I33]" office:value-type="string" office:string-value="y" calcext:value-type="string">
            <text:p>y</text:p>
          </table:table-cell>
          <table:table-cell table:formula="of:=[.J33]" office:value-type="string" office:string-value="z" calcext:value-type="string">
            <text:p>z</text:p>
          </table:table-cell>
          <table:table-cell table:formula="of:=[.K33]" office:value-type="string" office:string-value="a" calcext:value-type="string">
            <text:p>a</text:p>
          </table:table-cell>
          <table:table-cell table:formula="of:=[.L33]" office:value-type="string" office:string-value="b" calcext:value-type="string">
            <text:p>b</text:p>
          </table:table-cell>
          <table:table-cell table:formula="of:=[.M33]" office:value-type="string" office:string-value="c" calcext:value-type="string">
            <text:p>c</text:p>
          </table:table-cell>
          <table:table-cell table:formula="of:=[.N33]" office:value-type="string" office:string-value="d" calcext:value-type="string">
            <text:p>d</text:p>
          </table:table-cell>
          <table:table-cell table:formula="of:=[.O33]" office:value-type="string" office:string-value="e" calcext:value-type="string">
            <text:p>e</text:p>
          </table:table-cell>
          <table:table-cell table:formula="of:=[.P33]" office:value-type="string" office:string-value="f" calcext:value-type="string">
            <text:p>f</text:p>
          </table:table-cell>
          <table:table-cell table:formula="of:=[.Q33]" office:value-type="string" office:string-value="g" calcext:value-type="string">
            <text:p>g</text:p>
          </table:table-cell>
          <table:table-cell table:formula="of:=[.R33]" office:value-type="string" office:string-value="h" calcext:value-type="string">
            <text:p>h</text:p>
          </table:table-cell>
          <table:table-cell table:formula="of:=[.S33]" office:value-type="string" office:string-value="i" calcext:value-type="string">
            <text:p>i</text:p>
          </table:table-cell>
          <table:table-cell table:formula="of:=[.T33]" office:value-type="string" office:string-value="j" calcext:value-type="string">
            <text:p>j</text:p>
          </table:table-cell>
          <table:table-cell table:formula="of:=[.U33]" office:value-type="string" office:string-value="k" calcext:value-type="string">
            <text:p>k</text:p>
          </table:table-cell>
          <table:table-cell table:formula="of:=[.V33]" office:value-type="string" office:string-value="l" calcext:value-type="string">
            <text:p>l</text:p>
          </table:table-cell>
          <table:table-cell table:formula="of:=[.W33]" office:value-type="string" office:string-value="m" calcext:value-type="string">
            <text:p>m</text:p>
          </table:table-cell>
          <table:table-cell table:formula="of:=[.X33]" office:value-type="string" office:string-value="n" calcext:value-type="string">
            <text:p>n</text:p>
          </table:table-cell>
          <table:table-cell table:formula="of:=[.Y33]" office:value-type="string" office:string-value="o" calcext:value-type="string">
            <text:p>o</text:p>
          </table:table-cell>
          <table:table-cell table:formula="of:=[.Z33]" office:value-type="string" office:string-value="p" calcext:value-type="string">
            <text:p>p</text:p>
          </table:table-cell>
          <table:table-cell table:formula="of:=[.AA33]" office:value-type="string" office:string-value="q" calcext:value-type="string">
            <text:p>q</text:p>
          </table:table-cell>
          <table:table-cell table:formula="of:=[.B33]" office:value-type="string" office:string-value="r" calcext:value-type="string">
            <text:p>r</text:p>
          </table:table-cell>
          <table:table-cell table:number-columns-repeated="997"/>
        </table:table-row>
        <table:table-row table:style-name="ro1">
          <table:table-cell table:style-name="ce1" office:value-type="float" office:value="19" calcext:value-type="float">
            <text:p>19</text:p>
          </table:table-cell>
          <table:table-cell table:formula="of:=[.C34]" office:value-type="string" office:string-value="t" calcext:value-type="string">
            <text:p>t</text:p>
          </table:table-cell>
          <table:table-cell table:formula="of:=[.D34]" office:value-type="string" office:string-value="u" calcext:value-type="string">
            <text:p>u</text:p>
          </table:table-cell>
          <table:table-cell table:formula="of:=[.E34]" office:value-type="string" office:string-value="v" calcext:value-type="string">
            <text:p>v</text:p>
          </table:table-cell>
          <table:table-cell table:formula="of:=[.F34]" office:value-type="string" office:string-value="w" calcext:value-type="string">
            <text:p>w</text:p>
          </table:table-cell>
          <table:table-cell table:formula="of:=[.G34]" office:value-type="string" office:string-value="x" calcext:value-type="string">
            <text:p>x</text:p>
          </table:table-cell>
          <table:table-cell table:formula="of:=[.H34]" office:value-type="string" office:string-value="y" calcext:value-type="string">
            <text:p>y</text:p>
          </table:table-cell>
          <table:table-cell table:formula="of:=[.I34]" office:value-type="string" office:string-value="z" calcext:value-type="string">
            <text:p>z</text:p>
          </table:table-cell>
          <table:table-cell table:formula="of:=[.J34]" office:value-type="string" office:string-value="a" calcext:value-type="string">
            <text:p>a</text:p>
          </table:table-cell>
          <table:table-cell table:formula="of:=[.K34]" office:value-type="string" office:string-value="b" calcext:value-type="string">
            <text:p>b</text:p>
          </table:table-cell>
          <table:table-cell table:formula="of:=[.L34]" office:value-type="string" office:string-value="c" calcext:value-type="string">
            <text:p>c</text:p>
          </table:table-cell>
          <table:table-cell table:formula="of:=[.M34]" office:value-type="string" office:string-value="d" calcext:value-type="string">
            <text:p>d</text:p>
          </table:table-cell>
          <table:table-cell table:formula="of:=[.N34]" office:value-type="string" office:string-value="e" calcext:value-type="string">
            <text:p>e</text:p>
          </table:table-cell>
          <table:table-cell table:formula="of:=[.O34]" office:value-type="string" office:string-value="f" calcext:value-type="string">
            <text:p>f</text:p>
          </table:table-cell>
          <table:table-cell table:formula="of:=[.P34]" office:value-type="string" office:string-value="g" calcext:value-type="string">
            <text:p>g</text:p>
          </table:table-cell>
          <table:table-cell table:formula="of:=[.Q34]" office:value-type="string" office:string-value="h" calcext:value-type="string">
            <text:p>h</text:p>
          </table:table-cell>
          <table:table-cell table:formula="of:=[.R34]" office:value-type="string" office:string-value="i" calcext:value-type="string">
            <text:p>i</text:p>
          </table:table-cell>
          <table:table-cell table:formula="of:=[.S34]" office:value-type="string" office:string-value="j" calcext:value-type="string">
            <text:p>j</text:p>
          </table:table-cell>
          <table:table-cell table:formula="of:=[.T34]" office:value-type="string" office:string-value="k" calcext:value-type="string">
            <text:p>k</text:p>
          </table:table-cell>
          <table:table-cell table:formula="of:=[.U34]" office:value-type="string" office:string-value="l" calcext:value-type="string">
            <text:p>l</text:p>
          </table:table-cell>
          <table:table-cell table:formula="of:=[.V34]" office:value-type="string" office:string-value="m" calcext:value-type="string">
            <text:p>m</text:p>
          </table:table-cell>
          <table:table-cell table:formula="of:=[.W34]" office:value-type="string" office:string-value="n" calcext:value-type="string">
            <text:p>n</text:p>
          </table:table-cell>
          <table:table-cell table:formula="of:=[.X34]" office:value-type="string" office:string-value="o" calcext:value-type="string">
            <text:p>o</text:p>
          </table:table-cell>
          <table:table-cell table:formula="of:=[.Y34]" office:value-type="string" office:string-value="p" calcext:value-type="string">
            <text:p>p</text:p>
          </table:table-cell>
          <table:table-cell table:formula="of:=[.Z34]" office:value-type="string" office:string-value="q" calcext:value-type="string">
            <text:p>q</text:p>
          </table:table-cell>
          <table:table-cell table:formula="of:=[.AA34]" office:value-type="string" office:string-value="r" calcext:value-type="string">
            <text:p>r</text:p>
          </table:table-cell>
          <table:table-cell table:formula="of:=[.B34]" office:value-type="string" office:string-value="s" calcext:value-type="string">
            <text:p>s</text:p>
          </table:table-cell>
          <table:table-cell table:number-columns-repeated="997"/>
        </table:table-row>
        <table:table-row table:style-name="ro1">
          <table:table-cell table:style-name="ce1" office:value-type="float" office:value="20" calcext:value-type="float">
            <text:p>20</text:p>
          </table:table-cell>
          <table:table-cell table:formula="of:=[.C35]" office:value-type="string" office:string-value="u" calcext:value-type="string">
            <text:p>u</text:p>
          </table:table-cell>
          <table:table-cell table:formula="of:=[.D35]" office:value-type="string" office:string-value="v" calcext:value-type="string">
            <text:p>v</text:p>
          </table:table-cell>
          <table:table-cell table:formula="of:=[.E35]" office:value-type="string" office:string-value="w" calcext:value-type="string">
            <text:p>w</text:p>
          </table:table-cell>
          <table:table-cell table:formula="of:=[.F35]" office:value-type="string" office:string-value="x" calcext:value-type="string">
            <text:p>x</text:p>
          </table:table-cell>
          <table:table-cell table:formula="of:=[.G35]" office:value-type="string" office:string-value="y" calcext:value-type="string">
            <text:p>y</text:p>
          </table:table-cell>
          <table:table-cell table:formula="of:=[.H35]" office:value-type="string" office:string-value="z" calcext:value-type="string">
            <text:p>z</text:p>
          </table:table-cell>
          <table:table-cell table:formula="of:=[.I35]" office:value-type="string" office:string-value="a" calcext:value-type="string">
            <text:p>a</text:p>
          </table:table-cell>
          <table:table-cell table:formula="of:=[.J35]" office:value-type="string" office:string-value="b" calcext:value-type="string">
            <text:p>b</text:p>
          </table:table-cell>
          <table:table-cell table:formula="of:=[.K35]" office:value-type="string" office:string-value="c" calcext:value-type="string">
            <text:p>c</text:p>
          </table:table-cell>
          <table:table-cell table:formula="of:=[.L35]" office:value-type="string" office:string-value="d" calcext:value-type="string">
            <text:p>d</text:p>
          </table:table-cell>
          <table:table-cell table:formula="of:=[.M35]" office:value-type="string" office:string-value="e" calcext:value-type="string">
            <text:p>e</text:p>
          </table:table-cell>
          <table:table-cell table:formula="of:=[.N35]" office:value-type="string" office:string-value="f" calcext:value-type="string">
            <text:p>f</text:p>
          </table:table-cell>
          <table:table-cell table:formula="of:=[.O35]" office:value-type="string" office:string-value="g" calcext:value-type="string">
            <text:p>g</text:p>
          </table:table-cell>
          <table:table-cell table:formula="of:=[.P35]" office:value-type="string" office:string-value="h" calcext:value-type="string">
            <text:p>h</text:p>
          </table:table-cell>
          <table:table-cell table:formula="of:=[.Q35]" office:value-type="string" office:string-value="i" calcext:value-type="string">
            <text:p>i</text:p>
          </table:table-cell>
          <table:table-cell table:formula="of:=[.R35]" office:value-type="string" office:string-value="j" calcext:value-type="string">
            <text:p>j</text:p>
          </table:table-cell>
          <table:table-cell table:formula="of:=[.S35]" office:value-type="string" office:string-value="k" calcext:value-type="string">
            <text:p>k</text:p>
          </table:table-cell>
          <table:table-cell table:formula="of:=[.T35]" office:value-type="string" office:string-value="l" calcext:value-type="string">
            <text:p>l</text:p>
          </table:table-cell>
          <table:table-cell table:formula="of:=[.U35]" office:value-type="string" office:string-value="m" calcext:value-type="string">
            <text:p>m</text:p>
          </table:table-cell>
          <table:table-cell table:formula="of:=[.V35]" office:value-type="string" office:string-value="n" calcext:value-type="string">
            <text:p>n</text:p>
          </table:table-cell>
          <table:table-cell table:formula="of:=[.W35]" office:value-type="string" office:string-value="o" calcext:value-type="string">
            <text:p>o</text:p>
          </table:table-cell>
          <table:table-cell table:formula="of:=[.X35]" office:value-type="string" office:string-value="p" calcext:value-type="string">
            <text:p>p</text:p>
          </table:table-cell>
          <table:table-cell table:formula="of:=[.Y35]" office:value-type="string" office:string-value="q" calcext:value-type="string">
            <text:p>q</text:p>
          </table:table-cell>
          <table:table-cell table:formula="of:=[.Z35]" office:value-type="string" office:string-value="r" calcext:value-type="string">
            <text:p>r</text:p>
          </table:table-cell>
          <table:table-cell table:formula="of:=[.AA35]" office:value-type="string" office:string-value="s" calcext:value-type="string">
            <text:p>s</text:p>
          </table:table-cell>
          <table:table-cell table:formula="of:=[.B35]" office:value-type="string" office:string-value="t" calcext:value-type="string">
            <text:p>t</text:p>
          </table:table-cell>
          <table:table-cell table:number-columns-repeated="997"/>
        </table:table-row>
        <table:table-row table:style-name="ro1">
          <table:table-cell table:style-name="ce1" office:value-type="float" office:value="21" calcext:value-type="float">
            <text:p>21</text:p>
          </table:table-cell>
          <table:table-cell table:formula="of:=[.C36]" office:value-type="string" office:string-value="v" calcext:value-type="string">
            <text:p>v</text:p>
          </table:table-cell>
          <table:table-cell table:formula="of:=[.D36]" office:value-type="string" office:string-value="w" calcext:value-type="string">
            <text:p>w</text:p>
          </table:table-cell>
          <table:table-cell table:formula="of:=[.E36]" office:value-type="string" office:string-value="x" calcext:value-type="string">
            <text:p>x</text:p>
          </table:table-cell>
          <table:table-cell table:formula="of:=[.F36]" office:value-type="string" office:string-value="y" calcext:value-type="string">
            <text:p>y</text:p>
          </table:table-cell>
          <table:table-cell table:formula="of:=[.G36]" office:value-type="string" office:string-value="z" calcext:value-type="string">
            <text:p>z</text:p>
          </table:table-cell>
          <table:table-cell table:formula="of:=[.H36]" office:value-type="string" office:string-value="a" calcext:value-type="string">
            <text:p>a</text:p>
          </table:table-cell>
          <table:table-cell table:formula="of:=[.I36]" office:value-type="string" office:string-value="b" calcext:value-type="string">
            <text:p>b</text:p>
          </table:table-cell>
          <table:table-cell table:formula="of:=[.J36]" office:value-type="string" office:string-value="c" calcext:value-type="string">
            <text:p>c</text:p>
          </table:table-cell>
          <table:table-cell table:formula="of:=[.K36]" office:value-type="string" office:string-value="d" calcext:value-type="string">
            <text:p>d</text:p>
          </table:table-cell>
          <table:table-cell table:formula="of:=[.L36]" office:value-type="string" office:string-value="e" calcext:value-type="string">
            <text:p>e</text:p>
          </table:table-cell>
          <table:table-cell table:formula="of:=[.M36]" office:value-type="string" office:string-value="f" calcext:value-type="string">
            <text:p>f</text:p>
          </table:table-cell>
          <table:table-cell table:formula="of:=[.N36]" office:value-type="string" office:string-value="g" calcext:value-type="string">
            <text:p>g</text:p>
          </table:table-cell>
          <table:table-cell table:formula="of:=[.O36]" office:value-type="string" office:string-value="h" calcext:value-type="string">
            <text:p>h</text:p>
          </table:table-cell>
          <table:table-cell table:formula="of:=[.P36]" office:value-type="string" office:string-value="i" calcext:value-type="string">
            <text:p>i</text:p>
          </table:table-cell>
          <table:table-cell table:formula="of:=[.Q36]" office:value-type="string" office:string-value="j" calcext:value-type="string">
            <text:p>j</text:p>
          </table:table-cell>
          <table:table-cell table:formula="of:=[.R36]" office:value-type="string" office:string-value="k" calcext:value-type="string">
            <text:p>k</text:p>
          </table:table-cell>
          <table:table-cell table:formula="of:=[.S36]" office:value-type="string" office:string-value="l" calcext:value-type="string">
            <text:p>l</text:p>
          </table:table-cell>
          <table:table-cell table:formula="of:=[.T36]" office:value-type="string" office:string-value="m" calcext:value-type="string">
            <text:p>m</text:p>
          </table:table-cell>
          <table:table-cell table:formula="of:=[.U36]" office:value-type="string" office:string-value="n" calcext:value-type="string">
            <text:p>n</text:p>
          </table:table-cell>
          <table:table-cell table:formula="of:=[.V36]" office:value-type="string" office:string-value="o" calcext:value-type="string">
            <text:p>o</text:p>
          </table:table-cell>
          <table:table-cell table:formula="of:=[.W36]" office:value-type="string" office:string-value="p" calcext:value-type="string">
            <text:p>p</text:p>
          </table:table-cell>
          <table:table-cell table:formula="of:=[.X36]" office:value-type="string" office:string-value="q" calcext:value-type="string">
            <text:p>q</text:p>
          </table:table-cell>
          <table:table-cell table:formula="of:=[.Y36]" office:value-type="string" office:string-value="r" calcext:value-type="string">
            <text:p>r</text:p>
          </table:table-cell>
          <table:table-cell table:formula="of:=[.Z36]" office:value-type="string" office:string-value="s" calcext:value-type="string">
            <text:p>s</text:p>
          </table:table-cell>
          <table:table-cell table:formula="of:=[.AA36]" office:value-type="string" office:string-value="t" calcext:value-type="string">
            <text:p>t</text:p>
          </table:table-cell>
          <table:table-cell table:formula="of:=[.B36]" office:value-type="string" office:string-value="u" calcext:value-type="string">
            <text:p>u</text:p>
          </table:table-cell>
          <table:table-cell table:number-columns-repeated="997"/>
        </table:table-row>
        <table:table-row table:style-name="ro1">
          <table:table-cell table:style-name="ce1" office:value-type="float" office:value="22" calcext:value-type="float">
            <text:p>22</text:p>
          </table:table-cell>
          <table:table-cell table:formula="of:=[.C37]" office:value-type="string" office:string-value="w" calcext:value-type="string">
            <text:p>w</text:p>
          </table:table-cell>
          <table:table-cell table:formula="of:=[.D37]" office:value-type="string" office:string-value="x" calcext:value-type="string">
            <text:p>x</text:p>
          </table:table-cell>
          <table:table-cell table:formula="of:=[.E37]" office:value-type="string" office:string-value="y" calcext:value-type="string">
            <text:p>y</text:p>
          </table:table-cell>
          <table:table-cell table:formula="of:=[.F37]" office:value-type="string" office:string-value="z" calcext:value-type="string">
            <text:p>z</text:p>
          </table:table-cell>
          <table:table-cell table:formula="of:=[.G37]" office:value-type="string" office:string-value="a" calcext:value-type="string">
            <text:p>a</text:p>
          </table:table-cell>
          <table:table-cell table:formula="of:=[.H37]" office:value-type="string" office:string-value="b" calcext:value-type="string">
            <text:p>b</text:p>
          </table:table-cell>
          <table:table-cell table:formula="of:=[.I37]" office:value-type="string" office:string-value="c" calcext:value-type="string">
            <text:p>c</text:p>
          </table:table-cell>
          <table:table-cell table:formula="of:=[.J37]" office:value-type="string" office:string-value="d" calcext:value-type="string">
            <text:p>d</text:p>
          </table:table-cell>
          <table:table-cell table:formula="of:=[.K37]" office:value-type="string" office:string-value="e" calcext:value-type="string">
            <text:p>e</text:p>
          </table:table-cell>
          <table:table-cell table:formula="of:=[.L37]" office:value-type="string" office:string-value="f" calcext:value-type="string">
            <text:p>f</text:p>
          </table:table-cell>
          <table:table-cell table:formula="of:=[.M37]" office:value-type="string" office:string-value="g" calcext:value-type="string">
            <text:p>g</text:p>
          </table:table-cell>
          <table:table-cell table:formula="of:=[.N37]" office:value-type="string" office:string-value="h" calcext:value-type="string">
            <text:p>h</text:p>
          </table:table-cell>
          <table:table-cell table:formula="of:=[.O37]" office:value-type="string" office:string-value="i" calcext:value-type="string">
            <text:p>i</text:p>
          </table:table-cell>
          <table:table-cell table:formula="of:=[.P37]" office:value-type="string" office:string-value="j" calcext:value-type="string">
            <text:p>j</text:p>
          </table:table-cell>
          <table:table-cell table:formula="of:=[.Q37]" office:value-type="string" office:string-value="k" calcext:value-type="string">
            <text:p>k</text:p>
          </table:table-cell>
          <table:table-cell table:formula="of:=[.R37]" office:value-type="string" office:string-value="l" calcext:value-type="string">
            <text:p>l</text:p>
          </table:table-cell>
          <table:table-cell table:formula="of:=[.S37]" office:value-type="string" office:string-value="m" calcext:value-type="string">
            <text:p>m</text:p>
          </table:table-cell>
          <table:table-cell table:formula="of:=[.T37]" office:value-type="string" office:string-value="n" calcext:value-type="string">
            <text:p>n</text:p>
          </table:table-cell>
          <table:table-cell table:formula="of:=[.U37]" office:value-type="string" office:string-value="o" calcext:value-type="string">
            <text:p>o</text:p>
          </table:table-cell>
          <table:table-cell table:formula="of:=[.V37]" office:value-type="string" office:string-value="p" calcext:value-type="string">
            <text:p>p</text:p>
          </table:table-cell>
          <table:table-cell table:formula="of:=[.W37]" office:value-type="string" office:string-value="q" calcext:value-type="string">
            <text:p>q</text:p>
          </table:table-cell>
          <table:table-cell table:formula="of:=[.X37]" office:value-type="string" office:string-value="r" calcext:value-type="string">
            <text:p>r</text:p>
          </table:table-cell>
          <table:table-cell table:formula="of:=[.Y37]" office:value-type="string" office:string-value="s" calcext:value-type="string">
            <text:p>s</text:p>
          </table:table-cell>
          <table:table-cell table:formula="of:=[.Z37]" office:value-type="string" office:string-value="t" calcext:value-type="string">
            <text:p>t</text:p>
          </table:table-cell>
          <table:table-cell table:formula="of:=[.AA37]" office:value-type="string" office:string-value="u" calcext:value-type="string">
            <text:p>u</text:p>
          </table:table-cell>
          <table:table-cell table:formula="of:=[.B37]" office:value-type="string" office:string-value="v" calcext:value-type="string">
            <text:p>v</text:p>
          </table:table-cell>
          <table:table-cell table:number-columns-repeated="997"/>
        </table:table-row>
        <table:table-row table:style-name="ro1">
          <table:table-cell table:style-name="ce1" office:value-type="float" office:value="23" calcext:value-type="float">
            <text:p>23</text:p>
          </table:table-cell>
          <table:table-cell table:formula="of:=[.C38]" office:value-type="string" office:string-value="x" calcext:value-type="string">
            <text:p>x</text:p>
          </table:table-cell>
          <table:table-cell table:formula="of:=[.D38]" office:value-type="string" office:string-value="y" calcext:value-type="string">
            <text:p>y</text:p>
          </table:table-cell>
          <table:table-cell table:formula="of:=[.E38]" office:value-type="string" office:string-value="z" calcext:value-type="string">
            <text:p>z</text:p>
          </table:table-cell>
          <table:table-cell table:formula="of:=[.F38]" office:value-type="string" office:string-value="a" calcext:value-type="string">
            <text:p>a</text:p>
          </table:table-cell>
          <table:table-cell table:formula="of:=[.G38]" office:value-type="string" office:string-value="b" calcext:value-type="string">
            <text:p>b</text:p>
          </table:table-cell>
          <table:table-cell table:formula="of:=[.H38]" office:value-type="string" office:string-value="c" calcext:value-type="string">
            <text:p>c</text:p>
          </table:table-cell>
          <table:table-cell table:formula="of:=[.I38]" office:value-type="string" office:string-value="d" calcext:value-type="string">
            <text:p>d</text:p>
          </table:table-cell>
          <table:table-cell table:formula="of:=[.J38]" office:value-type="string" office:string-value="e" calcext:value-type="string">
            <text:p>e</text:p>
          </table:table-cell>
          <table:table-cell table:formula="of:=[.K38]" office:value-type="string" office:string-value="f" calcext:value-type="string">
            <text:p>f</text:p>
          </table:table-cell>
          <table:table-cell table:formula="of:=[.L38]" office:value-type="string" office:string-value="g" calcext:value-type="string">
            <text:p>g</text:p>
          </table:table-cell>
          <table:table-cell table:formula="of:=[.M38]" office:value-type="string" office:string-value="h" calcext:value-type="string">
            <text:p>h</text:p>
          </table:table-cell>
          <table:table-cell table:formula="of:=[.N38]" office:value-type="string" office:string-value="i" calcext:value-type="string">
            <text:p>i</text:p>
          </table:table-cell>
          <table:table-cell table:formula="of:=[.O38]" office:value-type="string" office:string-value="j" calcext:value-type="string">
            <text:p>j</text:p>
          </table:table-cell>
          <table:table-cell table:formula="of:=[.P38]" office:value-type="string" office:string-value="k" calcext:value-type="string">
            <text:p>k</text:p>
          </table:table-cell>
          <table:table-cell table:formula="of:=[.Q38]" office:value-type="string" office:string-value="l" calcext:value-type="string">
            <text:p>l</text:p>
          </table:table-cell>
          <table:table-cell table:formula="of:=[.R38]" office:value-type="string" office:string-value="m" calcext:value-type="string">
            <text:p>m</text:p>
          </table:table-cell>
          <table:table-cell table:formula="of:=[.S38]" office:value-type="string" office:string-value="n" calcext:value-type="string">
            <text:p>n</text:p>
          </table:table-cell>
          <table:table-cell table:formula="of:=[.T38]" office:value-type="string" office:string-value="o" calcext:value-type="string">
            <text:p>o</text:p>
          </table:table-cell>
          <table:table-cell table:formula="of:=[.U38]" office:value-type="string" office:string-value="p" calcext:value-type="string">
            <text:p>p</text:p>
          </table:table-cell>
          <table:table-cell table:formula="of:=[.V38]" office:value-type="string" office:string-value="q" calcext:value-type="string">
            <text:p>q</text:p>
          </table:table-cell>
          <table:table-cell table:formula="of:=[.W38]" office:value-type="string" office:string-value="r" calcext:value-type="string">
            <text:p>r</text:p>
          </table:table-cell>
          <table:table-cell table:formula="of:=[.X38]" office:value-type="string" office:string-value="s" calcext:value-type="string">
            <text:p>s</text:p>
          </table:table-cell>
          <table:table-cell table:formula="of:=[.Y38]" office:value-type="string" office:string-value="t" calcext:value-type="string">
            <text:p>t</text:p>
          </table:table-cell>
          <table:table-cell table:formula="of:=[.Z38]" office:value-type="string" office:string-value="u" calcext:value-type="string">
            <text:p>u</text:p>
          </table:table-cell>
          <table:table-cell table:formula="of:=[.AA38]" office:value-type="string" office:string-value="v" calcext:value-type="string">
            <text:p>v</text:p>
          </table:table-cell>
          <table:table-cell table:formula="of:=[.B38]" office:value-type="string" office:string-value="w" calcext:value-type="string">
            <text:p>w</text:p>
          </table:table-cell>
          <table:table-cell table:number-columns-repeated="997"/>
        </table:table-row>
        <table:table-row table:style-name="ro1">
          <table:table-cell table:style-name="ce1" office:value-type="float" office:value="24" calcext:value-type="float">
            <text:p>24</text:p>
          </table:table-cell>
          <table:table-cell table:formula="of:=[.C39]" office:value-type="string" office:string-value="y" calcext:value-type="string">
            <text:p>y</text:p>
          </table:table-cell>
          <table:table-cell table:formula="of:=[.D39]" office:value-type="string" office:string-value="z" calcext:value-type="string">
            <text:p>z</text:p>
          </table:table-cell>
          <table:table-cell table:formula="of:=[.E39]" office:value-type="string" office:string-value="a" calcext:value-type="string">
            <text:p>a</text:p>
          </table:table-cell>
          <table:table-cell table:formula="of:=[.F39]" office:value-type="string" office:string-value="b" calcext:value-type="string">
            <text:p>b</text:p>
          </table:table-cell>
          <table:table-cell table:formula="of:=[.G39]" office:value-type="string" office:string-value="c" calcext:value-type="string">
            <text:p>c</text:p>
          </table:table-cell>
          <table:table-cell table:formula="of:=[.H39]" office:value-type="string" office:string-value="d" calcext:value-type="string">
            <text:p>d</text:p>
          </table:table-cell>
          <table:table-cell table:formula="of:=[.I39]" office:value-type="string" office:string-value="e" calcext:value-type="string">
            <text:p>e</text:p>
          </table:table-cell>
          <table:table-cell table:formula="of:=[.J39]" office:value-type="string" office:string-value="f" calcext:value-type="string">
            <text:p>f</text:p>
          </table:table-cell>
          <table:table-cell table:formula="of:=[.K39]" office:value-type="string" office:string-value="g" calcext:value-type="string">
            <text:p>g</text:p>
          </table:table-cell>
          <table:table-cell table:formula="of:=[.L39]" office:value-type="string" office:string-value="h" calcext:value-type="string">
            <text:p>h</text:p>
          </table:table-cell>
          <table:table-cell table:formula="of:=[.M39]" office:value-type="string" office:string-value="i" calcext:value-type="string">
            <text:p>i</text:p>
          </table:table-cell>
          <table:table-cell table:formula="of:=[.N39]" office:value-type="string" office:string-value="j" calcext:value-type="string">
            <text:p>j</text:p>
          </table:table-cell>
          <table:table-cell table:formula="of:=[.O39]" office:value-type="string" office:string-value="k" calcext:value-type="string">
            <text:p>k</text:p>
          </table:table-cell>
          <table:table-cell table:formula="of:=[.P39]" office:value-type="string" office:string-value="l" calcext:value-type="string">
            <text:p>l</text:p>
          </table:table-cell>
          <table:table-cell table:formula="of:=[.Q39]" office:value-type="string" office:string-value="m" calcext:value-type="string">
            <text:p>m</text:p>
          </table:table-cell>
          <table:table-cell table:formula="of:=[.R39]" office:value-type="string" office:string-value="n" calcext:value-type="string">
            <text:p>n</text:p>
          </table:table-cell>
          <table:table-cell table:formula="of:=[.S39]" office:value-type="string" office:string-value="o" calcext:value-type="string">
            <text:p>o</text:p>
          </table:table-cell>
          <table:table-cell table:formula="of:=[.T39]" office:value-type="string" office:string-value="p" calcext:value-type="string">
            <text:p>p</text:p>
          </table:table-cell>
          <table:table-cell table:formula="of:=[.U39]" office:value-type="string" office:string-value="q" calcext:value-type="string">
            <text:p>q</text:p>
          </table:table-cell>
          <table:table-cell table:formula="of:=[.V39]" office:value-type="string" office:string-value="r" calcext:value-type="string">
            <text:p>r</text:p>
          </table:table-cell>
          <table:table-cell table:formula="of:=[.W39]" office:value-type="string" office:string-value="s" calcext:value-type="string">
            <text:p>s</text:p>
          </table:table-cell>
          <table:table-cell table:formula="of:=[.X39]" office:value-type="string" office:string-value="t" calcext:value-type="string">
            <text:p>t</text:p>
          </table:table-cell>
          <table:table-cell table:formula="of:=[.Y39]" office:value-type="string" office:string-value="u" calcext:value-type="string">
            <text:p>u</text:p>
          </table:table-cell>
          <table:table-cell table:formula="of:=[.Z39]" office:value-type="string" office:string-value="v" calcext:value-type="string">
            <text:p>v</text:p>
          </table:table-cell>
          <table:table-cell table:formula="of:=[.AA39]" office:value-type="string" office:string-value="w" calcext:value-type="string">
            <text:p>w</text:p>
          </table:table-cell>
          <table:table-cell table:formula="of:=[.B39]" office:value-type="string" office:string-value="x" calcext:value-type="string">
            <text:p>x</text:p>
          </table:table-cell>
          <table:table-cell table:number-columns-repeated="997"/>
        </table:table-row>
        <table:table-row table:style-name="ro1">
          <table:table-cell table:style-name="ce1" office:value-type="float" office:value="25" calcext:value-type="float">
            <text:p>25</text:p>
          </table:table-cell>
          <table:table-cell table:formula="of:=[.C40]" office:value-type="string" office:string-value="z" calcext:value-type="string">
            <text:p>z</text:p>
          </table:table-cell>
          <table:table-cell table:formula="of:=[.D40]" office:value-type="string" office:string-value="a" calcext:value-type="string">
            <text:p>a</text:p>
          </table:table-cell>
          <table:table-cell table:formula="of:=[.E40]" office:value-type="string" office:string-value="b" calcext:value-type="string">
            <text:p>b</text:p>
          </table:table-cell>
          <table:table-cell table:formula="of:=[.F40]" office:value-type="string" office:string-value="c" calcext:value-type="string">
            <text:p>c</text:p>
          </table:table-cell>
          <table:table-cell table:formula="of:=[.G40]" office:value-type="string" office:string-value="d" calcext:value-type="string">
            <text:p>d</text:p>
          </table:table-cell>
          <table:table-cell table:formula="of:=[.H40]" office:value-type="string" office:string-value="e" calcext:value-type="string">
            <text:p>e</text:p>
          </table:table-cell>
          <table:table-cell table:formula="of:=[.I40]" office:value-type="string" office:string-value="f" calcext:value-type="string">
            <text:p>f</text:p>
          </table:table-cell>
          <table:table-cell table:formula="of:=[.J40]" office:value-type="string" office:string-value="g" calcext:value-type="string">
            <text:p>g</text:p>
          </table:table-cell>
          <table:table-cell table:formula="of:=[.K40]" office:value-type="string" office:string-value="h" calcext:value-type="string">
            <text:p>h</text:p>
          </table:table-cell>
          <table:table-cell table:formula="of:=[.L40]" office:value-type="string" office:string-value="i" calcext:value-type="string">
            <text:p>i</text:p>
          </table:table-cell>
          <table:table-cell table:formula="of:=[.M40]" office:value-type="string" office:string-value="j" calcext:value-type="string">
            <text:p>j</text:p>
          </table:table-cell>
          <table:table-cell table:formula="of:=[.N40]" office:value-type="string" office:string-value="k" calcext:value-type="string">
            <text:p>k</text:p>
          </table:table-cell>
          <table:table-cell table:formula="of:=[.O40]" office:value-type="string" office:string-value="l" calcext:value-type="string">
            <text:p>l</text:p>
          </table:table-cell>
          <table:table-cell table:formula="of:=[.P40]" office:value-type="string" office:string-value="m" calcext:value-type="string">
            <text:p>m</text:p>
          </table:table-cell>
          <table:table-cell table:formula="of:=[.Q40]" office:value-type="string" office:string-value="n" calcext:value-type="string">
            <text:p>n</text:p>
          </table:table-cell>
          <table:table-cell table:formula="of:=[.R40]" office:value-type="string" office:string-value="o" calcext:value-type="string">
            <text:p>o</text:p>
          </table:table-cell>
          <table:table-cell table:formula="of:=[.S40]" office:value-type="string" office:string-value="p" calcext:value-type="string">
            <text:p>p</text:p>
          </table:table-cell>
          <table:table-cell table:formula="of:=[.T40]" office:value-type="string" office:string-value="q" calcext:value-type="string">
            <text:p>q</text:p>
          </table:table-cell>
          <table:table-cell table:formula="of:=[.U40]" office:value-type="string" office:string-value="r" calcext:value-type="string">
            <text:p>r</text:p>
          </table:table-cell>
          <table:table-cell table:formula="of:=[.V40]" office:value-type="string" office:string-value="s" calcext:value-type="string">
            <text:p>s</text:p>
          </table:table-cell>
          <table:table-cell table:formula="of:=[.W40]" office:value-type="string" office:string-value="t" calcext:value-type="string">
            <text:p>t</text:p>
          </table:table-cell>
          <table:table-cell table:formula="of:=[.X40]" office:value-type="string" office:string-value="u" calcext:value-type="string">
            <text:p>u</text:p>
          </table:table-cell>
          <table:table-cell table:formula="of:=[.Y40]" office:value-type="string" office:string-value="v" calcext:value-type="string">
            <text:p>v</text:p>
          </table:table-cell>
          <table:table-cell table:formula="of:=[.Z40]" office:value-type="string" office:string-value="w" calcext:value-type="string">
            <text:p>w</text:p>
          </table:table-cell>
          <table:table-cell table:formula="of:=[.AA40]" office:value-type="string" office:string-value="x" calcext:value-type="string">
            <text:p>x</text:p>
          </table:table-cell>
          <table:table-cell table:formula="of:=[.B40]" office:value-type="string" office:string-value="y" calcext:value-type="string">
            <text:p>y</text:p>
          </table:table-cell>
          <table:table-cell table:number-columns-repeated="997"/>
        </table:table-row>
        <table:table-row table:style-name="ro1" table:number-rows-repeated="2">
          <table:table-cell table:style-name="ce1"/>
          <table:table-cell table:number-columns-repeated="1023"/>
        </table:table-row>
        <table:table-row table:style-name="ro1">
          <table:table-cell table:style-name="ce1" office:value-type="string" calcext:value-type="string">
            <text:p>ciphertext letter</text:p>
          </table:table-cell>
          <table:table-cell table:formula="of:=UPPER(LOOKUP([.$B$4]; [.$A$16:.$A$41]; [.B16:.B41]))" office:value-type="string" office:string-value="V" calcext:value-type="string">
            <text:p>V</text:p>
          </table:table-cell>
          <table:table-cell table:formula="of:=UPPER(LOOKUP([.$B$4]; [.$A$16:.$A$41]; [.C16:.C41]))" office:value-type="string" office:string-value="W" calcext:value-type="string">
            <text:p>W</text:p>
          </table:table-cell>
          <table:table-cell table:formula="of:=UPPER(LOOKUP([.$B$4]; [.$A$16:.$A$41]; [.D16:.D41]))" office:value-type="string" office:string-value="X" calcext:value-type="string">
            <text:p>X</text:p>
          </table:table-cell>
          <table:table-cell table:formula="of:=UPPER(LOOKUP([.$B$4]; [.$A$16:.$A$41]; [.E16:.E41]))" office:value-type="string" office:string-value="Y" calcext:value-type="string">
            <text:p>Y</text:p>
          </table:table-cell>
          <table:table-cell table:formula="of:=UPPER(LOOKUP([.$B$4]; [.$A$16:.$A$41]; [.F16:.F41]))" office:value-type="string" office:string-value="Z" calcext:value-type="string">
            <text:p>Z</text:p>
          </table:table-cell>
          <table:table-cell table:formula="of:=UPPER(LOOKUP([.$B$4]; [.$A$16:.$A$41]; [.G16:.G41]))" office:value-type="string" office:string-value="A" calcext:value-type="string">
            <text:p>A</text:p>
          </table:table-cell>
          <table:table-cell table:formula="of:=UPPER(LOOKUP([.$B$4]; [.$A$16:.$A$41]; [.H16:.H41]))" office:value-type="string" office:string-value="B" calcext:value-type="string">
            <text:p>B</text:p>
          </table:table-cell>
          <table:table-cell table:formula="of:=UPPER(LOOKUP([.$B$4]; [.$A$16:.$A$41]; [.I16:.I41]))" office:value-type="string" office:string-value="C" calcext:value-type="string">
            <text:p>C</text:p>
          </table:table-cell>
          <table:table-cell table:formula="of:=UPPER(LOOKUP([.$B$4]; [.$A$16:.$A$41]; [.J16:.J41]))" office:value-type="string" office:string-value="D" calcext:value-type="string">
            <text:p>D</text:p>
          </table:table-cell>
          <table:table-cell table:formula="of:=UPPER(LOOKUP([.$B$4]; [.$A$16:.$A$41]; [.K16:.K41]))" office:value-type="string" office:string-value="E" calcext:value-type="string">
            <text:p>E</text:p>
          </table:table-cell>
          <table:table-cell table:formula="of:=UPPER(LOOKUP([.$B$4]; [.$A$16:.$A$41]; [.L16:.L41]))" office:value-type="string" office:string-value="F" calcext:value-type="string">
            <text:p>F</text:p>
          </table:table-cell>
          <table:table-cell table:formula="of:=UPPER(LOOKUP([.$B$4]; [.$A$16:.$A$41]; [.M16:.M41]))" office:value-type="string" office:string-value="G" calcext:value-type="string">
            <text:p>G</text:p>
          </table:table-cell>
          <table:table-cell table:formula="of:=UPPER(LOOKUP([.$B$4]; [.$A$16:.$A$41]; [.N16:.N41]))" office:value-type="string" office:string-value="H" calcext:value-type="string">
            <text:p>H</text:p>
          </table:table-cell>
          <table:table-cell table:formula="of:=UPPER(LOOKUP([.$B$4]; [.$A$16:.$A$41]; [.O16:.O41]))" office:value-type="string" office:string-value="I" calcext:value-type="string">
            <text:p>I</text:p>
          </table:table-cell>
          <table:table-cell table:formula="of:=UPPER(LOOKUP([.$B$4]; [.$A$16:.$A$41]; [.P16:.P41]))" office:value-type="string" office:string-value="J" calcext:value-type="string">
            <text:p>J</text:p>
          </table:table-cell>
          <table:table-cell table:formula="of:=UPPER(LOOKUP([.$B$4]; [.$A$16:.$A$41]; [.Q16:.Q41]))" office:value-type="string" office:string-value="K" calcext:value-type="string">
            <text:p>K</text:p>
          </table:table-cell>
          <table:table-cell table:formula="of:=UPPER(LOOKUP([.$B$4]; [.$A$16:.$A$41]; [.R16:.R41]))" office:value-type="string" office:string-value="L" calcext:value-type="string">
            <text:p>L</text:p>
          </table:table-cell>
          <table:table-cell table:formula="of:=UPPER(LOOKUP([.$B$4]; [.$A$16:.$A$41]; [.S16:.S41]))" office:value-type="string" office:string-value="M" calcext:value-type="string">
            <text:p>M</text:p>
          </table:table-cell>
          <table:table-cell table:formula="of:=UPPER(LOOKUP([.$B$4]; [.$A$16:.$A$41]; [.T16:.T41]))" office:value-type="string" office:string-value="N" calcext:value-type="string">
            <text:p>N</text:p>
          </table:table-cell>
          <table:table-cell table:formula="of:=UPPER(LOOKUP([.$B$4]; [.$A$16:.$A$41]; [.U16:.U41]))" office:value-type="string" office:string-value="O" calcext:value-type="string">
            <text:p>O</text:p>
          </table:table-cell>
          <table:table-cell table:formula="of:=UPPER(LOOKUP([.$B$4]; [.$A$16:.$A$41]; [.V16:.V41]))" office:value-type="string" office:string-value="P" calcext:value-type="string">
            <text:p>P</text:p>
          </table:table-cell>
          <table:table-cell table:formula="of:=UPPER(LOOKUP([.$B$4]; [.$A$16:.$A$41]; [.W16:.W41]))" office:value-type="string" office:string-value="Q" calcext:value-type="string">
            <text:p>Q</text:p>
          </table:table-cell>
          <table:table-cell table:formula="of:=UPPER(LOOKUP([.$B$4]; [.$A$16:.$A$41]; [.X16:.X41]))" office:value-type="string" office:string-value="R" calcext:value-type="string">
            <text:p>R</text:p>
          </table:table-cell>
          <table:table-cell table:formula="of:=UPPER(LOOKUP([.$B$4]; [.$A$16:.$A$41]; [.Y16:.Y41]))" office:value-type="string" office:string-value="S" calcext:value-type="string">
            <text:p>S</text:p>
          </table:table-cell>
          <table:table-cell table:formula="of:=UPPER(LOOKUP([.$B$4]; [.$A$16:.$A$41]; [.Z16:.Z41]))" office:value-type="string" office:string-value="T" calcext:value-type="string">
            <text:p>T</text:p>
          </table:table-cell>
          <table:table-cell table:formula="of:=UPPER(LOOKUP([.$B$4]; [.$A$16:.$A$41]; [.AA16:.AA41]))" office:value-type="string" office:string-value="U" calcext:value-type="string">
            <text:p>U</text:p>
          </table:table-cell>
          <table:table-cell table:number-columns-repeated="997"/>
        </table:table-row>
        <table:table-row table:style-name="ro1">
          <table:table-cell table:style-name="ce1" office:value-type="string" calcext:value-type="string">
            <text:p>plaintext letter</text:p>
          </table:table-cell>
          <table:table-cell table:formula="of:=[.B10]" office:value-type="string" office:string-value="a" calcext:value-type="string">
            <text:p>a</text:p>
          </table:table-cell>
          <table:table-cell table:formula="of:=[.C10]" office:value-type="string" office:string-value="b" calcext:value-type="string">
            <text:p>b</text:p>
          </table:table-cell>
          <table:table-cell table:formula="of:=[.D10]" office:value-type="string" office:string-value="c" calcext:value-type="string">
            <text:p>c</text:p>
          </table:table-cell>
          <table:table-cell table:formula="of:=[.E10]" office:value-type="string" office:string-value="d" calcext:value-type="string">
            <text:p>d</text:p>
          </table:table-cell>
          <table:table-cell table:formula="of:=[.F10]" office:value-type="string" office:string-value="e" calcext:value-type="string">
            <text:p>e</text:p>
          </table:table-cell>
          <table:table-cell table:formula="of:=[.G10]" office:value-type="string" office:string-value="f" calcext:value-type="string">
            <text:p>f</text:p>
          </table:table-cell>
          <table:table-cell table:formula="of:=[.H10]" office:value-type="string" office:string-value="g" calcext:value-type="string">
            <text:p>g</text:p>
          </table:table-cell>
          <table:table-cell table:formula="of:=[.I10]" office:value-type="string" office:string-value="h" calcext:value-type="string">
            <text:p>h</text:p>
          </table:table-cell>
          <table:table-cell table:formula="of:=[.J10]" office:value-type="string" office:string-value="i" calcext:value-type="string">
            <text:p>i</text:p>
          </table:table-cell>
          <table:table-cell table:formula="of:=[.K10]" office:value-type="string" office:string-value="j" calcext:value-type="string">
            <text:p>j</text:p>
          </table:table-cell>
          <table:table-cell table:formula="of:=[.L10]" office:value-type="string" office:string-value="k" calcext:value-type="string">
            <text:p>k</text:p>
          </table:table-cell>
          <table:table-cell table:formula="of:=[.M10]" office:value-type="string" office:string-value="l" calcext:value-type="string">
            <text:p>l</text:p>
          </table:table-cell>
          <table:table-cell table:formula="of:=[.N10]" office:value-type="string" office:string-value="m" calcext:value-type="string">
            <text:p>m</text:p>
          </table:table-cell>
          <table:table-cell table:formula="of:=[.O10]" office:value-type="string" office:string-value="n" calcext:value-type="string">
            <text:p>n</text:p>
          </table:table-cell>
          <table:table-cell table:formula="of:=[.P10]" office:value-type="string" office:string-value="o" calcext:value-type="string">
            <text:p>o</text:p>
          </table:table-cell>
          <table:table-cell table:formula="of:=[.Q10]" office:value-type="string" office:string-value="p" calcext:value-type="string">
            <text:p>p</text:p>
          </table:table-cell>
          <table:table-cell table:formula="of:=[.R10]" office:value-type="string" office:string-value="q" calcext:value-type="string">
            <text:p>q</text:p>
          </table:table-cell>
          <table:table-cell table:formula="of:=[.S10]" office:value-type="string" office:string-value="r" calcext:value-type="string">
            <text:p>r</text:p>
          </table:table-cell>
          <table:table-cell table:formula="of:=[.T10]" office:value-type="string" office:string-value="s" calcext:value-type="string">
            <text:p>s</text:p>
          </table:table-cell>
          <table:table-cell table:formula="of:=[.U10]" office:value-type="string" office:string-value="t" calcext:value-type="string">
            <text:p>t</text:p>
          </table:table-cell>
          <table:table-cell table:formula="of:=[.V10]" office:value-type="string" office:string-value="u" calcext:value-type="string">
            <text:p>u</text:p>
          </table:table-cell>
          <table:table-cell table:formula="of:=[.W10]" office:value-type="string" office:string-value="v" calcext:value-type="string">
            <text:p>v</text:p>
          </table:table-cell>
          <table:table-cell table:formula="of:=[.X10]" office:value-type="string" office:string-value="w" calcext:value-type="string">
            <text:p>w</text:p>
          </table:table-cell>
          <table:table-cell table:formula="of:=[.Y10]" office:value-type="string" office:string-value="x" calcext:value-type="string">
            <text:p>x</text:p>
          </table:table-cell>
          <table:table-cell table:formula="of:=[.Z10]" office:value-type="string" office:string-value="y" calcext:value-type="string">
            <text:p>y</text:p>
          </table:table-cell>
          <table:table-cell table:formula="of:=[.AA10]" office:value-type="string" office:string-value="z" calcext:value-type="string">
            <text:p>z</text:p>
          </table:table-cell>
          <table:table-cell table:number-columns-repeated="997"/>
        </table:table-row>
        <table:table-row table:style-name="ro1">
          <table:table-cell table:style-name="ce1"/>
          <table:table-cell table:number-columns-repeated="1023"/>
        </table:table-row>
        <table:table-row table:style-name="ro1">
          <table:table-cell table:style-name="ce1" office:value-type="string" calcext:value-type="string">
            <text:p>generated plaintext</text:p>
          </table:table-cell>
          <table:table-cell table:formula="of:=SUBSTITUTE(UPPER([.$B$2]); [.B44]; [.B45])" office:value-type="string" office:string-value="HaMTaH, DO DN BMZaO OJ CZaM AMJH TJP. RZ YDY KDXF PK NJHZ XCaOOZM a XJPKGZ JA HJIOCN aBJ aIY E RaN HZIODJIZY OCZMZ OJJ, NJ RZ aGMZaYT CaQZ a ADGZ JI CZM. CZM IaHZ DN EJYDZ aIY NCZ RJMFN aN GDaDNJI WZORZZI OCZ WMDODNC GDWMaMT aIY OCZ WMDODNC HPNZPH, MZNZaMXCDIB GDIFN WZORZZI aMOZAaXON aIY DHKZMDaG MJHaI OZSON, NJ OCaO ODZN DI RDOC OCZ DIOZGGDBZIXZ TJP CaQZ WZZI MZXZDQDIB. IJOCDIB NPBBZNON OCaO NCZ CaN WZZI DIQJGQZY DI aITOCDIB NCaYT aIY NCZ CaN CZGKZY RDOC NZQZMaG DINPMaIXZ AMaPY XaNZN. NCZ CaN aI DIOZMZNODIB WaXFBMJPIY. NCZ YDY a KCY JI CPHaI HDBMaODJI NOPYDZN, HaDIGT HaOCZHaODXaG HJYZGGDIB, OCZI HJQZY JI OJ NOPYT FIJRGZYBZ HDBMaODJI RCDXC BJO CZM DIOJ OCZ WDWGDJKCDGZ XDMXPDO. aAOZM BMaYPaODIB NCZ NKZIO NJHZ ODHZ RDOC JIZ JA OCZ GJIYJI aPXODJI CJPNZN RJMFDIB JI KMJQZIaIXZ WZAJMZ OaFDIB CZM XPMMZIO KJNDODJI RDOC OCZ GDWMaMT. OCZMZ MZaGGT DN IJOCDIB NPNKDXDJPN DI CZM WaXFBMJPIY aIY D RaN DIXGDIZY OJ RMDOZ CZM JAA aN a GZaY, WPO RCZI D BJO TJPM HZNNaBZ D YZXDYZY D RaIOZY OJ HZZO CZM. D OMDZY OJ NZO OCaO PK JIGT OJ WZ OJGY OCaO NCZ DN JPO JA XJPIOMT AJM a RCDGZ. DI XaDMJ. D RDGG NZZ TJP OCZMZ. CaMMT" calcext:value-type="string">
            <text:p>HaMTaH, DO DN BMZaO OJ CZaM AMJH TJP. RZ YDY KDXF PK NJHZ XCaOOZM a XJPKGZ JA HJIOCN aBJ aIY E RaN HZIODJIZY OCZMZ OJJ, NJ RZ aGMZaYT CaQZ a ADGZ JI CZM. CZM IaHZ DN EJYDZ aIY NCZ RJMFN aN GDaDNJI WZORZZI OCZ WMDODNC GDWMaMT aIY OCZ WMDODNC HPNZPH, MZNZaMXCDIB GDIFN WZORZZI aMOZAaXON aIY DHKZMDaG MJHaI OZSON, NJ OCaO ODZN DI RDOC OCZ DIOZGGDBZIXZ TJP CaQZ WZZI MZXZDQDIB. IJOCDIB NPBBZNON OCaO NCZ CaN WZZI DIQJGQZY DI aITOCDIB NCaYT aIY NCZ CaN CZGKZY RDOC NZQZMaG DINPMaIXZ AMaPY XaNZN. NCZ CaN aI DIOZMZNODIB WaXFBMJPIY. NCZ YDY a KCY JI CPHaI HDBMaODJI NOPYDZN, HaDIGT HaOCZHaODXaG HJYZGGDIB, OCZI HJQZY JI OJ NOPYT FIJRGZYBZ HDBMaODJI RCDXC BJO CZM DIOJ OCZ WDWGDJKCDGZ XDMXPDO. aAOZM BMaYPaODIB NCZ NKZIO NJHZ ODHZ RDOC JIZ JA OCZ GJIYJI aPXODJI CJPNZN RJMFDIB JI KMJQZIaIXZ WZAJMZ OaFDIB CZM XPMMZIO KJNDODJI RDOC OCZ GDWMaMT. OCZMZ MZaGGT DN IJOCDIB NPNKDXDJPN DI CZM WaXFBMJPIY aIY D RaN DIXGDIZY OJ RMDOZ CZM JAA aN a GZaY, WPO RCZI D BJO TJPM HZNNaBZ D YZXDYZY D RaIOZY OJ HZZO CZM. D OMDZY OJ NZO OCaO PK JIGT OJ WZ OJGY OCaO NCZ DN JPO JA XJPIOMT AJM a RCDGZ. DI XaDMJ. D RDGG NZZ TJP OCZMZ. CaMMT</text:p>
          </table:table-cell>
          <table:table-cell table:formula="of:=SUBSTITUTE([.B47]; [.C44]; [.C45])" office:value-type="string" office:string-value="HaMTaH, DO DN BMZaO OJ CZaM AMJH TJP. RZ YDY KDXF PK NJHZ XCaOOZM a XJPKGZ JA HJIOCN aBJ aIY E RaN HZIODJIZY OCZMZ OJJ, NJ RZ aGMZaYT CaQZ a ADGZ JI CZM. CZM IaHZ DN EJYDZ aIY NCZ RJMFN aN GDaDNJI bZORZZI OCZ bMDODNC GDbMaMT aIY OCZ bMDODNC HPNZPH, MZNZaMXCDIB GDIFN bZORZZI aMOZAaXON aIY DHKZMDaG MJHaI OZSON, NJ OCaO ODZN DI RDOC OCZ DIOZGGDBZIXZ TJP CaQZ bZZI MZXZDQDIB. IJOCDIB NPBBZNON OCaO NCZ CaN bZZI DIQJGQZY DI aITOCDIB NCaYT aIY NCZ CaN CZGKZY RDOC NZQZMaG DINPMaIXZ AMaPY XaNZN. NCZ CaN aI DIOZMZNODIB baXFBMJPIY. NCZ YDY a KCY JI CPHaI HDBMaODJI NOPYDZN, HaDIGT HaOCZHaODXaG HJYZGGDIB, OCZI HJQZY JI OJ NOPYT FIJRGZYBZ HDBMaODJI RCDXC BJO CZM DIOJ OCZ bDbGDJKCDGZ XDMXPDO. aAOZM BMaYPaODIB NCZ NKZIO NJHZ ODHZ RDOC JIZ JA OCZ GJIYJI aPXODJI CJPNZN RJMFDIB JI KMJQZIaIXZ bZAJMZ OaFDIB CZM XPMMZIO KJNDODJI RDOC OCZ GDbMaMT. OCZMZ MZaGGT DN IJOCDIB NPNKDXDJPN DI CZM baXFBMJPIY aIY D RaN DIXGDIZY OJ RMDOZ CZM JAA aN a GZaY, bPO RCZI D BJO TJPM HZNNaBZ D YZXDYZY D RaIOZY OJ HZZO CZM. D OMDZY OJ NZO OCaO PK JIGT OJ bZ OJGY OCaO NCZ DN JPO JA XJPIOMT AJM a RCDGZ. DI XaDMJ. D RDGG NZZ TJP OCZMZ. CaMMT" calcext:value-type="string">
            <text:p>HaMTaH, DO DN BMZaO OJ CZaM AMJH TJP. RZ YDY KDXF PK NJHZ XCaOOZM a XJPKGZ JA HJIOCN aBJ aIY E RaN HZIODJIZY OCZMZ OJJ, NJ RZ aGMZaYT CaQZ a ADGZ JI CZM. CZM IaHZ DN EJYDZ aIY NCZ RJMFN aN GDaDNJI bZORZZI OCZ bMDODNC GDbMaMT aIY OCZ bMDODNC HPNZPH, MZNZaMXCDIB GDIFN bZORZZI aMOZAaXON aIY DHKZMDaG MJHaI OZSON, NJ OCaO ODZN DI RDOC OCZ DIOZGGDBZIXZ TJP CaQZ bZZI MZXZDQDIB. IJOCDIB NPBBZNON OCaO NCZ CaN bZZI DIQJGQZY DI aITOCDIB NCaYT aIY NCZ CaN CZGKZY RDOC NZQZMaG DINPMaIXZ AMaPY XaNZN. NCZ CaN aI DIOZMZNODIB baXFBMJPIY. NCZ YDY a KCY JI CPHaI HDBMaODJI NOPYDZN, HaDIGT HaOCZHaODXaG HJYZGGDIB, OCZI HJQZY JI OJ NOPYT FIJRGZYBZ HDBMaODJI RCDXC BJO CZM DIOJ OCZ bDbGDJKCDGZ XDMXPDO. aAOZM BMaYPaODIB NCZ NKZIO NJHZ ODHZ RDOC JIZ JA OCZ GJIYJI aPXODJI CJPNZN RJMFDIB JI KMJQZIaIXZ bZAJMZ OaFDIB CZM XPMMZIO KJNDODJI RDOC OCZ GDbMaMT. OCZMZ MZaGGT DN IJOCDIB NPNKDXDJPN DI CZM baXFBMJPIY aIY D RaN DIXGDIZY OJ RMDOZ CZM JAA aN a GZaY, bPO RCZI D BJO TJPM HZNNaBZ D YZXDYZY D RaIOZY OJ HZZO CZM. D OMDZY OJ NZO OCaO PK JIGT OJ bZ OJGY OCaO NCZ DN JPO JA XJPIOMT AJM a RCDGZ. DI XaDMJ. D RDGG NZZ TJP OCZMZ. CaMMT</text:p>
          </table:table-cell>
          <table:table-cell table:formula="of:=SUBSTITUTE([.C47]; [.D44]; [.D45])" office:value-type="string" office:string-value="HaMTaH, DO DN BMZaO OJ CZaM AMJH TJP. RZ YDY KDcF PK NJHZ cCaOOZM a cJPKGZ JA HJIOCN aBJ aIY E RaN HZIODJIZY OCZMZ OJJ, NJ RZ aGMZaYT CaQZ a ADGZ JI CZM. CZM IaHZ DN EJYDZ aIY NCZ RJMFN aN GDaDNJI bZORZZI OCZ bMDODNC GDbMaMT aIY OCZ bMDODNC HPNZPH, MZNZaMcCDIB GDIFN bZORZZI aMOZAacON aIY DHKZMDaG MJHaI OZSON, NJ OCaO ODZN DI RDOC OCZ DIOZGGDBZIcZ TJP CaQZ bZZI MZcZDQDIB. IJOCDIB NPBBZNON OCaO NCZ CaN bZZI DIQJGQZY DI aITOCDIB NCaYT aIY NCZ CaN CZGKZY RDOC NZQZMaG DINPMaIcZ AMaPY caNZN. NCZ CaN aI DIOZMZNODIB bacFBMJPIY. NCZ YDY a KCY JI CPHaI HDBMaODJI NOPYDZN, HaDIGT HaOCZHaODcaG HJYZGGDIB, OCZI HJQZY JI OJ NOPYT FIJRGZYBZ HDBMaODJI RCDcC BJO CZM DIOJ OCZ bDbGDJKCDGZ cDMcPDO. aAOZM BMaYPaODIB NCZ NKZIO NJHZ ODHZ RDOC JIZ JA OCZ GJIYJI aPcODJI CJPNZN RJMFDIB JI KMJQZIaIcZ bZAJMZ OaFDIB CZM cPMMZIO KJNDODJI RDOC OCZ GDbMaMT. OCZMZ MZaGGT DN IJOCDIB NPNKDcDJPN DI CZM bacFBMJPIY aIY D RaN DIcGDIZY OJ RMDOZ CZM JAA aN a GZaY, bPO RCZI D BJO TJPM HZNNaBZ D YZcDYZY D RaIOZY OJ HZZO CZM. D OMDZY OJ NZO OCaO PK JIGT OJ bZ OJGY OCaO NCZ DN JPO JA cJPIOMT AJM a RCDGZ. DI caDMJ. D RDGG NZZ TJP OCZMZ. CaMMT" calcext:value-type="string">
            <text:p>HaMTaH, DO DN BMZaO OJ CZaM AMJH TJP. RZ YDY KDcF PK NJHZ cCaOOZM a cJPKGZ JA HJIOCN aBJ aIY E RaN HZIODJIZY OCZMZ OJJ, NJ RZ aGMZaYT CaQZ a ADGZ JI CZM. CZM IaHZ DN EJYDZ aIY NCZ RJMFN aN GDaDNJI bZORZZI OCZ bMDODNC GDbMaMT aIY OCZ bMDODNC HPNZPH, MZNZaMcCDIB GDIFN bZORZZI aMOZAacON aIY DHKZMDaG MJHaI OZSON, NJ OCaO ODZN DI RDOC OCZ DIOZGGDBZIcZ TJP CaQZ bZZI MZcZDQDIB. IJOCDIB NPBBZNON OCaO NCZ CaN bZZI DIQJGQZY DI aITOCDIB NCaYT aIY NCZ CaN CZGKZY RDOC NZQZMaG DINPMaIcZ AMaPY caNZN. NCZ CaN aI DIOZMZNODIB bacFBMJPIY. NCZ YDY a KCY JI CPHaI HDBMaODJI NOPYDZN, HaDIGT HaOCZHaODcaG HJYZGGDIB, OCZI HJQZY JI OJ NOPYT FIJRGZYBZ HDBMaODJI RCDcC BJO CZM DIOJ OCZ bDbGDJKCDGZ cDMcPDO. aAOZM BMaYPaODIB NCZ NKZIO NJHZ ODHZ RDOC JIZ JA OCZ GJIYJI aPcODJI CJPNZN RJMFDIB JI KMJQZIaIcZ bZAJMZ OaFDIB CZM cPMMZIO KJNDODJI RDOC OCZ GDbMaMT. OCZMZ MZaGGT DN IJOCDIB NPNKDcDJPN DI CZM bacFBMJPIY aIY D RaN DIcGDIZY OJ RMDOZ CZM JAA aN a GZaY, bPO RCZI D BJO TJPM HZNNaBZ D YZcDYZY D RaIOZY OJ HZZO CZM. D OMDZY OJ NZO OCaO PK JIGT OJ bZ OJGY OCaO NCZ DN JPO JA cJPIOMT AJM a RCDGZ. DI caDMJ. D RDGG NZZ TJP OCZMZ. CaMMT</text:p>
          </table:table-cell>
          <table:table-cell table:formula="of:=SUBSTITUTE([.D47]; [.E44]; [.E45])" office:value-type="string" office:string-value="HaMTaH, DO DN BMZaO OJ CZaM AMJH TJP. RZ dDd KDcF PK NJHZ cCaOOZM a cJPKGZ JA HJIOCN aBJ aId E RaN HZIODJIZd OCZMZ OJJ, NJ RZ aGMZadT CaQZ a ADGZ JI CZM. CZM IaHZ DN EJdDZ aId NCZ RJMFN aN GDaDNJI bZORZZI OCZ bMDODNC GDbMaMT aId OCZ bMDODNC HPNZPH, MZNZaMcCDIB GDIFN bZORZZI aMOZAacON aId DHKZMDaG MJHaI OZSON, NJ OCaO ODZN DI RDOC OCZ DIOZGGDBZIcZ TJP CaQZ bZZI MZcZDQDIB. IJOCDIB NPBBZNON OCaO NCZ CaN bZZI DIQJGQZd DI aITOCDIB NCadT aId NCZ CaN CZGKZd RDOC NZQZMaG DINPMaIcZ AMaPd caNZN. NCZ CaN aI DIOZMZNODIB bacFBMJPId. NCZ dDd a KCd JI CPHaI HDBMaODJI NOPdDZN, HaDIGT HaOCZHaODcaG HJdZGGDIB, OCZI HJQZd JI OJ NOPdT FIJRGZdBZ HDBMaODJI RCDcC BJO CZM DIOJ OCZ bDbGDJKCDGZ cDMcPDO. aAOZM BMadPaODIB NCZ NKZIO NJHZ ODHZ RDOC JIZ JA OCZ GJIdJI aPcODJI CJPNZN RJMFDIB JI KMJQZIaIcZ bZAJMZ OaFDIB CZM cPMMZIO KJNDODJI RDOC OCZ GDbMaMT. OCZMZ MZaGGT DN IJOCDIB NPNKDcDJPN DI CZM bacFBMJPId aId D RaN DIcGDIZd OJ RMDOZ CZM JAA aN a GZad, bPO RCZI D BJO TJPM HZNNaBZ D dZcDdZd D RaIOZd OJ HZZO CZM. D OMDZd OJ NZO OCaO PK JIGT OJ bZ OJGd OCaO NCZ DN JPO JA cJPIOMT AJM a RCDGZ. DI caDMJ. D RDGG NZZ TJP OCZMZ. CaMMT" calcext:value-type="string">
            <text:p>HaMTaH, DO DN BMZaO OJ CZaM AMJH TJP. RZ dDd KDcF PK NJHZ cCaOOZM a cJPKGZ JA HJIOCN aBJ aId E RaN HZIODJIZd OCZMZ OJJ, NJ RZ aGMZadT CaQZ a ADGZ JI CZM. CZM IaHZ DN EJdDZ aId NCZ RJMFN aN GDaDNJI bZORZZI OCZ bMDODNC GDbMaMT aId OCZ bMDODNC HPNZPH, MZNZaMcCDIB GDIFN bZORZZI aMOZAacON aId DHKZMDaG MJHaI OZSON, NJ OCaO ODZN DI RDOC OCZ DIOZGGDBZIcZ TJP CaQZ bZZI MZcZDQDIB. IJOCDIB NPBBZNON OCaO NCZ CaN bZZI DIQJGQZd DI aITOCDIB NCadT aId NCZ CaN CZGKZd RDOC NZQZMaG DINPMaIcZ AMaPd caNZN. NCZ CaN aI DIOZMZNODIB bacFBMJPId. NCZ dDd a KCd JI CPHaI HDBMaODJI NOPdDZN, HaDIGT HaOCZHaODcaG HJdZGGDIB, OCZI HJQZd JI OJ NOPdT FIJRGZdBZ HDBMaODJI RCDcC BJO CZM DIOJ OCZ bDbGDJKCDGZ cDMcPDO. aAOZM BMadPaODIB NCZ NKZIO NJHZ ODHZ RDOC JIZ JA OCZ GJIdJI aPcODJI CJPNZN RJMFDIB JI KMJQZIaIcZ bZAJMZ OaFDIB CZM cPMMZIO KJNDODJI RDOC OCZ GDbMaMT. OCZMZ MZaGGT DN IJOCDIB NPNKDcDJPN DI CZM bacFBMJPId aId D RaN DIcGDIZd OJ RMDOZ CZM JAA aN a GZad, bPO RCZI D BJO TJPM HZNNaBZ D dZcDdZd D RaIOZd OJ HZZO CZM. D OMDZd OJ NZO OCaO PK JIGT OJ bZ OJGd OCaO NCZ DN JPO JA cJPIOMT AJM a RCDGZ. DI caDMJ. D RDGG NZZ TJP OCZMZ. CaMMT</text:p>
          </table:table-cell>
          <table:table-cell table:formula="of:=SUBSTITUTE([.E47]; [.F44]; [.F45])" office:value-type="string" office:string-value="HaMTaH, DO DN BMeaO OJ CeaM AMJH TJP. Re dDd KDcF PK NJHe cCaOOeM a cJPKGe JA HJIOCN aBJ aId E RaN HeIODJIed OCeMe OJJ, NJ Re aGMeadT CaQe a ADGe JI CeM. CeM IaHe DN EJdDe aId NCe RJMFN aN GDaDNJI beOReeI OCe bMDODNC GDbMaMT aId OCe bMDODNC HPNePH, MeNeaMcCDIB GDIFN beOReeI aMOeAacON aId DHKeMDaG MJHaI OeSON, NJ OCaO ODeN DI RDOC OCe DIOeGGDBeIce TJP CaQe beeI MeceDQDIB. IJOCDIB NPBBeNON OCaO NCe CaN beeI DIQJGQed DI aITOCDIB NCadT aId NCe CaN CeGKed RDOC NeQeMaG DINPMaIce AMaPd caNeN. NCe CaN aI DIOeMeNODIB bacFBMJPId. NCe dDd a KCd JI CPHaI HDBMaODJI NOPdDeN, HaDIGT HaOCeHaODcaG HJdeGGDIB, OCeI HJQed JI OJ NOPdT FIJRGedBe HDBMaODJI RCDcC BJO CeM DIOJ OCe bDbGDJKCDGe cDMcPDO. aAOeM BMadPaODIB NCe NKeIO NJHe ODHe RDOC JIe JA OCe GJIdJI aPcODJI CJPNeN RJMFDIB JI KMJQeIaIce beAJMe OaFDIB CeM cPMMeIO KJNDODJI RDOC OCe GDbMaMT. OCeMe MeaGGT DN IJOCDIB NPNKDcDJPN DI CeM bacFBMJPId aId D RaN DIcGDIed OJ RMDOe CeM JAA aN a Gead, bPO RCeI D BJO TJPM HeNNaBe D decDded D RaIOed OJ HeeO CeM. D OMDed OJ NeO OCaO PK JIGT OJ be OJGd OCaO NCe DN JPO JA cJPIOMT AJM a RCDGe. DI caDMJ. D RDGG Nee TJP OCeMe. CaMMT" calcext:value-type="string">
            <text:p>HaMTaH, DO DN BMeaO OJ CeaM AMJH TJP. Re dDd KDcF PK NJHe cCaOOeM a cJPKGe JA HJIOCN aBJ aId E RaN HeIODJIed OCeMe OJJ, NJ Re aGMeadT CaQe a ADGe JI CeM. CeM IaHe DN EJdDe aId NCe RJMFN aN GDaDNJI beOReeI OCe bMDODNC GDbMaMT aId OCe bMDODNC HPNePH, MeNeaMcCDIB GDIFN beOReeI aMOeAacON aId DHKeMDaG MJHaI OeSON, NJ OCaO ODeN DI RDOC OCe DIOeGGDBeIce TJP CaQe beeI MeceDQDIB. IJOCDIB NPBBeNON OCaO NCe CaN beeI DIQJGQed DI aITOCDIB NCadT aId NCe CaN CeGKed RDOC NeQeMaG DINPMaIce AMaPd caNeN. NCe CaN aI DIOeMeNODIB bacFBMJPId. NCe dDd a KCd JI CPHaI HDBMaODJI NOPdDeN, HaDIGT HaOCeHaODcaG HJdeGGDIB, OCeI HJQed JI OJ NOPdT FIJRGedBe HDBMaODJI RCDcC BJO CeM DIOJ OCe bDbGDJKCDGe cDMcPDO. aAOeM BMadPaODIB NCe NKeIO NJHe ODHe RDOC JIe JA OCe GJIdJI aPcODJI CJPNeN RJMFDIB JI KMJQeIaIce beAJMe OaFDIB CeM cPMMeIO KJNDODJI RDOC OCe GDbMaMT. OCeMe MeaGGT DN IJOCDIB NPNKDcDJPN DI CeM bacFBMJPId aId D RaN DIcGDIed OJ RMDOe CeM JAA aN a Gead, bPO RCeI D BJO TJPM HeNNaBe D decDded D RaIOed OJ HeeO CeM. D OMDed OJ NeO OCaO PK JIGT OJ be OJGd OCaO NCe DN JPO JA cJPIOMT AJM a RCDGe. DI caDMJ. D RDGG Nee TJP OCeMe. CaMMT</text:p>
          </table:table-cell>
          <table:table-cell table:formula="of:=SUBSTITUTE([.F47]; [.G44]; [.G45])" office:value-type="string" office:string-value="HaMTaH, DO DN BMeaO OJ CeaM fMJH TJP. Re dDd KDcF PK NJHe cCaOOeM a cJPKGe Jf HJIOCN aBJ aId E RaN HeIODJIed OCeMe OJJ, NJ Re aGMeadT CaQe a fDGe JI CeM. CeM IaHe DN EJdDe aId NCe RJMFN aN GDaDNJI beOReeI OCe bMDODNC GDbMaMT aId OCe bMDODNC HPNePH, MeNeaMcCDIB GDIFN beOReeI aMOefacON aId DHKeMDaG MJHaI OeSON, NJ OCaO ODeN DI RDOC OCe DIOeGGDBeIce TJP CaQe beeI MeceDQDIB. IJOCDIB NPBBeNON OCaO NCe CaN beeI DIQJGQed DI aITOCDIB NCadT aId NCe CaN CeGKed RDOC NeQeMaG DINPMaIce fMaPd caNeN. NCe CaN aI DIOeMeNODIB bacFBMJPId. NCe dDd a KCd JI CPHaI HDBMaODJI NOPdDeN, HaDIGT HaOCeHaODcaG HJdeGGDIB, OCeI HJQed JI OJ NOPdT FIJRGedBe HDBMaODJI RCDcC BJO CeM DIOJ OCe bDbGDJKCDGe cDMcPDO. afOeM BMadPaODIB NCe NKeIO NJHe ODHe RDOC JIe Jf OCe GJIdJI aPcODJI CJPNeN RJMFDIB JI KMJQeIaIce befJMe OaFDIB CeM cPMMeIO KJNDODJI RDOC OCe GDbMaMT. OCeMe MeaGGT DN IJOCDIB NPNKDcDJPN DI CeM bacFBMJPId aId D RaN DIcGDIed OJ RMDOe CeM Jff aN a Gead, bPO RCeI D BJO TJPM HeNNaBe D decDded D RaIOed OJ HeeO CeM. D OMDed OJ NeO OCaO PK JIGT OJ be OJGd OCaO NCe DN JPO Jf cJPIOMT fJM a RCDGe. DI caDMJ. D RDGG Nee TJP OCeMe. CaMMT" calcext:value-type="string">
            <text:p>HaMTaH, DO DN BMeaO OJ CeaM fMJH TJP. Re dDd KDcF PK NJHe cCaOOeM a cJPKGe Jf HJIOCN aBJ aId E RaN HeIODJIed OCeMe OJJ, NJ Re aGMeadT CaQe a fDGe JI CeM. CeM IaHe DN EJdDe aId NCe RJMFN aN GDaDNJI beOReeI OCe bMDODNC GDbMaMT aId OCe bMDODNC HPNePH, MeNeaMcCDIB GDIFN beOReeI aMOefacON aId DHKeMDaG MJHaI OeSON, NJ OCaO ODeN DI RDOC OCe DIOeGGDBeIce TJP CaQe beeI MeceDQDIB. IJOCDIB NPBBeNON OCaO NCe CaN beeI DIQJGQed DI aITOCDIB NCadT aId NCe CaN CeGKed RDOC NeQeMaG DINPMaIce fMaPd caNeN. NCe CaN aI DIOeMeNODIB bacFBMJPId. NCe dDd a KCd JI CPHaI HDBMaODJI NOPdDeN, HaDIGT HaOCeHaODcaG HJdeGGDIB, OCeI HJQed JI OJ NOPdT FIJRGedBe HDBMaODJI RCDcC BJO CeM DIOJ OCe bDbGDJKCDGe cDMcPDO. afOeM BMadPaODIB NCe NKeIO NJHe ODHe RDOC JIe Jf OCe GJIdJI aPcODJI CJPNeN RJMFDIB JI KMJQeIaIce befJMe OaFDIB CeM cPMMeIO KJNDODJI RDOC OCe GDbMaMT. OCeMe MeaGGT DN IJOCDIB NPNKDcDJPN DI CeM bacFBMJPId aId D RaN DIcGDIed OJ RMDOe CeM Jff aN a Gead, bPO RCeI D BJO TJPM HeNNaBe D decDded D RaIOed OJ HeeO CeM. D OMDed OJ NeO OCaO PK JIGT OJ be OJGd OCaO NCe DN JPO Jf cJPIOMT fJM a RCDGe. DI caDMJ. D RDGG Nee TJP OCeMe. CaMMT</text:p>
          </table:table-cell>
          <table:table-cell table:formula="of:=SUBSTITUTE([.G47]; [.H44]; [.H45])" office:value-type="string" office:string-value="HaMTaH, DO DN gMeaO OJ CeaM fMJH TJP. Re dDd KDcF PK NJHe cCaOOeM a cJPKGe Jf HJIOCN agJ aId E RaN HeIODJIed OCeMe OJJ, NJ Re aGMeadT CaQe a fDGe JI CeM. CeM IaHe DN EJdDe aId NCe RJMFN aN GDaDNJI beOReeI OCe bMDODNC GDbMaMT aId OCe bMDODNC HPNePH, MeNeaMcCDIg GDIFN beOReeI aMOefacON aId DHKeMDaG MJHaI OeSON, NJ OCaO ODeN DI RDOC OCe DIOeGGDgeIce TJP CaQe beeI MeceDQDIg. IJOCDIg NPggeNON OCaO NCe CaN beeI DIQJGQed DI aITOCDIg NCadT aId NCe CaN CeGKed RDOC NeQeMaG DINPMaIce fMaPd caNeN. NCe CaN aI DIOeMeNODIg bacFgMJPId. NCe dDd a KCd JI CPHaI HDgMaODJI NOPdDeN, HaDIGT HaOCeHaODcaG HJdeGGDIg, OCeI HJQed JI OJ NOPdT FIJRGedge HDgMaODJI RCDcC gJO CeM DIOJ OCe bDbGDJKCDGe cDMcPDO. afOeM gMadPaODIg NCe NKeIO NJHe ODHe RDOC JIe Jf OCe GJIdJI aPcODJI CJPNeN RJMFDIg JI KMJQeIaIce befJMe OaFDIg CeM cPMMeIO KJNDODJI RDOC OCe GDbMaMT. OCeMe MeaGGT DN IJOCDIg NPNKDcDJPN DI CeM bacFgMJPId aId D RaN DIcGDIed OJ RMDOe CeM Jff aN a Gead, bPO RCeI D gJO TJPM HeNNage D decDded D RaIOed OJ HeeO CeM. D OMDed OJ NeO OCaO PK JIGT OJ be OJGd OCaO NCe DN JPO Jf cJPIOMT fJM a RCDGe. DI caDMJ. D RDGG Nee TJP OCeMe. CaMMT" calcext:value-type="string">
            <text:p>HaMTaH, DO DN gMeaO OJ CeaM fMJH TJP. Re dDd KDcF PK NJHe cCaOOeM a cJPKGe Jf HJIOCN agJ aId E RaN HeIODJIed OCeMe OJJ, NJ Re aGMeadT CaQe a fDGe JI CeM. CeM IaHe DN EJdDe aId NCe RJMFN aN GDaDNJI beOReeI OCe bMDODNC GDbMaMT aId OCe bMDODNC HPNePH, MeNeaMcCDIg GDIFN beOReeI aMOefacON aId DHKeMDaG MJHaI OeSON, NJ OCaO ODeN DI RDOC OCe DIOeGGDgeIce TJP CaQe beeI MeceDQDIg. IJOCDIg NPggeNON OCaO NCe CaN beeI DIQJGQed DI aITOCDIg NCadT aId NCe CaN CeGKed RDOC NeQeMaG DINPMaIce fMaPd caNeN. NCe CaN aI DIOeMeNODIg bacFgMJPId. NCe dDd a KCd JI CPHaI HDgMaODJI NOPdDeN, HaDIGT HaOCeHaODcaG HJdeGGDIg, OCeI HJQed JI OJ NOPdT FIJRGedge HDgMaODJI RCDcC gJO CeM DIOJ OCe bDbGDJKCDGe cDMcPDO. afOeM gMadPaODIg NCe NKeIO NJHe ODHe RDOC JIe Jf OCe GJIdJI aPcODJI CJPNeN RJMFDIg JI KMJQeIaIce befJMe OaFDIg CeM cPMMeIO KJNDODJI RDOC OCe GDbMaMT. OCeMe MeaGGT DN IJOCDIg NPNKDcDJPN DI CeM bacFgMJPId aId D RaN DIcGDIed OJ RMDOe CeM Jff aN a Gead, bPO RCeI D gJO TJPM HeNNage D decDded D RaIOed OJ HeeO CeM. D OMDed OJ NeO OCaO PK JIGT OJ be OJGd OCaO NCe DN JPO Jf cJPIOMT fJM a RCDGe. DI caDMJ. D RDGG Nee TJP OCeMe. CaMMT</text:p>
          </table:table-cell>
          <table:table-cell table:formula="of:=SUBSTITUTE([.H47]; [.I44]; [.I45])" office:value-type="string" office:string-value="HaMTaH, DO DN gMeaO OJ heaM fMJH TJP. Re dDd KDcF PK NJHe chaOOeM a cJPKGe Jf HJIOhN agJ aId E RaN HeIODJIed OheMe OJJ, NJ Re aGMeadT haQe a fDGe JI heM. heM IaHe DN EJdDe aId Nhe RJMFN aN GDaDNJI beOReeI Ohe bMDODNh GDbMaMT aId Ohe bMDODNh HPNePH, MeNeaMchDIg GDIFN beOReeI aMOefacON aId DHKeMDaG MJHaI OeSON, NJ OhaO ODeN DI RDOh Ohe DIOeGGDgeIce TJP haQe beeI MeceDQDIg. IJOhDIg NPggeNON OhaO Nhe haN beeI DIQJGQed DI aITOhDIg NhadT aId Nhe haN heGKed RDOh NeQeMaG DINPMaIce fMaPd caNeN. Nhe haN aI DIOeMeNODIg bacFgMJPId. Nhe dDd a Khd JI hPHaI HDgMaODJI NOPdDeN, HaDIGT HaOheHaODcaG HJdeGGDIg, OheI HJQed JI OJ NOPdT FIJRGedge HDgMaODJI RhDch gJO heM DIOJ Ohe bDbGDJKhDGe cDMcPDO. afOeM gMadPaODIg Nhe NKeIO NJHe ODHe RDOh JIe Jf Ohe GJIdJI aPcODJI hJPNeN RJMFDIg JI KMJQeIaIce befJMe OaFDIg heM cPMMeIO KJNDODJI RDOh Ohe GDbMaMT. OheMe MeaGGT DN IJOhDIg NPNKDcDJPN DI heM bacFgMJPId aId D RaN DIcGDIed OJ RMDOe heM Jff aN a Gead, bPO RheI D gJO TJPM HeNNage D decDded D RaIOed OJ HeeO heM. D OMDed OJ NeO OhaO PK JIGT OJ be OJGd OhaO Nhe DN JPO Jf cJPIOMT fJM a RhDGe. DI caDMJ. D RDGG Nee TJP OheMe. haMMT" calcext:value-type="string">
            <text:p>HaMTaH, DO DN gMeaO OJ heaM fMJH TJP. Re dDd KDcF PK NJHe chaOOeM a cJPKGe Jf HJIOhN agJ aId E RaN HeIODJIed OheMe OJJ, NJ Re aGMeadT haQe a fDGe JI heM. heM IaHe DN EJdDe aId Nhe RJMFN aN GDaDNJI beOReeI Ohe bMDODNh GDbMaMT aId Ohe bMDODNh HPNePH, MeNeaMchDIg GDIFN beOReeI aMOefacON aId DHKeMDaG MJHaI OeSON, NJ OhaO ODeN DI RDOh Ohe DIOeGGDgeIce TJP haQe beeI MeceDQDIg. IJOhDIg NPggeNON OhaO Nhe haN beeI DIQJGQed DI aITOhDIg NhadT aId Nhe haN heGKed RDOh NeQeMaG DINPMaIce fMaPd caNeN. Nhe haN aI DIOeMeNODIg bacFgMJPId. Nhe dDd a Khd JI hPHaI HDgMaODJI NOPdDeN, HaDIGT HaOheHaODcaG HJdeGGDIg, OheI HJQed JI OJ NOPdT FIJRGedge HDgMaODJI RhDch gJO heM DIOJ Ohe bDbGDJKhDGe cDMcPDO. afOeM gMadPaODIg Nhe NKeIO NJHe ODHe RDOh JIe Jf Ohe GJIdJI aPcODJI hJPNeN RJMFDIg JI KMJQeIaIce befJMe OaFDIg heM cPMMeIO KJNDODJI RDOh Ohe GDbMaMT. OheMe MeaGGT DN IJOhDIg NPNKDcDJPN DI heM bacFgMJPId aId D RaN DIcGDIed OJ RMDOe heM Jff aN a Gead, bPO RheI D gJO TJPM HeNNage D decDded D RaIOed OJ HeeO heM. D OMDed OJ NeO OhaO PK JIGT OJ be OJGd OhaO Nhe DN JPO Jf cJPIOMT fJM a RhDGe. DI caDMJ. D RDGG Nee TJP OheMe. haMMT</text:p>
          </table:table-cell>
          <table:table-cell table:formula="of:=SUBSTITUTE([.I47]; [.J44]; [.J45])" office:value-type="string" office:string-value="HaMTaH, iO iN gMeaO OJ heaM fMJH TJP. Re did KicF PK NJHe chaOOeM a cJPKGe Jf HJIOhN agJ aId E RaN HeIOiJIed OheMe OJJ, NJ Re aGMeadT haQe a fiGe JI heM. heM IaHe iN EJdie aId Nhe RJMFN aN GiaiNJI beOReeI Ohe bMiOiNh GibMaMT aId Ohe bMiOiNh HPNePH, MeNeaMchiIg GiIFN beOReeI aMOefacON aId iHKeMiaG MJHaI OeSON, NJ OhaO OieN iI RiOh Ohe iIOeGGigeIce TJP haQe beeI MeceiQiIg. IJOhiIg NPggeNON OhaO Nhe haN beeI iIQJGQed iI aITOhiIg NhadT aId Nhe haN heGKed RiOh NeQeMaG iINPMaIce fMaPd caNeN. Nhe haN aI iIOeMeNOiIg bacFgMJPId. Nhe did a Khd JI hPHaI HigMaOiJI NOPdieN, HaiIGT HaOheHaOicaG HJdeGGiIg, OheI HJQed JI OJ NOPdT FIJRGedge HigMaOiJI Rhich gJO heM iIOJ Ohe bibGiJKhiGe ciMcPiO. afOeM gMadPaOiIg Nhe NKeIO NJHe OiHe RiOh JIe Jf Ohe GJIdJI aPcOiJI hJPNeN RJMFiIg JI KMJQeIaIce befJMe OaFiIg heM cPMMeIO KJNiOiJI RiOh Ohe GibMaMT. OheMe MeaGGT iN IJOhiIg NPNKiciJPN iI heM bacFgMJPId aId i RaN iIcGiIed OJ RMiOe heM Jff aN a Gead, bPO RheI i gJO TJPM HeNNage i decided i RaIOed OJ HeeO heM. i OMied OJ NeO OhaO PK JIGT OJ be OJGd OhaO Nhe iN JPO Jf cJPIOMT fJM a RhiGe. iI caiMJ. i RiGG Nee TJP OheMe. haMMT" calcext:value-type="string">
            <text:p>HaMTaH, iO iN gMeaO OJ heaM fMJH TJP. Re did KicF PK NJHe chaOOeM a cJPKGe Jf HJIOhN agJ aId E RaN HeIOiJIed OheMe OJJ, NJ Re aGMeadT haQe a fiGe JI heM. heM IaHe iN EJdie aId Nhe RJMFN aN GiaiNJI beOReeI Ohe bMiOiNh GibMaMT aId Ohe bMiOiNh HPNePH, MeNeaMchiIg GiIFN beOReeI aMOefacON aId iHKeMiaG MJHaI OeSON, NJ OhaO OieN iI RiOh Ohe iIOeGGigeIce TJP haQe beeI MeceiQiIg. IJOhiIg NPggeNON OhaO Nhe haN beeI iIQJGQed iI aITOhiIg NhadT aId Nhe haN heGKed RiOh NeQeMaG iINPMaIce fMaPd caNeN. Nhe haN aI iIOeMeNOiIg bacFgMJPId. Nhe did a Khd JI hPHaI HigMaOiJI NOPdieN, HaiIGT HaOheHaOicaG HJdeGGiIg, OheI HJQed JI OJ NOPdT FIJRGedge HigMaOiJI Rhich gJO heM iIOJ Ohe bibGiJKhiGe ciMcPiO. afOeM gMadPaOiIg Nhe NKeIO NJHe OiHe RiOh JIe Jf Ohe GJIdJI aPcOiJI hJPNeN RJMFiIg JI KMJQeIaIce befJMe OaFiIg heM cPMMeIO KJNiOiJI RiOh Ohe GibMaMT. OheMe MeaGGT iN IJOhiIg NPNKiciJPN iI heM bacFgMJPId aId i RaN iIcGiIed OJ RMiOe heM Jff aN a Gead, bPO RheI i gJO TJPM HeNNage i decided i RaIOed OJ HeeO heM. i OMied OJ NeO OhaO PK JIGT OJ be OJGd OhaO Nhe iN JPO Jf cJPIOMT fJM a RhiGe. iI caiMJ. i RiGG Nee TJP OheMe. haMMT</text:p>
          </table:table-cell>
          <table:table-cell table:formula="of:=SUBSTITUTE([.J47]; [.K44]; [.K45])" office:value-type="string" office:string-value="HaMTaH, iO iN gMeaO OJ heaM fMJH TJP. Re did KicF PK NJHe chaOOeM a cJPKGe Jf HJIOhN agJ aId j RaN HeIOiJIed OheMe OJJ, NJ Re aGMeadT haQe a fiGe JI heM. heM IaHe iN jJdie aId Nhe RJMFN aN GiaiNJI beOReeI Ohe bMiOiNh GibMaMT aId Ohe bMiOiNh HPNePH, MeNeaMchiIg GiIFN beOReeI aMOefacON aId iHKeMiaG MJHaI OeSON, NJ OhaO OieN iI RiOh Ohe iIOeGGigeIce TJP haQe beeI MeceiQiIg. IJOhiIg NPggeNON OhaO Nhe haN beeI iIQJGQed iI aITOhiIg NhadT aId Nhe haN heGKed RiOh NeQeMaG iINPMaIce fMaPd caNeN. Nhe haN aI iIOeMeNOiIg bacFgMJPId. Nhe did a Khd JI hPHaI HigMaOiJI NOPdieN, HaiIGT HaOheHaOicaG HJdeGGiIg, OheI HJQed JI OJ NOPdT FIJRGedge HigMaOiJI Rhich gJO heM iIOJ Ohe bibGiJKhiGe ciMcPiO. afOeM gMadPaOiIg Nhe NKeIO NJHe OiHe RiOh JIe Jf Ohe GJIdJI aPcOiJI hJPNeN RJMFiIg JI KMJQeIaIce befJMe OaFiIg heM cPMMeIO KJNiOiJI RiOh Ohe GibMaMT. OheMe MeaGGT iN IJOhiIg NPNKiciJPN iI heM bacFgMJPId aId i RaN iIcGiIed OJ RMiOe heM Jff aN a Gead, bPO RheI i gJO TJPM HeNNage i decided i RaIOed OJ HeeO heM. i OMied OJ NeO OhaO PK JIGT OJ be OJGd OhaO Nhe iN JPO Jf cJPIOMT fJM a RhiGe. iI caiMJ. i RiGG Nee TJP OheMe. haMMT" calcext:value-type="string">
            <text:p>HaMTaH, iO iN gMeaO OJ heaM fMJH TJP. Re did KicF PK NJHe chaOOeM a cJPKGe Jf HJIOhN agJ aId j RaN HeIOiJIed OheMe OJJ, NJ Re aGMeadT haQe a fiGe JI heM. heM IaHe iN jJdie aId Nhe RJMFN aN GiaiNJI beOReeI Ohe bMiOiNh GibMaMT aId Ohe bMiOiNh HPNePH, MeNeaMchiIg GiIFN beOReeI aMOefacON aId iHKeMiaG MJHaI OeSON, NJ OhaO OieN iI RiOh Ohe iIOeGGigeIce TJP haQe beeI MeceiQiIg. IJOhiIg NPggeNON OhaO Nhe haN beeI iIQJGQed iI aITOhiIg NhadT aId Nhe haN heGKed RiOh NeQeMaG iINPMaIce fMaPd caNeN. Nhe haN aI iIOeMeNOiIg bacFgMJPId. Nhe did a Khd JI hPHaI HigMaOiJI NOPdieN, HaiIGT HaOheHaOicaG HJdeGGiIg, OheI HJQed JI OJ NOPdT FIJRGedge HigMaOiJI Rhich gJO heM iIOJ Ohe bibGiJKhiGe ciMcPiO. afOeM gMadPaOiIg Nhe NKeIO NJHe OiHe RiOh JIe Jf Ohe GJIdJI aPcOiJI hJPNeN RJMFiIg JI KMJQeIaIce befJMe OaFiIg heM cPMMeIO KJNiOiJI RiOh Ohe GibMaMT. OheMe MeaGGT iN IJOhiIg NPNKiciJPN iI heM bacFgMJPId aId i RaN iIcGiIed OJ RMiOe heM Jff aN a Gead, bPO RheI i gJO TJPM HeNNage i decided i RaIOed OJ HeeO heM. i OMied OJ NeO OhaO PK JIGT OJ be OJGd OhaO Nhe iN JPO Jf cJPIOMT fJM a RhiGe. iI caiMJ. i RiGG Nee TJP OheMe. haMMT</text:p>
          </table:table-cell>
          <table:table-cell table:formula="of:=SUBSTITUTE([.K47]; [.L44]; [.L45])" office:value-type="string" office:string-value="HaMTaH, iO iN gMeaO OJ heaM fMJH TJP. Re did Kick PK NJHe chaOOeM a cJPKGe Jf HJIOhN agJ aId j RaN HeIOiJIed OheMe OJJ, NJ Re aGMeadT haQe a fiGe JI heM. heM IaHe iN jJdie aId Nhe RJMkN aN GiaiNJI beOReeI Ohe bMiOiNh GibMaMT aId Ohe bMiOiNh HPNePH, MeNeaMchiIg GiIkN beOReeI aMOefacON aId iHKeMiaG MJHaI OeSON, NJ OhaO OieN iI RiOh Ohe iIOeGGigeIce TJP haQe beeI MeceiQiIg. IJOhiIg NPggeNON OhaO Nhe haN beeI iIQJGQed iI aITOhiIg NhadT aId Nhe haN heGKed RiOh NeQeMaG iINPMaIce fMaPd caNeN. Nhe haN aI iIOeMeNOiIg backgMJPId. Nhe did a Khd JI hPHaI HigMaOiJI NOPdieN, HaiIGT HaOheHaOicaG HJdeGGiIg, OheI HJQed JI OJ NOPdT kIJRGedge HigMaOiJI Rhich gJO heM iIOJ Ohe bibGiJKhiGe ciMcPiO. afOeM gMadPaOiIg Nhe NKeIO NJHe OiHe RiOh JIe Jf Ohe GJIdJI aPcOiJI hJPNeN RJMkiIg JI KMJQeIaIce befJMe OakiIg heM cPMMeIO KJNiOiJI RiOh Ohe GibMaMT. OheMe MeaGGT iN IJOhiIg NPNKiciJPN iI heM backgMJPId aId i RaN iIcGiIed OJ RMiOe heM Jff aN a Gead, bPO RheI i gJO TJPM HeNNage i decided i RaIOed OJ HeeO heM. i OMied OJ NeO OhaO PK JIGT OJ be OJGd OhaO Nhe iN JPO Jf cJPIOMT fJM a RhiGe. iI caiMJ. i RiGG Nee TJP OheMe. haMMT" calcext:value-type="string">
            <text:p>HaMTaH, iO iN gMeaO OJ heaM fMJH TJP. Re did Kick PK NJHe chaOOeM a cJPKGe Jf HJIOhN agJ aId j RaN HeIOiJIed OheMe OJJ, NJ Re aGMeadT haQe a fiGe JI heM. heM IaHe iN jJdie aId Nhe RJMkN aN GiaiNJI beOReeI Ohe bMiOiNh GibMaMT aId Ohe bMiOiNh HPNePH, MeNeaMchiIg GiIkN beOReeI aMOefacON aId iHKeMiaG MJHaI OeSON, NJ OhaO OieN iI RiOh Ohe iIOeGGigeIce TJP haQe beeI MeceiQiIg. IJOhiIg NPggeNON OhaO Nhe haN beeI iIQJGQed iI aITOhiIg NhadT aId Nhe haN heGKed RiOh NeQeMaG iINPMaIce fMaPd caNeN. Nhe haN aI iIOeMeNOiIg backgMJPId. Nhe did a Khd JI hPHaI HigMaOiJI NOPdieN, HaiIGT HaOheHaOicaG HJdeGGiIg, OheI HJQed JI OJ NOPdT kIJRGedge HigMaOiJI Rhich gJO heM iIOJ Ohe bibGiJKhiGe ciMcPiO. afOeM gMadPaOiIg Nhe NKeIO NJHe OiHe RiOh JIe Jf Ohe GJIdJI aPcOiJI hJPNeN RJMkiIg JI KMJQeIaIce befJMe OakiIg heM cPMMeIO KJNiOiJI RiOh Ohe GibMaMT. OheMe MeaGGT iN IJOhiIg NPNKiciJPN iI heM backgMJPId aId i RaN iIcGiIed OJ RMiOe heM Jff aN a Gead, bPO RheI i gJO TJPM HeNNage i decided i RaIOed OJ HeeO heM. i OMied OJ NeO OhaO PK JIGT OJ be OJGd OhaO Nhe iN JPO Jf cJPIOMT fJM a RhiGe. iI caiMJ. i RiGG Nee TJP OheMe. haMMT</text:p>
          </table:table-cell>
          <table:table-cell table:formula="of:=SUBSTITUTE([.L47]; [.M44]; [.M45])" office:value-type="string" office:string-value="HaMTaH, iO iN gMeaO OJ heaM fMJH TJP. Re did Kick PK NJHe chaOOeM a cJPKle Jf HJIOhN agJ aId j RaN HeIOiJIed OheMe OJJ, NJ Re alMeadT haQe a file JI heM. heM IaHe iN jJdie aId Nhe RJMkN aN liaiNJI beOReeI Ohe bMiOiNh libMaMT aId Ohe bMiOiNh HPNePH, MeNeaMchiIg liIkN beOReeI aMOefacON aId iHKeMial MJHaI OeSON, NJ OhaO OieN iI RiOh Ohe iIOelligeIce TJP haQe beeI MeceiQiIg. IJOhiIg NPggeNON OhaO Nhe haN beeI iIQJlQed iI aITOhiIg NhadT aId Nhe haN helKed RiOh NeQeMal iINPMaIce fMaPd caNeN. Nhe haN aI iIOeMeNOiIg backgMJPId. Nhe did a Khd JI hPHaI HigMaOiJI NOPdieN, HaiIlT HaOheHaOical HJdelliIg, OheI HJQed JI OJ NOPdT kIJRledge HigMaOiJI Rhich gJO heM iIOJ Ohe bibliJKhile ciMcPiO. afOeM gMadPaOiIg Nhe NKeIO NJHe OiHe RiOh JIe Jf Ohe lJIdJI aPcOiJI hJPNeN RJMkiIg JI KMJQeIaIce befJMe OakiIg heM cPMMeIO KJNiOiJI RiOh Ohe libMaMT. OheMe MeallT iN IJOhiIg NPNKiciJPN iI heM backgMJPId aId i RaN iIcliIed OJ RMiOe heM Jff aN a lead, bPO RheI i gJO TJPM HeNNage i decided i RaIOed OJ HeeO heM. i OMied OJ NeO OhaO PK JIlT OJ be OJld OhaO Nhe iN JPO Jf cJPIOMT fJM a Rhile. iI caiMJ. i Rill Nee TJP OheMe. haMMT" calcext:value-type="string">
            <text:p>HaMTaH, iO iN gMeaO OJ heaM fMJH TJP. Re did Kick PK NJHe chaOOeM a cJPKle Jf HJIOhN agJ aId j RaN HeIOiJIed OheMe OJJ, NJ Re alMeadT haQe a file JI heM. heM IaHe iN jJdie aId Nhe RJMkN aN liaiNJI beOReeI Ohe bMiOiNh libMaMT aId Ohe bMiOiNh HPNePH, MeNeaMchiIg liIkN beOReeI aMOefacON aId iHKeMial MJHaI OeSON, NJ OhaO OieN iI RiOh Ohe iIOelligeIce TJP haQe beeI MeceiQiIg. IJOhiIg NPggeNON OhaO Nhe haN beeI iIQJlQed iI aITOhiIg NhadT aId Nhe haN helKed RiOh NeQeMal iINPMaIce fMaPd caNeN. Nhe haN aI iIOeMeNOiIg backgMJPId. Nhe did a Khd JI hPHaI HigMaOiJI NOPdieN, HaiIlT HaOheHaOical HJdelliIg, OheI HJQed JI OJ NOPdT kIJRledge HigMaOiJI Rhich gJO heM iIOJ Ohe bibliJKhile ciMcPiO. afOeM gMadPaOiIg Nhe NKeIO NJHe OiHe RiOh JIe Jf Ohe lJIdJI aPcOiJI hJPNeN RJMkiIg JI KMJQeIaIce befJMe OakiIg heM cPMMeIO KJNiOiJI RiOh Ohe libMaMT. OheMe MeallT iN IJOhiIg NPNKiciJPN iI heM backgMJPId aId i RaN iIcliIed OJ RMiOe heM Jff aN a lead, bPO RheI i gJO TJPM HeNNage i decided i RaIOed OJ HeeO heM. i OMied OJ NeO OhaO PK JIlT OJ be OJld OhaO Nhe iN JPO Jf cJPIOMT fJM a Rhile. iI caiMJ. i Rill Nee TJP OheMe. haMMT</text:p>
          </table:table-cell>
          <table:table-cell table:formula="of:=SUBSTITUTE([.M47]; [.N44]; [.N45])" office:value-type="string" office:string-value="maMTam, iO iN gMeaO OJ heaM fMJm TJP. Re did Kick PK NJme chaOOeM a cJPKle Jf mJIOhN agJ aId j RaN meIOiJIed OheMe OJJ, NJ Re alMeadT haQe a file JI heM. heM Iame iN jJdie aId Nhe RJMkN aN liaiNJI beOReeI Ohe bMiOiNh libMaMT aId Ohe bMiOiNh mPNePm, MeNeaMchiIg liIkN beOReeI aMOefacON aId imKeMial MJmaI OeSON, NJ OhaO OieN iI RiOh Ohe iIOelligeIce TJP haQe beeI MeceiQiIg. IJOhiIg NPggeNON OhaO Nhe haN beeI iIQJlQed iI aITOhiIg NhadT aId Nhe haN helKed RiOh NeQeMal iINPMaIce fMaPd caNeN. Nhe haN aI iIOeMeNOiIg backgMJPId. Nhe did a Khd JI hPmaI migMaOiJI NOPdieN, maiIlT maOhemaOical mJdelliIg, OheI mJQed JI OJ NOPdT kIJRledge migMaOiJI Rhich gJO heM iIOJ Ohe bibliJKhile ciMcPiO. afOeM gMadPaOiIg Nhe NKeIO NJme Oime RiOh JIe Jf Ohe lJIdJI aPcOiJI hJPNeN RJMkiIg JI KMJQeIaIce befJMe OakiIg heM cPMMeIO KJNiOiJI RiOh Ohe libMaMT. OheMe MeallT iN IJOhiIg NPNKiciJPN iI heM backgMJPId aId i RaN iIcliIed OJ RMiOe heM Jff aN a lead, bPO RheI i gJO TJPM meNNage i decided i RaIOed OJ meeO heM. i OMied OJ NeO OhaO PK JIlT OJ be OJld OhaO Nhe iN JPO Jf cJPIOMT fJM a Rhile. iI caiMJ. i Rill Nee TJP OheMe. haMMT" calcext:value-type="string">
            <text:p>maMTam, iO iN gMeaO OJ heaM fMJm TJP. Re did Kick PK NJme chaOOeM a cJPKle Jf mJIOhN agJ aId j RaN meIOiJIed OheMe OJJ, NJ Re alMeadT haQe a file JI heM. heM Iame iN jJdie aId Nhe RJMkN aN liaiNJI beOReeI Ohe bMiOiNh libMaMT aId Ohe bMiOiNh mPNePm, MeNeaMchiIg liIkN beOReeI aMOefacON aId imKeMial MJmaI OeSON, NJ OhaO OieN iI RiOh Ohe iIOelligeIce TJP haQe beeI MeceiQiIg. IJOhiIg NPggeNON OhaO Nhe haN beeI iIQJlQed iI aITOhiIg NhadT aId Nhe haN helKed RiOh NeQeMal iINPMaIce fMaPd caNeN. Nhe haN aI iIOeMeNOiIg backgMJPId. Nhe did a Khd JI hPmaI migMaOiJI NOPdieN, maiIlT maOhemaOical mJdelliIg, OheI mJQed JI OJ NOPdT kIJRledge migMaOiJI Rhich gJO heM iIOJ Ohe bibliJKhile ciMcPiO. afOeM gMadPaOiIg Nhe NKeIO NJme Oime RiOh JIe Jf Ohe lJIdJI aPcOiJI hJPNeN RJMkiIg JI KMJQeIaIce befJMe OakiIg heM cPMMeIO KJNiOiJI RiOh Ohe libMaMT. OheMe MeallT iN IJOhiIg NPNKiciJPN iI heM backgMJPId aId i RaN iIcliIed OJ RMiOe heM Jff aN a lead, bPO RheI i gJO TJPM meNNage i decided i RaIOed OJ meeO heM. i OMied OJ NeO OhaO PK JIlT OJ be OJld OhaO Nhe iN JPO Jf cJPIOMT fJM a Rhile. iI caiMJ. i Rill Nee TJP OheMe. haMMT</text:p>
          </table:table-cell>
          <table:table-cell table:formula="of:=SUBSTITUTE([.N47]; [.O44]; [.O45])" office:value-type="string" office:string-value="maMTam, iO iN gMeaO OJ heaM fMJm TJP. Re did Kick PK NJme chaOOeM a cJPKle Jf mJnOhN agJ and j RaN menOiJned OheMe OJJ, NJ Re alMeadT haQe a file Jn heM. heM name iN jJdie and Nhe RJMkN aN liaiNJn beOReen Ohe bMiOiNh libMaMT and Ohe bMiOiNh mPNePm, MeNeaMching linkN beOReen aMOefacON and imKeMial MJman OeSON, NJ OhaO OieN in RiOh Ohe inOelligence TJP haQe been MeceiQing. nJOhing NPggeNON OhaO Nhe haN been inQJlQed in anTOhing NhadT and Nhe haN helKed RiOh NeQeMal inNPMance fMaPd caNeN. Nhe haN an inOeMeNOing backgMJPnd. Nhe did a Khd Jn hPman migMaOiJn NOPdieN, mainlT maOhemaOical mJdelling, Ohen mJQed Jn OJ NOPdT knJRledge migMaOiJn Rhich gJO heM inOJ Ohe bibliJKhile ciMcPiO. afOeM gMadPaOing Nhe NKenO NJme Oime RiOh Jne Jf Ohe lJndJn aPcOiJn hJPNeN RJMking Jn KMJQenance befJMe Oaking heM cPMMenO KJNiOiJn RiOh Ohe libMaMT. OheMe MeallT iN nJOhing NPNKiciJPN in heM backgMJPnd and i RaN inclined OJ RMiOe heM Jff aN a lead, bPO Rhen i gJO TJPM meNNage i decided i RanOed OJ meeO heM. i OMied OJ NeO OhaO PK JnlT OJ be OJld OhaO Nhe iN JPO Jf cJPnOMT fJM a Rhile. in caiMJ. i Rill Nee TJP OheMe. haMMT" calcext:value-type="string">
            <text:p>maMTam, iO iN gMeaO OJ heaM fMJm TJP. Re did Kick PK NJme chaOOeM a cJPKle Jf mJnOhN agJ and j RaN menOiJned OheMe OJJ, NJ Re alMeadT haQe a file Jn heM. heM name iN jJdie and Nhe RJMkN aN liaiNJn beOReen Ohe bMiOiNh libMaMT and Ohe bMiOiNh mPNePm, MeNeaMching linkN beOReen aMOefacON and imKeMial MJman OeSON, NJ OhaO OieN in RiOh Ohe inOelligence TJP haQe been MeceiQing. nJOhing NPggeNON OhaO Nhe haN been inQJlQed in anTOhing NhadT and Nhe haN helKed RiOh NeQeMal inNPMance fMaPd caNeN. Nhe haN an inOeMeNOing backgMJPnd. Nhe did a Khd Jn hPman migMaOiJn NOPdieN, mainlT maOhemaOical mJdelling, Ohen mJQed Jn OJ NOPdT knJRledge migMaOiJn Rhich gJO heM inOJ Ohe bibliJKhile ciMcPiO. afOeM gMadPaOing Nhe NKenO NJme Oime RiOh Jne Jf Ohe lJndJn aPcOiJn hJPNeN RJMking Jn KMJQenance befJMe Oaking heM cPMMenO KJNiOiJn RiOh Ohe libMaMT. OheMe MeallT iN nJOhing NPNKiciJPN in heM backgMJPnd and i RaN inclined OJ RMiOe heM Jff aN a lead, bPO Rhen i gJO TJPM meNNage i decided i RanOed OJ meeO heM. i OMied OJ NeO OhaO PK JnlT OJ be OJld OhaO Nhe iN JPO Jf cJPnOMT fJM a Rhile. in caiMJ. i Rill Nee TJP OheMe. haMMT</text:p>
          </table:table-cell>
          <table:table-cell table:formula="of:=SUBSTITUTE([.O47]; [.P44]; [.P45])" office:value-type="string" office:string-value="maMTam, iO iN gMeaO Oo heaM fMom ToP. Re did Kick PK Nome chaOOeM a coPKle of monOhN ago and j RaN menOioned OheMe Ooo, No Re alMeadT haQe a file on heM. heM name iN jodie and Nhe RoMkN aN liaiNon beOReen Ohe bMiOiNh libMaMT and Ohe bMiOiNh mPNePm, MeNeaMching linkN beOReen aMOefacON and imKeMial Moman OeSON, No OhaO OieN in RiOh Ohe inOelligence ToP haQe been MeceiQing. noOhing NPggeNON OhaO Nhe haN been inQolQed in anTOhing NhadT and Nhe haN helKed RiOh NeQeMal inNPMance fMaPd caNeN. Nhe haN an inOeMeNOing backgMoPnd. Nhe did a Khd on hPman migMaOion NOPdieN, mainlT maOhemaOical modelling, Ohen moQed on Oo NOPdT knoRledge migMaOion Rhich goO heM inOo Ohe biblioKhile ciMcPiO. afOeM gMadPaOing Nhe NKenO Nome Oime RiOh one of Ohe london aPcOion hoPNeN RoMking on KMoQenance befoMe Oaking heM cPMMenO KoNiOion RiOh Ohe libMaMT. OheMe MeallT iN noOhing NPNKicioPN in heM backgMoPnd and i RaN inclined Oo RMiOe heM off aN a lead, bPO Rhen i goO ToPM meNNage i decided i RanOed Oo meeO heM. i OMied Oo NeO OhaO PK onlT Oo be Oold OhaO Nhe iN oPO of coPnOMT foM a Rhile. in caiMo. i Rill Nee ToP OheMe. haMMT" calcext:value-type="string">
            <text:p>maMTam, iO iN gMeaO Oo heaM fMom ToP. Re did Kick PK Nome chaOOeM a coPKle of monOhN ago and j RaN menOioned OheMe Ooo, No Re alMeadT haQe a file on heM. heM name iN jodie and Nhe RoMkN aN liaiNon beOReen Ohe bMiOiNh libMaMT and Ohe bMiOiNh mPNePm, MeNeaMching linkN beOReen aMOefacON and imKeMial Moman OeSON, No OhaO OieN in RiOh Ohe inOelligence ToP haQe been MeceiQing. noOhing NPggeNON OhaO Nhe haN been inQolQed in anTOhing NhadT and Nhe haN helKed RiOh NeQeMal inNPMance fMaPd caNeN. Nhe haN an inOeMeNOing backgMoPnd. Nhe did a Khd on hPman migMaOion NOPdieN, mainlT maOhemaOical modelling, Ohen moQed on Oo NOPdT knoRledge migMaOion Rhich goO heM inOo Ohe biblioKhile ciMcPiO. afOeM gMadPaOing Nhe NKenO Nome Oime RiOh one of Ohe london aPcOion hoPNeN RoMking on KMoQenance befoMe Oaking heM cPMMenO KoNiOion RiOh Ohe libMaMT. OheMe MeallT iN noOhing NPNKicioPN in heM backgMoPnd and i RaN inclined Oo RMiOe heM off aN a lead, bPO Rhen i goO ToPM meNNage i decided i RanOed Oo meeO heM. i OMied Oo NeO OhaO PK onlT Oo be Oold OhaO Nhe iN oPO of coPnOMT foM a Rhile. in caiMo. i Rill Nee ToP OheMe. haMMT</text:p>
          </table:table-cell>
          <table:table-cell table:formula="of:=SUBSTITUTE([.P47]; [.Q44]; [.Q45])" office:value-type="string" office:string-value="maMTam, iO iN gMeaO Oo heaM fMom ToP. Re did pick Pp Nome chaOOeM a coPple of monOhN ago and j RaN menOioned OheMe Ooo, No Re alMeadT haQe a file on heM. heM name iN jodie and Nhe RoMkN aN liaiNon beOReen Ohe bMiOiNh libMaMT and Ohe bMiOiNh mPNePm, MeNeaMching linkN beOReen aMOefacON and impeMial Moman OeSON, No OhaO OieN in RiOh Ohe inOelligence ToP haQe been MeceiQing. noOhing NPggeNON OhaO Nhe haN been inQolQed in anTOhing NhadT and Nhe haN helped RiOh NeQeMal inNPMance fMaPd caNeN. Nhe haN an inOeMeNOing backgMoPnd. Nhe did a phd on hPman migMaOion NOPdieN, mainlT maOhemaOical modelling, Ohen moQed on Oo NOPdT knoRledge migMaOion Rhich goO heM inOo Ohe bibliophile ciMcPiO. afOeM gMadPaOing Nhe NpenO Nome Oime RiOh one of Ohe london aPcOion hoPNeN RoMking on pMoQenance befoMe Oaking heM cPMMenO poNiOion RiOh Ohe libMaMT. OheMe MeallT iN noOhing NPNpicioPN in heM backgMoPnd and i RaN inclined Oo RMiOe heM off aN a lead, bPO Rhen i goO ToPM meNNage i decided i RanOed Oo meeO heM. i OMied Oo NeO OhaO Pp onlT Oo be Oold OhaO Nhe iN oPO of coPnOMT foM a Rhile. in caiMo. i Rill Nee ToP OheMe. haMMT" calcext:value-type="string">
            <text:p>maMTam, iO iN gMeaO Oo heaM fMom ToP. Re did pick Pp Nome chaOOeM a coPple of monOhN ago and j RaN menOioned OheMe Ooo, No Re alMeadT haQe a file on heM. heM name iN jodie and Nhe RoMkN aN liaiNon beOReen Ohe bMiOiNh libMaMT and Ohe bMiOiNh mPNePm, MeNeaMching linkN beOReen aMOefacON and impeMial Moman OeSON, No OhaO OieN in RiOh Ohe inOelligence ToP haQe been MeceiQing. noOhing NPggeNON OhaO Nhe haN been inQolQed in anTOhing NhadT and Nhe haN helped RiOh NeQeMal inNPMance fMaPd caNeN. Nhe haN an inOeMeNOing backgMoPnd. Nhe did a phd on hPman migMaOion NOPdieN, mainlT maOhemaOical modelling, Ohen moQed on Oo NOPdT knoRledge migMaOion Rhich goO heM inOo Ohe bibliophile ciMcPiO. afOeM gMadPaOing Nhe NpenO Nome Oime RiOh one of Ohe london aPcOion hoPNeN RoMking on pMoQenance befoMe Oaking heM cPMMenO poNiOion RiOh Ohe libMaMT. OheMe MeallT iN noOhing NPNpicioPN in heM backgMoPnd and i RaN inclined Oo RMiOe heM off aN a lead, bPO Rhen i goO ToPM meNNage i decided i RanOed Oo meeO heM. i OMied Oo NeO OhaO Pp onlT Oo be Oold OhaO Nhe iN oPO of coPnOMT foM a Rhile. in caiMo. i Rill Nee ToP OheMe. haMMT</text:p>
          </table:table-cell>
          <table:table-cell table:formula="of:=SUBSTITUTE([.Q47]; [.R44]; [.R45])" office:value-type="string" office:string-value="maMTam, iO iN gMeaO Oo heaM fMom ToP. Re did pick Pp Nome chaOOeM a coPple of monOhN ago and j RaN menOioned OheMe Ooo, No Re alMeadT haQe a file on heM. heM name iN jodie and Nhe RoMkN aN liaiNon beOReen Ohe bMiOiNh libMaMT and Ohe bMiOiNh mPNePm, MeNeaMching linkN beOReen aMOefacON and impeMial Moman OeSON, No OhaO OieN in RiOh Ohe inOelligence ToP haQe been MeceiQing. noOhing NPggeNON OhaO Nhe haN been inQolQed in anTOhing NhadT and Nhe haN helped RiOh NeQeMal inNPMance fMaPd caNeN. Nhe haN an inOeMeNOing backgMoPnd. Nhe did a phd on hPman migMaOion NOPdieN, mainlT maOhemaOical modelling, Ohen moQed on Oo NOPdT knoRledge migMaOion Rhich goO heM inOo Ohe bibliophile ciMcPiO. afOeM gMadPaOing Nhe NpenO Nome Oime RiOh one of Ohe london aPcOion hoPNeN RoMking on pMoQenance befoMe Oaking heM cPMMenO poNiOion RiOh Ohe libMaMT. OheMe MeallT iN noOhing NPNpicioPN in heM backgMoPnd and i RaN inclined Oo RMiOe heM off aN a lead, bPO Rhen i goO ToPM meNNage i decided i RanOed Oo meeO heM. i OMied Oo NeO OhaO Pp onlT Oo be Oold OhaO Nhe iN oPO of coPnOMT foM a Rhile. in caiMo. i Rill Nee ToP OheMe. haMMT" calcext:value-type="string">
            <text:p>maMTam, iO iN gMeaO Oo heaM fMom ToP. Re did pick Pp Nome chaOOeM a coPple of monOhN ago and j RaN menOioned OheMe Ooo, No Re alMeadT haQe a file on heM. heM name iN jodie and Nhe RoMkN aN liaiNon beOReen Ohe bMiOiNh libMaMT and Ohe bMiOiNh mPNePm, MeNeaMching linkN beOReen aMOefacON and impeMial Moman OeSON, No OhaO OieN in RiOh Ohe inOelligence ToP haQe been MeceiQing. noOhing NPggeNON OhaO Nhe haN been inQolQed in anTOhing NhadT and Nhe haN helped RiOh NeQeMal inNPMance fMaPd caNeN. Nhe haN an inOeMeNOing backgMoPnd. Nhe did a phd on hPman migMaOion NOPdieN, mainlT maOhemaOical modelling, Ohen moQed on Oo NOPdT knoRledge migMaOion Rhich goO heM inOo Ohe bibliophile ciMcPiO. afOeM gMadPaOing Nhe NpenO Nome Oime RiOh one of Ohe london aPcOion hoPNeN RoMking on pMoQenance befoMe Oaking heM cPMMenO poNiOion RiOh Ohe libMaMT. OheMe MeallT iN noOhing NPNpicioPN in heM backgMoPnd and i RaN inclined Oo RMiOe heM off aN a lead, bPO Rhen i goO ToPM meNNage i decided i RanOed Oo meeO heM. i OMied Oo NeO OhaO Pp onlT Oo be Oold OhaO Nhe iN oPO of coPnOMT foM a Rhile. in caiMo. i Rill Nee ToP OheMe. haMMT</text:p>
          </table:table-cell>
          <table:table-cell table:formula="of:=SUBSTITUTE([.R47]; [.S44]; [.S45])" office:value-type="string" office:string-value="marTam, iO iN greaO Oo hear from ToP. Re did pick Pp Nome chaOOer a coPple of monOhN ago and j RaN menOioned Ohere Ooo, No Re alreadT haQe a file on her. her name iN jodie and Nhe RorkN aN liaiNon beOReen Ohe briOiNh librarT and Ohe briOiNh mPNePm, reNearching linkN beOReen arOefacON and imperial roman OeSON, No OhaO OieN in RiOh Ohe inOelligence ToP haQe been receiQing. noOhing NPggeNON OhaO Nhe haN been inQolQed in anTOhing NhadT and Nhe haN helped RiOh NeQeral inNPrance fraPd caNeN. Nhe haN an inOereNOing backgroPnd. Nhe did a phd on hPman migraOion NOPdieN, mainlT maOhemaOical modelling, Ohen moQed on Oo NOPdT knoRledge migraOion Rhich goO her inOo Ohe bibliophile circPiO. afOer gradPaOing Nhe NpenO Nome Oime RiOh one of Ohe london aPcOion hoPNeN Rorking on proQenance before Oaking her cPrrenO poNiOion RiOh Ohe librarT. Ohere reallT iN noOhing NPNpicioPN in her backgroPnd and i RaN inclined Oo RriOe her off aN a lead, bPO Rhen i goO ToPr meNNage i decided i RanOed Oo meeO her. i Oried Oo NeO OhaO Pp onlT Oo be Oold OhaO Nhe iN oPO of coPnOrT for a Rhile. in cairo. i Rill Nee ToP Ohere. harrT" calcext:value-type="string">
            <text:p>marTam, iO iN greaO Oo hear from ToP. Re did pick Pp Nome chaOOer a coPple of monOhN ago and j RaN menOioned Ohere Ooo, No Re alreadT haQe a file on her. her name iN jodie and Nhe RorkN aN liaiNon beOReen Ohe briOiNh librarT and Ohe briOiNh mPNePm, reNearching linkN beOReen arOefacON and imperial roman OeSON, No OhaO OieN in RiOh Ohe inOelligence ToP haQe been receiQing. noOhing NPggeNON OhaO Nhe haN been inQolQed in anTOhing NhadT and Nhe haN helped RiOh NeQeral inNPrance fraPd caNeN. Nhe haN an inOereNOing backgroPnd. Nhe did a phd on hPman migraOion NOPdieN, mainlT maOhemaOical modelling, Ohen moQed on Oo NOPdT knoRledge migraOion Rhich goO her inOo Ohe bibliophile circPiO. afOer gradPaOing Nhe NpenO Nome Oime RiOh one of Ohe london aPcOion hoPNeN Rorking on proQenance before Oaking her cPrrenO poNiOion RiOh Ohe librarT. Ohere reallT iN noOhing NPNpicioPN in her backgroPnd and i RaN inclined Oo RriOe her off aN a lead, bPO Rhen i goO ToPr meNNage i decided i RanOed Oo meeO her. i Oried Oo NeO OhaO Pp onlT Oo be Oold OhaO Nhe iN oPO of coPnOrT for a Rhile. in cairo. i Rill Nee ToP Ohere. harrT</text:p>
          </table:table-cell>
          <table:table-cell table:formula="of:=SUBSTITUTE([.S47]; [.T44]; [.T45])" office:value-type="string" office:string-value="marTam, iO is greaO Oo hear from ToP. Re did pick Pp some chaOOer a coPple of monOhs ago and j Ras menOioned Ohere Ooo, so Re alreadT haQe a file on her. her name is jodie and she Rorks as liaison beOReen Ohe briOish librarT and Ohe briOish mPsePm, researching links beOReen arOefacOs and imperial roman OeSOs, so OhaO Oies in RiOh Ohe inOelligence ToP haQe been receiQing. noOhing sPggesOs OhaO she has been inQolQed in anTOhing shadT and she has helped RiOh seQeral insPrance fraPd cases. she has an inOeresOing backgroPnd. she did a phd on hPman migraOion sOPdies, mainlT maOhemaOical modelling, Ohen moQed on Oo sOPdT knoRledge migraOion Rhich goO her inOo Ohe bibliophile circPiO. afOer gradPaOing she spenO some Oime RiOh one of Ohe london aPcOion hoPses Rorking on proQenance before Oaking her cPrrenO posiOion RiOh Ohe librarT. Ohere reallT is noOhing sPspicioPs in her backgroPnd and i Ras inclined Oo RriOe her off as a lead, bPO Rhen i goO ToPr message i decided i RanOed Oo meeO her. i Oried Oo seO OhaO Pp onlT Oo be Oold OhaO she is oPO of coPnOrT for a Rhile. in cairo. i Rill see ToP Ohere. harrT" calcext:value-type="string">
            <text:p>marTam, iO is greaO Oo hear from ToP. Re did pick Pp some chaOOer a coPple of monOhs ago and j Ras menOioned Ohere Ooo, so Re alreadT haQe a file on her. her name is jodie and she Rorks as liaison beOReen Ohe briOish librarT and Ohe briOish mPsePm, researching links beOReen arOefacOs and imperial roman OeSOs, so OhaO Oies in RiOh Ohe inOelligence ToP haQe been receiQing. noOhing sPggesOs OhaO she has been inQolQed in anTOhing shadT and she has helped RiOh seQeral insPrance fraPd cases. she has an inOeresOing backgroPnd. she did a phd on hPman migraOion sOPdies, mainlT maOhemaOical modelling, Ohen moQed on Oo sOPdT knoRledge migraOion Rhich goO her inOo Ohe bibliophile circPiO. afOer gradPaOing she spenO some Oime RiOh one of Ohe london aPcOion hoPses Rorking on proQenance before Oaking her cPrrenO posiOion RiOh Ohe librarT. Ohere reallT is noOhing sPspicioPs in her backgroPnd and i Ras inclined Oo RriOe her off as a lead, bPO Rhen i goO ToPr message i decided i RanOed Oo meeO her. i Oried Oo seO OhaO Pp onlT Oo be Oold OhaO she is oPO of coPnOrT for a Rhile. in cairo. i Rill see ToP Ohere. harrT</text:p>
          </table:table-cell>
          <table:table-cell table:formula="of:=SUBSTITUTE([.T47]; [.U44]; [.U45])" office:value-type="string" office:string-value="marTam, it is great to hear from ToP. Re did pick Pp some chatter a coPple of months ago and j Ras mentioned there too, so Re alreadT haQe a file on her. her name is jodie and she Rorks as liaison betReen the british librarT and the british mPsePm, researching links betReen artefacts and imperial roman teSts, so that ties in Rith the intelligence ToP haQe been receiQing. nothing sPggests that she has been inQolQed in anTthing shadT and she has helped Rith seQeral insPrance fraPd cases. she has an interesting backgroPnd. she did a phd on hPman migration stPdies, mainlT mathematical modelling, then moQed on to stPdT knoRledge migration Rhich got her into the bibliophile circPit. after gradPating she spent some time Rith one of the london aPction hoPses Rorking on proQenance before taking her cPrrent position Rith the librarT. there reallT is nothing sPspicioPs in her backgroPnd and i Ras inclined to Rrite her off as a lead, bPt Rhen i got ToPr message i decided i Ranted to meet her. i tried to set that Pp onlT to be told that she is oPt of coPntrT for a Rhile. in cairo. i Rill see ToP there. harrT" calcext:value-type="string">
            <text:p>marTam, it is great to hear from ToP. Re did pick Pp some chatter a coPple of months ago and j Ras mentioned there too, so Re alreadT haQe a file on her. her name is jodie and she Rorks as liaison betReen the british librarT and the british mPsePm, researching links betReen artefacts and imperial roman teSts, so that ties in Rith the intelligence ToP haQe been receiQing. nothing sPggests that she has been inQolQed in anTthing shadT and she has helped Rith seQeral insPrance fraPd cases. she has an interesting backgroPnd. she did a phd on hPman migration stPdies, mainlT mathematical modelling, then moQed on to stPdT knoRledge migration Rhich got her into the bibliophile circPit. after gradPating she spent some time Rith one of the london aPction hoPses Rorking on proQenance before taking her cPrrent position Rith the librarT. there reallT is nothing sPspicioPs in her backgroPnd and i Ras inclined to Rrite her off as a lead, bPt Rhen i got ToPr message i decided i Ranted to meet her. i tried to set that Pp onlT to be told that she is oPt of coPntrT for a Rhile. in cairo. i Rill see ToP there. harrT</text:p>
          </table:table-cell>
          <table:table-cell table:formula="of:=SUBSTITUTE([.U47]; [.V44]; [.V45])" office:value-type="string" office:string-value="marTam, it is great to hear from Tou. Re did pick up some chatter a couple of months ago and j Ras mentioned there too, so Re alreadT haQe a file on her. her name is jodie and she Rorks as liaison betReen the british librarT and the british museum, researching links betReen artefacts and imperial roman teSts, so that ties in Rith the intelligence Tou haQe been receiQing. nothing suggests that she has been inQolQed in anTthing shadT and she has helped Rith seQeral insurance fraud cases. she has an interesting background. she did a phd on human migration studies, mainlT mathematical modelling, then moQed on to studT knoRledge migration Rhich got her into the bibliophile circuit. after graduating she spent some time Rith one of the london auction houses Rorking on proQenance before taking her current position Rith the librarT. there reallT is nothing suspicious in her background and i Ras inclined to Rrite her off as a lead, but Rhen i got Tour message i decided i Ranted to meet her. i tried to set that up onlT to be told that she is out of countrT for a Rhile. in cairo. i Rill see Tou there. harrT" calcext:value-type="string">
            <text:p>marTam, it is great to hear from Tou. Re did pick up some chatter a couple of months ago and j Ras mentioned there too, so Re alreadT haQe a file on her. her name is jodie and she Rorks as liaison betReen the british librarT and the british museum, researching links betReen artefacts and imperial roman teSts, so that ties in Rith the intelligence Tou haQe been receiQing. nothing suggests that she has been inQolQed in anTthing shadT and she has helped Rith seQeral insurance fraud cases. she has an interesting background. she did a phd on human migration studies, mainlT mathematical modelling, then moQed on to studT knoRledge migration Rhich got her into the bibliophile circuit. after graduating she spent some time Rith one of the london auction houses Rorking on proQenance before taking her current position Rith the librarT. there reallT is nothing suspicious in her background and i Ras inclined to Rrite her off as a lead, but Rhen i got Tour message i decided i Ranted to meet her. i tried to set that up onlT to be told that she is out of countrT for a Rhile. in cairo. i Rill see Tou there. harrT</text:p>
          </table:table-cell>
          <table:table-cell table:formula="of:=SUBSTITUTE([.V47]; [.W44]; [.W45])" office:value-type="string" office:string-value="marTam, it is great to hear from Tou. Re did pick up some chatter a couple of months ago and j Ras mentioned there too, so Re alreadT have a file on her. her name is jodie and she Rorks as liaison betReen the british librarT and the british museum, researching links betReen artefacts and imperial roman teSts, so that ties in Rith the intelligence Tou have been receiving. nothing suggests that she has been involved in anTthing shadT and she has helped Rith several insurance fraud cases. she has an interesting background. she did a phd on human migration studies, mainlT mathematical modelling, then moved on to studT knoRledge migration Rhich got her into the bibliophile circuit. after graduating she spent some time Rith one of the london auction houses Rorking on provenance before taking her current position Rith the librarT. there reallT is nothing suspicious in her background and i Ras inclined to Rrite her off as a lead, but Rhen i got Tour message i decided i Ranted to meet her. i tried to set that up onlT to be told that she is out of countrT for a Rhile. in cairo. i Rill see Tou there. harrT" calcext:value-type="string">
            <text:p>marTam, it is great to hear from Tou. Re did pick up some chatter a couple of months ago and j Ras mentioned there too, so Re alreadT have a file on her. her name is jodie and she Rorks as liaison betReen the british librarT and the british museum, researching links betReen artefacts and imperial roman teSts, so that ties in Rith the intelligence Tou have been receiving. nothing suggests that she has been involved in anTthing shadT and she has helped Rith several insurance fraud cases. she has an interesting background. she did a phd on human migration studies, mainlT mathematical modelling, then moved on to studT knoRledge migration Rhich got her into the bibliophile circuit. after graduating she spent some time Rith one of the london auction houses Rorking on provenance before taking her current position Rith the librarT. there reallT is nothing suspicious in her background and i Ras inclined to Rrite her off as a lead, but Rhen i got Tour message i decided i Ranted to meet her. i tried to set that up onlT to be told that she is out of countrT for a Rhile. in cairo. i Rill see Tou there. harrT</text:p>
          </table:table-cell>
          <table:table-cell table:formula="of:=SUBSTITUTE([.W47]; [.X44]; [.X45])" office:value-type="string" office:string-value="marTam, it is great to hear from Tou. we did pick up some chatter a couple of months ago and j was mentioned there too, so we alreadT have a file on her. her name is jodie and she works as liaison between the british librarT and the british museum, researching links between artefacts and imperial roman teSts, so that ties in with the intelligence Tou have been receiving. nothing suggests that she has been involved in anTthing shadT and she has helped with several insurance fraud cases. she has an interesting background. she did a phd on human migration studies, mainlT mathematical modelling, then moved on to studT knowledge migration which got her into the bibliophile circuit. after graduating she spent some time with one of the london auction houses working on provenance before taking her current position with the librarT. there reallT is nothing suspicious in her background and i was inclined to write her off as a lead, but when i got Tour message i decided i wanted to meet her. i tried to set that up onlT to be told that she is out of countrT for a while. in cairo. i will see Tou there. harrT" calcext:value-type="string">
            <text:p>marTam, it is great to hear from Tou. we did pick up some chatter a couple of months ago and j was mentioned there too, so we alreadT have a file on her. her name is jodie and she works as liaison between the british librarT and the british museum, researching links between artefacts and imperial roman teSts, so that ties in with the intelligence Tou have been receiving. nothing suggests that she has been involved in anTthing shadT and she has helped with several insurance fraud cases. she has an interesting background. she did a phd on human migration studies, mainlT mathematical modelling, then moved on to studT knowledge migration which got her into the bibliophile circuit. after graduating she spent some time with one of the london auction houses working on provenance before taking her current position with the librarT. there reallT is nothing suspicious in her background and i was inclined to write her off as a lead, but when i got Tour message i decided i wanted to meet her. i tried to set that up onlT to be told that she is out of countrT for a while. in cairo. i will see Tou there. harrT</text:p>
          </table:table-cell>
          <table:table-cell table:formula="of:=SUBSTITUTE([.X47]; [.Y44]; [.Y45])" office:value-type="string" office:string-value="marTam, it is great to hear from Tou. we did pick up some chatter a couple of months ago and j was mentioned there too, so we alreadT have a file on her. her name is jodie and she works as liaison between the british librarT and the british museum, researching links between artefacts and imperial roman texts, so that ties in with the intelligence Tou have been receiving. nothing suggests that she has been involved in anTthing shadT and she has helped with several insurance fraud cases. she has an interesting background. she did a phd on human migration studies, mainlT mathematical modelling, then moved on to studT knowledge migration which got her into the bibliophile circuit. after graduating she spent some time with one of the london auction houses working on provenance before taking her current position with the librarT. there reallT is nothing suspicious in her background and i was inclined to write her off as a lead, but when i got Tour message i decided i wanted to meet her. i tried to set that up onlT to be told that she is out of countrT for a while. in cairo. i will see Tou there. harrT" calcext:value-type="string">
            <text:p>marTam, it is great to hear from Tou. we did pick up some chatter a couple of months ago and j was mentioned there too, so we alreadT have a file on her. her name is jodie and she works as liaison between the british librarT and the british museum, researching links between artefacts and imperial roman texts, so that ties in with the intelligence Tou have been receiving. nothing suggests that she has been involved in anTthing shadT and she has helped with several insurance fraud cases. she has an interesting background. she did a phd on human migration studies, mainlT mathematical modelling, then moved on to studT knowledge migration which got her into the bibliophile circuit. after graduating she spent some time with one of the london auction houses working on provenance before taking her current position with the librarT. there reallT is nothing suspicious in her background and i was inclined to write her off as a lead, but when i got Tour message i decided i wanted to meet her. i tried to set that up onlT to be told that she is out of countrT for a while. in cairo. i will see Tou there. harrT</text:p>
          </table:table-cell>
          <table:table-cell table:formula="of:=SUBSTITUTE([.Y47]; [.Z44]; [.Z45])" office:value-type="string" office:string-value="maryam, it is great to hear from you. we did pick up some chatter a couple of months ago and j was mentioned there too, so we already have a file on her. her name is jodie and she works as liaison between the british library and the british museum, researching links between artefacts and imperial roman texts, so that ties in with the intelligence you have been receiving. nothing suggests that she has been involved in anything shady and she has helped with several insurance fraud cases. she has an interesting background. she did a phd on human migration studies, mainly mathematical modelling, then moved on to study knowledge migration which got her into the bibliophile circuit. after graduating she spent some time with one of the london auction houses working on provenance before taking her current position with the library. there really is nothing suspicious in her background and i was inclined to write her off as a lead, but when i got your message i decided i wanted to meet her. i tried to set that up only to be told that she is out of country for a while. in cairo. i will see you there. harry" calcext:value-type="string">
            <text:p>maryam, it is great to hear from you. we did pick up some chatter a couple of months ago and j was mentioned there too, so we already have a file on her. her name is jodie and she works as liaison between the british library and the british museum, researching links between artefacts and imperial roman texts, so that ties in with the intelligence you have been receiving. nothing suggests that she has been involved in anything shady and she has helped with several insurance fraud cases. she has an interesting background. she did a phd on human migration studies, mainly mathematical modelling, then moved on to study knowledge migration which got her into the bibliophile circuit. after graduating she spent some time with one of the london auction houses working on provenance before taking her current position with the library. there really is nothing suspicious in her background and i was inclined to write her off as a lead, but when i got your message i decided i wanted to meet her. i tried to set that up only to be told that she is out of country for a while. in cairo. i will see you there. harry</text:p>
          </table:table-cell>
          <table:table-cell table:formula="of:=SUBSTITUTE([.Z47]; [.AA44]; [.AA45])" office:value-type="string" office:string-value="maryam, it is great to hear from you. we did pick up some chatter a couple of months ago and j was mentioned there too, so we already have a file on her. her name is jodie and she works as liaison between the british library and the british museum, researching links between artefacts and imperial roman texts, so that ties in with the intelligence you have been receiving. nothing suggests that she has been involved in anything shady and she has helped with several insurance fraud cases. she has an interesting background. she did a phd on human migration studies, mainly mathematical modelling, then moved on to study knowledge migration which got her into the bibliophile circuit. after graduating she spent some time with one of the london auction houses working on provenance before taking her current position with the library. there really is nothing suspicious in her background and i was inclined to write her off as a lead, but when i got your message i decided i wanted to meet her. i tried to set that up only to be told that she is out of country for a while. in cairo. i will see you there. harry" calcext:value-type="string">
            <text:p>maryam, it is great to hear from you. we did pick up some chatter a couple of months ago and j was mentioned there too, so we already have a file on her. her name is jodie and she works as liaison between the british library and the british museum, researching links between artefacts and imperial roman texts, so that ties in with the intelligence you have been receiving. nothing suggests that she has been involved in anything shady and she has helped with several insurance fraud cases. she has an interesting background. she did a phd on human migration studies, mainly mathematical modelling, then moved on to study knowledge migration which got her into the bibliophile circuit. after graduating she spent some time with one of the london auction houses working on provenance before taking her current position with the library. there really is nothing suspicious in her background and i was inclined to write her off as a lead, but when i got your message i decided i wanted to meet her. i tried to set that up only to be told that she is out of country for a while. in cairo. i will see you there. harry</text:p>
          </table:table-cell>
          <table:table-cell table:number-columns-repeated="997"/>
        </table:table-row>
        <table:table-row table:style-name="ro1">
          <table:table-cell table:style-name="ce1" office:value-type="string" calcext:value-type="string">
            <text:p>generated ciphertext</text:p>
          </table:table-cell>
          <table:table-cell table:formula="of:=SUBSTITUTE(LOWER([.$B$2]); [.B45]; [.B44])" office:value-type="string" office:string-value="hvmtvh, do dn bmzvo oj czvm Vmjh tjp. rz ydy kdxf pk njhz xcvoozm v xjpkgz jV hjiocn vbj viy e rvn hziodjizy oczmz ojj, nj rz vgmzvyt cvqz v Vdgz ji czm. czm ivhz dn ejydz viy ncz rjmfn vn gdvdnji wzorzzi ocz wmdodnc gdwmvmt viy ocz wmdodnc hpnzph, mznzvmxcdib gdifn wzorzzi vmozVvxon viy dhkzmdvg mjhvi ozson, nj ocvo odzn di rdoc ocz diozggdbzixz tjp cvqz wzzi mzxzdqdib. ijocdib npbbznon ocvo ncz cvn wzzi diqjgqzy di vitocdib ncvyt viy ncz cvn czgkzy rdoc nzqzmvg dinpmvixz Vmvpy xvnzn. ncz cvn vi diozmznodib wvxfbmjpiy. ncz ydy v kcy ji cphvi hdbmvodji nopydzn, hvdigt hvoczhvodxvg hjyzggdib, oczi hjqzy ji oj nopyt fijrgzybz hdbmvodji rcdxc bjo czm dioj ocz wdwgdjkcdgz xdmxpdo. vVozm bmvypvodib ncz nkzio njhz odhz rdoc jiz jV ocz gjiyji vpxodji cjpnzn rjmfdib ji kmjqzivixz wzVjmz ovfdib czm xpmmzio kjndodji rdoc ocz gdwmvmt. oczmz mzvggt dn ijocdib npnkdxdjpn di czm wvxfbmjpiy viy d rvn dixgdizy oj rmdoz czm jVV vn v gzvy, wpo rczi d bjo tjpm hznnvbz d yzxdyzy d rviozy oj hzzo czm. d omdzy oj nzo ocvo pk jigt oj wz ojgy ocvo ncz dn jpo jV xjpiomt Vjm v rcdgz. di xvdmj. d rdgg nzz tjp oczmz. cvmmt" calcext:value-type="string">
            <text:p>hvmtvh, do dn bmzvo oj czvm Vmjh tjp. rz ydy kdxf pk njhz xcvoozm v xjpkgz jV hjiocn vbj viy e rvn hziodjizy oczmz ojj, nj rz vgmzvyt cvqz v Vdgz ji czm. czm ivhz dn ejydz viy ncz rjmfn vn gdvdnji wzorzzi ocz wmdodnc gdwmvmt viy ocz wmdodnc hpnzph, mznzvmxcdib gdifn wzorzzi vmozVvxon viy dhkzmdvg mjhvi ozson, nj ocvo odzn di rdoc ocz diozggdbzixz tjp cvqz wzzi mzxzdqdib. ijocdib npbbznon ocvo ncz cvn wzzi diqjgqzy di vitocdib ncvyt viy ncz cvn czgkzy rdoc nzqzmvg dinpmvixz Vmvpy xvnzn. ncz cvn vi diozmznodib wvxfbmjpiy. ncz ydy v kcy ji cphvi hdbmvodji nopydzn, hvdigt hvoczhvodxvg hjyzggdib, oczi hjqzy ji oj nopyt fijrgzybz hdbmvodji rcdxc bjo czm dioj ocz wdwgdjkcdgz xdmxpdo. vVozm bmvypvodib ncz nkzio njhz odhz rdoc jiz jV ocz gjiyji vpxodji cjpnzn rjmfdib ji kmjqzivixz wzVjmz ovfdib czm xpmmzio kjndodji rdoc ocz gdwmvmt. oczmz mzvggt dn ijocdib npnkdxdjpn di czm wvxfbmjpiy viy d rvn dixgdizy oj rmdoz czm jVV vn v gzvy, wpo rczi d bjo tjpm hznnvbz d yzxdyzy d rviozy oj hzzo czm. d omdzy oj nzo ocvo pk jigt oj wz ojgy ocvo ncz dn jpo jV xjpiomt Vjm v rcdgz. di xvdmj. d rdgg nzz tjp oczmz. cvmmt</text:p>
          </table:table-cell>
          <table:table-cell table:formula="of:=SUBSTITUTE([.B48]; [.C45]; [.C44])" office:value-type="string" office:string-value="hvmtvh, do dn Wmzvo oj czvm Vmjh tjp. rz ydy kdxf pk njhz xcvoozm v xjpkgz jV hjiocn vWj viy e rvn hziodjizy oczmz ojj, nj rz vgmzvyt cvqz v Vdgz ji czm. czm ivhz dn ejydz viy ncz rjmfn vn gdvdnji wzorzzi ocz wmdodnc gdwmvmt viy ocz wmdodnc hpnzph, mznzvmxcdiW gdifn wzorzzi vmozVvxon viy dhkzmdvg mjhvi ozson, nj ocvo odzn di rdoc ocz diozggdWzixz tjp cvqz wzzi mzxzdqdiW. ijocdiW npWWznon ocvo ncz cvn wzzi diqjgqzy di vitocdiW ncvyt viy ncz cvn czgkzy rdoc nzqzmvg dinpmvixz Vmvpy xvnzn. ncz cvn vi diozmznodiW wvxfWmjpiy. ncz ydy v kcy ji cphvi hdWmvodji nopydzn, hvdigt hvoczhvodxvg hjyzggdiW, oczi hjqzy ji oj nopyt fijrgzyWz hdWmvodji rcdxc Wjo czm dioj ocz wdwgdjkcdgz xdmxpdo. vVozm WmvypvodiW ncz nkzio njhz odhz rdoc jiz jV ocz gjiyji vpxodji cjpnzn rjmfdiW ji kmjqzivixz wzVjmz ovfdiW czm xpmmzio kjndodji rdoc ocz gdwmvmt. oczmz mzvggt dn ijocdiW npnkdxdjpn di czm wvxfWmjpiy viy d rvn dixgdizy oj rmdoz czm jVV vn v gzvy, wpo rczi d Wjo tjpm hznnvWz d yzxdyzy d rviozy oj hzzo czm. d omdzy oj nzo ocvo pk jigt oj wz ojgy ocvo ncz dn jpo jV xjpiomt Vjm v rcdgz. di xvdmj. d rdgg nzz tjp oczmz. cvmmt" calcext:value-type="string">
            <text:p>hvmtvh, do dn Wmzvo oj czvm Vmjh tjp. rz ydy kdxf pk njhz xcvoozm v xjpkgz jV hjiocn vWj viy e rvn hziodjizy oczmz ojj, nj rz vgmzvyt cvqz v Vdgz ji czm. czm ivhz dn ejydz viy ncz rjmfn vn gdvdnji wzorzzi ocz wmdodnc gdwmvmt viy ocz wmdodnc hpnzph, mznzvmxcdiW gdifn wzorzzi vmozVvxon viy dhkzmdvg mjhvi ozson, nj ocvo odzn di rdoc ocz diozggdWzixz tjp cvqz wzzi mzxzdqdiW. ijocdiW npWWznon ocvo ncz cvn wzzi diqjgqzy di vitocdiW ncvyt viy ncz cvn czgkzy rdoc nzqzmvg dinpmvixz Vmvpy xvnzn. ncz cvn vi diozmznodiW wvxfWmjpiy. ncz ydy v kcy ji cphvi hdWmvodji nopydzn, hvdigt hvoczhvodxvg hjyzggdiW, oczi hjqzy ji oj nopyt fijrgzyWz hdWmvodji rcdxc Wjo czm dioj ocz wdwgdjkcdgz xdmxpdo. vVozm WmvypvodiW ncz nkzio njhz odhz rdoc jiz jV ocz gjiyji vpxodji cjpnzn rjmfdiW ji kmjqzivixz wzVjmz ovfdiW czm xpmmzio kjndodji rdoc ocz gdwmvmt. oczmz mzvggt dn ijocdiW npnkdxdjpn di czm wvxfWmjpiy viy d rvn dixgdizy oj rmdoz czm jVV vn v gzvy, wpo rczi d Wjo tjpm hznnvWz d yzxdyzy d rviozy oj hzzo czm. d omdzy oj nzo ocvo pk jigt oj wz ojgy ocvo ncz dn jpo jV xjpiomt Vjm v rcdgz. di xvdmj. d rdgg nzz tjp oczmz. cvmmt</text:p>
          </table:table-cell>
          <table:table-cell table:formula="of:=SUBSTITUTE([.C48]; [.D45]; [.D44])" office:value-type="string" office:string-value="hvmtvh, do dn Wmzvo oj Xzvm Vmjh tjp. rz ydy kdxf pk njhz xXvoozm v xjpkgz jV hjioXn vWj viy e rvn hziodjizy oXzmz ojj, nj rz vgmzvyt Xvqz v Vdgz ji Xzm. Xzm ivhz dn ejydz viy nXz rjmfn vn gdvdnji wzorzzi oXz wmdodnX gdwmvmt viy oXz wmdodnX hpnzph, mznzvmxXdiW gdifn wzorzzi vmozVvxon viy dhkzmdvg mjhvi ozson, nj oXvo odzn di rdoX oXz diozggdWzixz tjp Xvqz wzzi mzxzdqdiW. ijoXdiW npWWznon oXvo nXz Xvn wzzi diqjgqzy di vitoXdiW nXvyt viy nXz Xvn Xzgkzy rdoX nzqzmvg dinpmvixz Vmvpy xvnzn. nXz Xvn vi diozmznodiW wvxfWmjpiy. nXz ydy v kXy ji Xphvi hdWmvodji nopydzn, hvdigt hvoXzhvodxvg hjyzggdiW, oXzi hjqzy ji oj nopyt fijrgzyWz hdWmvodji rXdxX Wjo Xzm dioj oXz wdwgdjkXdgz xdmxpdo. vVozm WmvypvodiW nXz nkzio njhz odhz rdoX jiz jV oXz gjiyji vpxodji Xjpnzn rjmfdiW ji kmjqzivixz wzVjmz ovfdiW Xzm xpmmzio kjndodji rdoX oXz gdwmvmt. oXzmz mzvggt dn ijoXdiW npnkdxdjpn di Xzm wvxfWmjpiy viy d rvn dixgdizy oj rmdoz Xzm jVV vn v gzvy, wpo rXzi d Wjo tjpm hznnvWz d yzxdyzy d rviozy oj hzzo Xzm. d omdzy oj nzo oXvo pk jigt oj wz ojgy oXvo nXz dn jpo jV xjpiomt Vjm v rXdgz. di xvdmj. d rdgg nzz tjp oXzmz. Xvmmt" calcext:value-type="string">
            <text:p>hvmtvh, do dn Wmzvo oj Xzvm Vmjh tjp. rz ydy kdxf pk njhz xXvoozm v xjpkgz jV hjioXn vWj viy e rvn hziodjizy oXzmz ojj, nj rz vgmzvyt Xvqz v Vdgz ji Xzm. Xzm ivhz dn ejydz viy nXz rjmfn vn gdvdnji wzorzzi oXz wmdodnX gdwmvmt viy oXz wmdodnX hpnzph, mznzvmxXdiW gdifn wzorzzi vmozVvxon viy dhkzmdvg mjhvi ozson, nj oXvo odzn di rdoX oXz diozggdWzixz tjp Xvqz wzzi mzxzdqdiW. ijoXdiW npWWznon oXvo nXz Xvn wzzi diqjgqzy di vitoXdiW nXvyt viy nXz Xvn Xzgkzy rdoX nzqzmvg dinpmvixz Vmvpy xvnzn. nXz Xvn vi diozmznodiW wvxfWmjpiy. nXz ydy v kXy ji Xphvi hdWmvodji nopydzn, hvdigt hvoXzhvodxvg hjyzggdiW, oXzi hjqzy ji oj nopyt fijrgzyWz hdWmvodji rXdxX Wjo Xzm dioj oXz wdwgdjkXdgz xdmxpdo. vVozm WmvypvodiW nXz nkzio njhz odhz rdoX jiz jV oXz gjiyji vpxodji Xjpnzn rjmfdiW ji kmjqzivixz wzVjmz ovfdiW Xzm xpmmzio kjndodji rdoX oXz gdwmvmt. oXzmz mzvggt dn ijoXdiW npnkdxdjpn di Xzm wvxfWmjpiy viy d rvn dixgdizy oj rmdoz Xzm jVV vn v gzvy, wpo rXzi d Wjo tjpm hznnvWz d yzxdyzy d rviozy oj hzzo Xzm. d omdzy oj nzo oXvo pk jigt oj wz ojgy oXvo nXz dn jpo jV xjpiomt Vjm v rXdgz. di xvdmj. d rdgg nzz tjp oXzmz. Xvmmt</text:p>
          </table:table-cell>
          <table:table-cell table:formula="of:=SUBSTITUTE([.D48]; [.E45]; [.E44])" office:value-type="string" office:string-value="hvmtvh, Yo Yn Wmzvo oj Xzvm Vmjh tjp. rz yYy kYxf pk njhz xXvoozm v xjpkgz jV hjioXn vWj viy e rvn hzioYjizy oXzmz ojj, nj rz vgmzvyt Xvqz v VYgz ji Xzm. Xzm ivhz Yn ejyYz viy nXz rjmfn vn gYvYnji wzorzzi oXz wmYoYnX gYwmvmt viy oXz wmYoYnX hpnzph, mznzvmxXYiW gYifn wzorzzi vmozVvxon viy YhkzmYvg mjhvi ozson, nj oXvo oYzn Yi rYoX oXz YiozggYWzixz tjp Xvqz wzzi mzxzYqYiW. ijoXYiW npWWznon oXvo nXz Xvn wzzi Yiqjgqzy Yi vitoXYiW nXvyt viy nXz Xvn Xzgkzy rYoX nzqzmvg Yinpmvixz Vmvpy xvnzn. nXz Xvn vi YiozmznoYiW wvxfWmjpiy. nXz yYy v kXy ji Xphvi hYWmvoYji nopyYzn, hvYigt hvoXzhvoYxvg hjyzggYiW, oXzi hjqzy ji oj nopyt fijrgzyWz hYWmvoYji rXYxX Wjo Xzm Yioj oXz wYwgYjkXYgz xYmxpYo. vVozm WmvypvoYiW nXz nkzio njhz oYhz rYoX jiz jV oXz gjiyji vpxoYji Xjpnzn rjmfYiW ji kmjqzivixz wzVjmz ovfYiW Xzm xpmmzio kjnYoYji rYoX oXz gYwmvmt. oXzmz mzvggt Yn ijoXYiW npnkYxYjpn Yi Xzm wvxfWmjpiy viy Y rvn YixgYizy oj rmYoz Xzm jVV vn v gzvy, wpo rXzi Y Wjo tjpm hznnvWz Y yzxYyzy Y rviozy oj hzzo Xzm. Y omYzy oj nzo oXvo pk jigt oj wz ojgy oXvo nXz Yn jpo jV xjpiomt Vjm v rXYgz. Yi xvYmj. Y rYgg nzz tjp oXzmz. Xvmmt" calcext:value-type="string">
            <text:p>hvmtvh, Yo Yn Wmzvo oj Xzvm Vmjh tjp. rz yYy kYxf pk njhz xXvoozm v xjpkgz jV hjioXn vWj viy e rvn hzioYjizy oXzmz ojj, nj rz vgmzvyt Xvqz v VYgz ji Xzm. Xzm ivhz Yn ejyYz viy nXz rjmfn vn gYvYnji wzorzzi oXz wmYoYnX gYwmvmt viy oXz wmYoYnX hpnzph, mznzvmxXYiW gYifn wzorzzi vmozVvxon viy YhkzmYvg mjhvi ozson, nj oXvo oYzn Yi rYoX oXz YiozggYWzixz tjp Xvqz wzzi mzxzYqYiW. ijoXYiW npWWznon oXvo nXz Xvn wzzi Yiqjgqzy Yi vitoXYiW nXvyt viy nXz Xvn Xzgkzy rYoX nzqzmvg Yinpmvixz Vmvpy xvnzn. nXz Xvn vi YiozmznoYiW wvxfWmjpiy. nXz yYy v kXy ji Xphvi hYWmvoYji nopyYzn, hvYigt hvoXzhvoYxvg hjyzggYiW, oXzi hjqzy ji oj nopyt fijrgzyWz hYWmvoYji rXYxX Wjo Xzm Yioj oXz wYwgYjkXYgz xYmxpYo. vVozm WmvypvoYiW nXz nkzio njhz oYhz rYoX jiz jV oXz gjiyji vpxoYji Xjpnzn rjmfYiW ji kmjqzivixz wzVjmz ovfYiW Xzm xpmmzio kjnYoYji rYoX oXz gYwmvmt. oXzmz mzvggt Yn ijoXYiW npnkYxYjpn Yi Xzm wvxfWmjpiy viy Y rvn YixgYizy oj rmYoz Xzm jVV vn v gzvy, wpo rXzi Y Wjo tjpm hznnvWz Y yzxYyzy Y rviozy oj hzzo Xzm. Y omYzy oj nzo oXvo pk jigt oj wz ojgy oXvo nXz Yn jpo jV xjpiomt Vjm v rXYgz. Yi xvYmj. Y rYgg nzz tjp oXzmz. Xvmmt</text:p>
          </table:table-cell>
          <table:table-cell table:formula="of:=SUBSTITUTE([.E48]; [.F45]; [.F44])" office:value-type="string" office:string-value="hvmtvh, Yo Yn Wmzvo oj Xzvm Vmjh tjp. rz yYy kYxf pk njhz xXvoozm v xjpkgz jV hjioXn vWj viy Z rvn hzioYjizy oXzmz ojj, nj rz vgmzvyt Xvqz v VYgz ji Xzm. Xzm ivhz Yn ZjyYz viy nXz rjmfn vn gYvYnji wzorzzi oXz wmYoYnX gYwmvmt viy oXz wmYoYnX hpnzph, mznzvmxXYiW gYifn wzorzzi vmozVvxon viy YhkzmYvg mjhvi ozson, nj oXvo oYzn Yi rYoX oXz YiozggYWzixz tjp Xvqz wzzi mzxzYqYiW. ijoXYiW npWWznon oXvo nXz Xvn wzzi Yiqjgqzy Yi vitoXYiW nXvyt viy nXz Xvn Xzgkzy rYoX nzqzmvg Yinpmvixz Vmvpy xvnzn. nXz Xvn vi YiozmznoYiW wvxfWmjpiy. nXz yYy v kXy ji Xphvi hYWmvoYji nopyYzn, hvYigt hvoXzhvoYxvg hjyzggYiW, oXzi hjqzy ji oj nopyt fijrgzyWz hYWmvoYji rXYxX Wjo Xzm Yioj oXz wYwgYjkXYgz xYmxpYo. vVozm WmvypvoYiW nXz nkzio njhz oYhz rYoX jiz jV oXz gjiyji vpxoYji Xjpnzn rjmfYiW ji kmjqzivixz wzVjmz ovfYiW Xzm xpmmzio kjnYoYji rYoX oXz gYwmvmt. oXzmz mzvggt Yn ijoXYiW npnkYxYjpn Yi Xzm wvxfWmjpiy viy Y rvn YixgYizy oj rmYoz Xzm jVV vn v gzvy, wpo rXzi Y Wjo tjpm hznnvWz Y yzxYyzy Y rviozy oj hzzo Xzm. Y omYzy oj nzo oXvo pk jigt oj wz ojgy oXvo nXz Yn jpo jV xjpiomt Vjm v rXYgz. Yi xvYmj. Y rYgg nzz tjp oXzmz. Xvmmt" calcext:value-type="string">
            <text:p>hvmtvh, Yo Yn Wmzvo oj Xzvm Vmjh tjp. rz yYy kYxf pk njhz xXvoozm v xjpkgz jV hjioXn vWj viy Z rvn hzioYjizy oXzmz ojj, nj rz vgmzvyt Xvqz v VYgz ji Xzm. Xzm ivhz Yn ZjyYz viy nXz rjmfn vn gYvYnji wzorzzi oXz wmYoYnX gYwmvmt viy oXz wmYoYnX hpnzph, mznzvmxXYiW gYifn wzorzzi vmozVvxon viy YhkzmYvg mjhvi ozson, nj oXvo oYzn Yi rYoX oXz YiozggYWzixz tjp Xvqz wzzi mzxzYqYiW. ijoXYiW npWWznon oXvo nXz Xvn wzzi Yiqjgqzy Yi vitoXYiW nXvyt viy nXz Xvn Xzgkzy rYoX nzqzmvg Yinpmvixz Vmvpy xvnzn. nXz Xvn vi YiozmznoYiW wvxfWmjpiy. nXz yYy v kXy ji Xphvi hYWmvoYji nopyYzn, hvYigt hvoXzhvoYxvg hjyzggYiW, oXzi hjqzy ji oj nopyt fijrgzyWz hYWmvoYji rXYxX Wjo Xzm Yioj oXz wYwgYjkXYgz xYmxpYo. vVozm WmvypvoYiW nXz nkzio njhz oYhz rYoX jiz jV oXz gjiyji vpxoYji Xjpnzn rjmfYiW ji kmjqzivixz wzVjmz ovfYiW Xzm xpmmzio kjnYoYji rYoX oXz gYwmvmt. oXzmz mzvggt Yn ijoXYiW npnkYxYjpn Yi Xzm wvxfWmjpiy viy Y rvn YixgYizy oj rmYoz Xzm jVV vn v gzvy, wpo rXzi Y Wjo tjpm hznnvWz Y yzxYyzy Y rviozy oj hzzo Xzm. Y omYzy oj nzo oXvo pk jigt oj wz ojgy oXvo nXz Yn jpo jV xjpiomt Vjm v rXYgz. Yi xvYmj. Y rYgg nzz tjp oXzmz. Xvmmt</text:p>
          </table:table-cell>
          <table:table-cell table:formula="of:=SUBSTITUTE([.F48]; [.G45]; [.G44])" office:value-type="string" office:string-value="hvmtvh, Yo Yn Wmzvo oj Xzvm Vmjh tjp. rz yYy kYxA pk njhz xXvoozm v xjpkgz jV hjioXn vWj viy Z rvn hzioYjizy oXzmz ojj, nj rz vgmzvyt Xvqz v VYgz ji Xzm. Xzm ivhz Yn ZjyYz viy nXz rjmAn vn gYvYnji wzorzzi oXz wmYoYnX gYwmvmt viy oXz wmYoYnX hpnzph, mznzvmxXYiW gYiAn wzorzzi vmozVvxon viy YhkzmYvg mjhvi ozson, nj oXvo oYzn Yi rYoX oXz YiozggYWzixz tjp Xvqz wzzi mzxzYqYiW. ijoXYiW npWWznon oXvo nXz Xvn wzzi Yiqjgqzy Yi vitoXYiW nXvyt viy nXz Xvn Xzgkzy rYoX nzqzmvg Yinpmvixz Vmvpy xvnzn. nXz Xvn vi YiozmznoYiW wvxAWmjpiy. nXz yYy v kXy ji Xphvi hYWmvoYji nopyYzn, hvYigt hvoXzhvoYxvg hjyzggYiW, oXzi hjqzy ji oj nopyt AijrgzyWz hYWmvoYji rXYxX Wjo Xzm Yioj oXz wYwgYjkXYgz xYmxpYo. vVozm WmvypvoYiW nXz nkzio njhz oYhz rYoX jiz jV oXz gjiyji vpxoYji Xjpnzn rjmAYiW ji kmjqzivixz wzVjmz ovAYiW Xzm xpmmzio kjnYoYji rYoX oXz gYwmvmt. oXzmz mzvggt Yn ijoXYiW npnkYxYjpn Yi Xzm wvxAWmjpiy viy Y rvn YixgYizy oj rmYoz Xzm jVV vn v gzvy, wpo rXzi Y Wjo tjpm hznnvWz Y yzxYyzy Y rviozy oj hzzo Xzm. Y omYzy oj nzo oXvo pk jigt oj wz ojgy oXvo nXz Yn jpo jV xjpiomt Vjm v rXYgz. Yi xvYmj. Y rYgg nzz tjp oXzmz. Xvmmt" calcext:value-type="string">
            <text:p>hvmtvh, Yo Yn Wmzvo oj Xzvm Vmjh tjp. rz yYy kYxA pk njhz xXvoozm v xjpkgz jV hjioXn vWj viy Z rvn hzioYjizy oXzmz ojj, nj rz vgmzvyt Xvqz v VYgz ji Xzm. Xzm ivhz Yn ZjyYz viy nXz rjmAn vn gYvYnji wzorzzi oXz wmYoYnX gYwmvmt viy oXz wmYoYnX hpnzph, mznzvmxXYiW gYiAn wzorzzi vmozVvxon viy YhkzmYvg mjhvi ozson, nj oXvo oYzn Yi rYoX oXz YiozggYWzixz tjp Xvqz wzzi mzxzYqYiW. ijoXYiW npWWznon oXvo nXz Xvn wzzi Yiqjgqzy Yi vitoXYiW nXvyt viy nXz Xvn Xzgkzy rYoX nzqzmvg Yinpmvixz Vmvpy xvnzn. nXz Xvn vi YiozmznoYiW wvxAWmjpiy. nXz yYy v kXy ji Xphvi hYWmvoYji nopyYzn, hvYigt hvoXzhvoYxvg hjyzggYiW, oXzi hjqzy ji oj nopyt AijrgzyWz hYWmvoYji rXYxX Wjo Xzm Yioj oXz wYwgYjkXYgz xYmxpYo. vVozm WmvypvoYiW nXz nkzio njhz oYhz rYoX jiz jV oXz gjiyji vpxoYji Xjpnzn rjmAYiW ji kmjqzivixz wzVjmz ovAYiW Xzm xpmmzio kjnYoYji rYoX oXz gYwmvmt. oXzmz mzvggt Yn ijoXYiW npnkYxYjpn Yi Xzm wvxAWmjpiy viy Y rvn YixgYizy oj rmYoz Xzm jVV vn v gzvy, wpo rXzi Y Wjo tjpm hznnvWz Y yzxYyzy Y rviozy oj hzzo Xzm. Y omYzy oj nzo oXvo pk jigt oj wz ojgy oXvo nXz Yn jpo jV xjpiomt Vjm v rXYgz. Yi xvYmj. Y rYgg nzz tjp oXzmz. Xvmmt</text:p>
          </table:table-cell>
          <table:table-cell table:formula="of:=SUBSTITUTE([.G48]; [.H45]; [.H44])" office:value-type="string" office:string-value="hvmtvh, Yo Yn Wmzvo oj Xzvm Vmjh tjp. rz yYy kYxA pk njhz xXvoozm v xjpkBz jV hjioXn vWj viy Z rvn hzioYjizy oXzmz ojj, nj rz vBmzvyt Xvqz v VYBz ji Xzm. Xzm ivhz Yn ZjyYz viy nXz rjmAn vn BYvYnji wzorzzi oXz wmYoYnX BYwmvmt viy oXz wmYoYnX hpnzph, mznzvmxXYiW BYiAn wzorzzi vmozVvxon viy YhkzmYvB mjhvi ozson, nj oXvo oYzn Yi rYoX oXz YiozBBYWzixz tjp Xvqz wzzi mzxzYqYiW. ijoXYiW npWWznon oXvo nXz Xvn wzzi YiqjBqzy Yi vitoXYiW nXvyt viy nXz Xvn XzBkzy rYoX nzqzmvB Yinpmvixz Vmvpy xvnzn. nXz Xvn vi YiozmznoYiW wvxAWmjpiy. nXz yYy v kXy ji Xphvi hYWmvoYji nopyYzn, hvYiBt hvoXzhvoYxvB hjyzBBYiW, oXzi hjqzy ji oj nopyt AijrBzyWz hYWmvoYji rXYxX Wjo Xzm Yioj oXz wYwBYjkXYBz xYmxpYo. vVozm WmvypvoYiW nXz nkzio njhz oYhz rYoX jiz jV oXz Bjiyji vpxoYji Xjpnzn rjmAYiW ji kmjqzivixz wzVjmz ovAYiW Xzm xpmmzio kjnYoYji rYoX oXz BYwmvmt. oXzmz mzvBBt Yn ijoXYiW npnkYxYjpn Yi Xzm wvxAWmjpiy viy Y rvn YixBYizy oj rmYoz Xzm jVV vn v Bzvy, wpo rXzi Y Wjo tjpm hznnvWz Y yzxYyzy Y rviozy oj hzzo Xzm. Y omYzy oj nzo oXvo pk jiBt oj wz ojBy oXvo nXz Yn jpo jV xjpiomt Vjm v rXYBz. Yi xvYmj. Y rYBB nzz tjp oXzmz. Xvmmt" calcext:value-type="string">
            <text:p>hvmtvh, Yo Yn Wmzvo oj Xzvm Vmjh tjp. rz yYy kYxA pk njhz xXvoozm v xjpkBz jV hjioXn vWj viy Z rvn hzioYjizy oXzmz ojj, nj rz vBmzvyt Xvqz v VYBz ji Xzm. Xzm ivhz Yn ZjyYz viy nXz rjmAn vn BYvYnji wzorzzi oXz wmYoYnX BYwmvmt viy oXz wmYoYnX hpnzph, mznzvmxXYiW BYiAn wzorzzi vmozVvxon viy YhkzmYvB mjhvi ozson, nj oXvo oYzn Yi rYoX oXz YiozBBYWzixz tjp Xvqz wzzi mzxzYqYiW. ijoXYiW npWWznon oXvo nXz Xvn wzzi YiqjBqzy Yi vitoXYiW nXvyt viy nXz Xvn XzBkzy rYoX nzqzmvB Yinpmvixz Vmvpy xvnzn. nXz Xvn vi YiozmznoYiW wvxAWmjpiy. nXz yYy v kXy ji Xphvi hYWmvoYji nopyYzn, hvYiBt hvoXzhvoYxvB hjyzBBYiW, oXzi hjqzy ji oj nopyt AijrBzyWz hYWmvoYji rXYxX Wjo Xzm Yioj oXz wYwBYjkXYBz xYmxpYo. vVozm WmvypvoYiW nXz nkzio njhz oYhz rYoX jiz jV oXz Bjiyji vpxoYji Xjpnzn rjmAYiW ji kmjqzivixz wzVjmz ovAYiW Xzm xpmmzio kjnYoYji rYoX oXz BYwmvmt. oXzmz mzvBBt Yn ijoXYiW npnkYxYjpn Yi Xzm wvxAWmjpiy viy Y rvn YixBYizy oj rmYoz Xzm jVV vn v Bzvy, wpo rXzi Y Wjo tjpm hznnvWz Y yzxYyzy Y rviozy oj hzzo Xzm. Y omYzy oj nzo oXvo pk jiBt oj wz ojBy oXvo nXz Yn jpo jV xjpiomt Vjm v rXYBz. Yi xvYmj. Y rYBB nzz tjp oXzmz. Xvmmt</text:p>
          </table:table-cell>
          <table:table-cell table:formula="of:=SUBSTITUTE([.H48]; [.I45]; [.I44])" office:value-type="string" office:string-value="CvmtvC, Yo Yn Wmzvo oj Xzvm VmjC tjp. rz yYy kYxA pk njCz xXvoozm v xjpkBz jV CjioXn vWj viy Z rvn CzioYjizy oXzmz ojj, nj rz vBmzvyt Xvqz v VYBz ji Xzm. Xzm ivCz Yn ZjyYz viy nXz rjmAn vn BYvYnji wzorzzi oXz wmYoYnX BYwmvmt viy oXz wmYoYnX CpnzpC, mznzvmxXYiW BYiAn wzorzzi vmozVvxon viy YCkzmYvB mjCvi ozson, nj oXvo oYzn Yi rYoX oXz YiozBBYWzixz tjp Xvqz wzzi mzxzYqYiW. ijoXYiW npWWznon oXvo nXz Xvn wzzi YiqjBqzy Yi vitoXYiW nXvyt viy nXz Xvn XzBkzy rYoX nzqzmvB Yinpmvixz Vmvpy xvnzn. nXz Xvn vi YiozmznoYiW wvxAWmjpiy. nXz yYy v kXy ji XpCvi CYWmvoYji nopyYzn, CvYiBt CvoXzCvoYxvB CjyzBBYiW, oXzi Cjqzy ji oj nopyt AijrBzyWz CYWmvoYji rXYxX Wjo Xzm Yioj oXz wYwBYjkXYBz xYmxpYo. vVozm WmvypvoYiW nXz nkzio njCz oYCz rYoX jiz jV oXz Bjiyji vpxoYji Xjpnzn rjmAYiW ji kmjqzivixz wzVjmz ovAYiW Xzm xpmmzio kjnYoYji rYoX oXz BYwmvmt. oXzmz mzvBBt Yn ijoXYiW npnkYxYjpn Yi Xzm wvxAWmjpiy viy Y rvn YixBYizy oj rmYoz Xzm jVV vn v Bzvy, wpo rXzi Y Wjo tjpm CznnvWz Y yzxYyzy Y rviozy oj Czzo Xzm. Y omYzy oj nzo oXvo pk jiBt oj wz ojBy oXvo nXz Yn jpo jV xjpiomt Vjm v rXYBz. Yi xvYmj. Y rYBB nzz tjp oXzmz. Xvmmt" calcext:value-type="string">
            <text:p>CvmtvC, Yo Yn Wmzvo oj Xzvm VmjC tjp. rz yYy kYxA pk njCz xXvoozm v xjpkBz jV CjioXn vWj viy Z rvn CzioYjizy oXzmz ojj, nj rz vBmzvyt Xvqz v VYBz ji Xzm. Xzm ivCz Yn ZjyYz viy nXz rjmAn vn BYvYnji wzorzzi oXz wmYoYnX BYwmvmt viy oXz wmYoYnX CpnzpC, mznzvmxXYiW BYiAn wzorzzi vmozVvxon viy YCkzmYvB mjCvi ozson, nj oXvo oYzn Yi rYoX oXz YiozBBYWzixz tjp Xvqz wzzi mzxzYqYiW. ijoXYiW npWWznon oXvo nXz Xvn wzzi YiqjBqzy Yi vitoXYiW nXvyt viy nXz Xvn XzBkzy rYoX nzqzmvB Yinpmvixz Vmvpy xvnzn. nXz Xvn vi YiozmznoYiW wvxAWmjpiy. nXz yYy v kXy ji XpCvi CYWmvoYji nopyYzn, CvYiBt CvoXzCvoYxvB CjyzBBYiW, oXzi Cjqzy ji oj nopyt AijrBzyWz CYWmvoYji rXYxX Wjo Xzm Yioj oXz wYwBYjkXYBz xYmxpYo. vVozm WmvypvoYiW nXz nkzio njCz oYCz rYoX jiz jV oXz Bjiyji vpxoYji Xjpnzn rjmAYiW ji kmjqzivixz wzVjmz ovAYiW Xzm xpmmzio kjnYoYji rYoX oXz BYwmvmt. oXzmz mzvBBt Yn ijoXYiW npnkYxYjpn Yi Xzm wvxAWmjpiy viy Y rvn YixBYizy oj rmYoz Xzm jVV vn v Bzvy, wpo rXzi Y Wjo tjpm CznnvWz Y yzxYyzy Y rviozy oj Czzo Xzm. Y omYzy oj nzo oXvo pk jiBt oj wz ojBy oXvo nXz Yn jpo jV xjpiomt Vjm v rXYBz. Yi xvYmj. Y rYBB nzz tjp oXzmz. Xvmmt</text:p>
          </table:table-cell>
          <table:table-cell table:formula="of:=SUBSTITUTE([.I48]; [.J45]; [.J44])" office:value-type="string" office:string-value="CvmtvC, Yo Yn Wmzvo oj Xzvm VmjC tjp. rz yYy kYxA pk njCz xXvoozm v xjpkBz jV CjDoXn vWj vDy Z rvn CzDoYjDzy oXzmz ojj, nj rz vBmzvyt Xvqz v VYBz jD Xzm. Xzm DvCz Yn ZjyYz vDy nXz rjmAn vn BYvYnjD wzorzzD oXz wmYoYnX BYwmvmt vDy oXz wmYoYnX CpnzpC, mznzvmxXYDW BYDAn wzorzzD vmozVvxon vDy YCkzmYvB mjCvD ozson, nj oXvo oYzn YD rYoX oXz YDozBBYWzDxz tjp Xvqz wzzD mzxzYqYDW. DjoXYDW npWWznon oXvo nXz Xvn wzzD YDqjBqzy YD vDtoXYDW nXvyt vDy nXz Xvn XzBkzy rYoX nzqzmvB YDnpmvDxz Vmvpy xvnzn. nXz Xvn vD YDozmznoYDW wvxAWmjpDy. nXz yYy v kXy jD XpCvD CYWmvoYjD nopyYzn, CvYDBt CvoXzCvoYxvB CjyzBBYDW, oXzD Cjqzy jD oj nopyt ADjrBzyWz CYWmvoYjD rXYxX Wjo Xzm YDoj oXz wYwBYjkXYBz xYmxpYo. vVozm WmvypvoYDW nXz nkzDo njCz oYCz rYoX jDz jV oXz BjDyjD vpxoYjD Xjpnzn rjmAYDW jD kmjqzDvDxz wzVjmz ovAYDW Xzm xpmmzDo kjnYoYjD rYoX oXz BYwmvmt. oXzmz mzvBBt Yn DjoXYDW npnkYxYjpn YD Xzm wvxAWmjpDy vDy Y rvn YDxBYDzy oj rmYoz Xzm jVV vn v Bzvy, wpo rXzD Y Wjo tjpm CznnvWz Y yzxYyzy Y rvDozy oj Czzo Xzm. Y omYzy oj nzo oXvo pk jDBt oj wz ojBy oXvo nXz Yn jpo jV xjpDomt Vjm v rXYBz. YD xvYmj. Y rYBB nzz tjp oXzmz. Xvmmt" calcext:value-type="string">
            <text:p>CvmtvC, Yo Yn Wmzvo oj Xzvm VmjC tjp. rz yYy kYxA pk njCz xXvoozm v xjpkBz jV CjDoXn vWj vDy Z rvn CzDoYjDzy oXzmz ojj, nj rz vBmzvyt Xvqz v VYBz jD Xzm. Xzm DvCz Yn ZjyYz vDy nXz rjmAn vn BYvYnjD wzorzzD oXz wmYoYnX BYwmvmt vDy oXz wmYoYnX CpnzpC, mznzvmxXYDW BYDAn wzorzzD vmozVvxon vDy YCkzmYvB mjCvD ozson, nj oXvo oYzn YD rYoX oXz YDozBBYWzDxz tjp Xvqz wzzD mzxzYqYDW. DjoXYDW npWWznon oXvo nXz Xvn wzzD YDqjBqzy YD vDtoXYDW nXvyt vDy nXz Xvn XzBkzy rYoX nzqzmvB YDnpmvDxz Vmvpy xvnzn. nXz Xvn vD YDozmznoYDW wvxAWmjpDy. nXz yYy v kXy jD XpCvD CYWmvoYjD nopyYzn, CvYDBt CvoXzCvoYxvB CjyzBBYDW, oXzD Cjqzy jD oj nopyt ADjrBzyWz CYWmvoYjD rXYxX Wjo Xzm YDoj oXz wYwBYjkXYBz xYmxpYo. vVozm WmvypvoYDW nXz nkzDo njCz oYCz rYoX jDz jV oXz BjDyjD vpxoYjD Xjpnzn rjmAYDW jD kmjqzDvDxz wzVjmz ovAYDW Xzm xpmmzDo kjnYoYjD rYoX oXz BYwmvmt. oXzmz mzvBBt Yn DjoXYDW npnkYxYjpn YD Xzm wvxAWmjpDy vDy Y rvn YDxBYDzy oj rmYoz Xzm jVV vn v Bzvy, wpo rXzD Y Wjo tjpm CznnvWz Y yzxYyzy Y rvDozy oj Czzo Xzm. Y omYzy oj nzo oXvo pk jDBt oj wz ojBy oXvo nXz Yn jpo jV xjpDomt Vjm v rXYBz. YD xvYmj. Y rYBB nzz tjp oXzmz. Xvmmt</text:p>
          </table:table-cell>
          <table:table-cell table:formula="of:=SUBSTITUTE([.J48]; [.K45]; [.K44])" office:value-type="string" office:string-value="CvmtvC, Yo Yn Wmzvo oE Xzvm VmEC tEp. rz yYy kYxA pk nECz xXvoozm v xEpkBz EV CEDoXn vWE vDy Z rvn CzDoYEDzy oXzmz oEE, nE rz vBmzvyt Xvqz v VYBz ED Xzm. Xzm DvCz Yn ZEyYz vDy nXz rEmAn vn BYvYnED wzorzzD oXz wmYoYnX BYwmvmt vDy oXz wmYoYnX CpnzpC, mznzvmxXYDW BYDAn wzorzzD vmozVvxon vDy YCkzmYvB mECvD ozson, nE oXvo oYzn YD rYoX oXz YDozBBYWzDxz tEp Xvqz wzzD mzxzYqYDW. DEoXYDW npWWznon oXvo nXz Xvn wzzD YDqEBqzy YD vDtoXYDW nXvyt vDy nXz Xvn XzBkzy rYoX nzqzmvB YDnpmvDxz Vmvpy xvnzn. nXz Xvn vD YDozmznoYDW wvxAWmEpDy. nXz yYy v kXy ED XpCvD CYWmvoYED nopyYzn, CvYDBt CvoXzCvoYxvB CEyzBBYDW, oXzD CEqzy ED oE nopyt ADErBzyWz CYWmvoYED rXYxX WEo Xzm YDoE oXz wYwBYEkXYBz xYmxpYo. vVozm WmvypvoYDW nXz nkzDo nECz oYCz rYoX EDz EV oXz BEDyED vpxoYED XEpnzn rEmAYDW ED kmEqzDvDxz wzVEmz ovAYDW Xzm xpmmzDo kEnYoYED rYoX oXz BYwmvmt. oXzmz mzvBBt Yn DEoXYDW npnkYxYEpn YD Xzm wvxAWmEpDy vDy Y rvn YDxBYDzy oE rmYoz Xzm EVV vn v Bzvy, wpo rXzD Y WEo tEpm CznnvWz Y yzxYyzy Y rvDozy oE Czzo Xzm. Y omYzy oE nzo oXvo pk EDBt oE wz oEBy oXvo nXz Yn Epo EV xEpDomt VEm v rXYBz. YD xvYmE. Y rYBB nzz tEp oXzmz. Xvmmt" calcext:value-type="string">
            <text:p>CvmtvC, Yo Yn Wmzvo oE Xzvm VmEC tEp. rz yYy kYxA pk nECz xXvoozm v xEpkBz EV CEDoXn vWE vDy Z rvn CzDoYEDzy oXzmz oEE, nE rz vBmzvyt Xvqz v VYBz ED Xzm. Xzm DvCz Yn ZEyYz vDy nXz rEmAn vn BYvYnED wzorzzD oXz wmYoYnX BYwmvmt vDy oXz wmYoYnX CpnzpC, mznzvmxXYDW BYDAn wzorzzD vmozVvxon vDy YCkzmYvB mECvD ozson, nE oXvo oYzn YD rYoX oXz YDozBBYWzDxz tEp Xvqz wzzD mzxzYqYDW. DEoXYDW npWWznon oXvo nXz Xvn wzzD YDqEBqzy YD vDtoXYDW nXvyt vDy nXz Xvn XzBkzy rYoX nzqzmvB YDnpmvDxz Vmvpy xvnzn. nXz Xvn vD YDozmznoYDW wvxAWmEpDy. nXz yYy v kXy ED XpCvD CYWmvoYED nopyYzn, CvYDBt CvoXzCvoYxvB CEyzBBYDW, oXzD CEqzy ED oE nopyt ADErBzyWz CYWmvoYED rXYxX WEo Xzm YDoE oXz wYwBYEkXYBz xYmxpYo. vVozm WmvypvoYDW nXz nkzDo nECz oYCz rYoX EDz EV oXz BEDyED vpxoYED XEpnzn rEmAYDW ED kmEqzDvDxz wzVEmz ovAYDW Xzm xpmmzDo kEnYoYED rYoX oXz BYwmvmt. oXzmz mzvBBt Yn DEoXYDW npnkYxYEpn YD Xzm wvxAWmEpDy vDy Y rvn YDxBYDzy oE rmYoz Xzm EVV vn v Bzvy, wpo rXzD Y WEo tEpm CznnvWz Y yzxYyzy Y rvDozy oE Czzo Xzm. Y omYzy oE nzo oXvo pk EDBt oE wz oEBy oXvo nXz Yn Epo EV xEpDomt VEm v rXYBz. YD xvYmE. Y rYBB nzz tEp oXzmz. Xvmmt</text:p>
          </table:table-cell>
          <table:table-cell table:formula="of:=SUBSTITUTE([.K48]; [.L45]; [.L44])" office:value-type="string" office:string-value="CvmtvC, Yo Yn Wmzvo oE Xzvm VmEC tEp. rz yYy FYxA pF nECz xXvoozm v xEpFBz EV CEDoXn vWE vDy Z rvn CzDoYEDzy oXzmz oEE, nE rz vBmzvyt Xvqz v VYBz ED Xzm. Xzm DvCz Yn ZEyYz vDy nXz rEmAn vn BYvYnED wzorzzD oXz wmYoYnX BYwmvmt vDy oXz wmYoYnX CpnzpC, mznzvmxXYDW BYDAn wzorzzD vmozVvxon vDy YCFzmYvB mECvD ozson, nE oXvo oYzn YD rYoX oXz YDozBBYWzDxz tEp Xvqz wzzD mzxzYqYDW. DEoXYDW npWWznon oXvo nXz Xvn wzzD YDqEBqzy YD vDtoXYDW nXvyt vDy nXz Xvn XzBFzy rYoX nzqzmvB YDnpmvDxz Vmvpy xvnzn. nXz Xvn vD YDozmznoYDW wvxAWmEpDy. nXz yYy v FXy ED XpCvD CYWmvoYED nopyYzn, CvYDBt CvoXzCvoYxvB CEyzBBYDW, oXzD CEqzy ED oE nopyt ADErBzyWz CYWmvoYED rXYxX WEo Xzm YDoE oXz wYwBYEFXYBz xYmxpYo. vVozm WmvypvoYDW nXz nFzDo nECz oYCz rYoX EDz EV oXz BEDyED vpxoYED XEpnzn rEmAYDW ED FmEqzDvDxz wzVEmz ovAYDW Xzm xpmmzDo FEnYoYED rYoX oXz BYwmvmt. oXzmz mzvBBt Yn DEoXYDW npnFYxYEpn YD Xzm wvxAWmEpDy vDy Y rvn YDxBYDzy oE rmYoz Xzm EVV vn v Bzvy, wpo rXzD Y WEo tEpm CznnvWz Y yzxYyzy Y rvDozy oE Czzo Xzm. Y omYzy oE nzo oXvo pF EDBt oE wz oEBy oXvo nXz Yn Epo EV xEpDomt VEm v rXYBz. YD xvYmE. Y rYBB nzz tEp oXzmz. Xvmmt" calcext:value-type="string">
            <text:p>CvmtvC, Yo Yn Wmzvo oE Xzvm VmEC tEp. rz yYy FYxA pF nECz xXvoozm v xEpFBz EV CEDoXn vWE vDy Z rvn CzDoYEDzy oXzmz oEE, nE rz vBmzvyt Xvqz v VYBz ED Xzm. Xzm DvCz Yn ZEyYz vDy nXz rEmAn vn BYvYnED wzorzzD oXz wmYoYnX BYwmvmt vDy oXz wmYoYnX CpnzpC, mznzvmxXYDW BYDAn wzorzzD vmozVvxon vDy YCFzmYvB mECvD ozson, nE oXvo oYzn YD rYoX oXz YDozBBYWzDxz tEp Xvqz wzzD mzxzYqYDW. DEoXYDW npWWznon oXvo nXz Xvn wzzD YDqEBqzy YD vDtoXYDW nXvyt vDy nXz Xvn XzBFzy rYoX nzqzmvB YDnpmvDxz Vmvpy xvnzn. nXz Xvn vD YDozmznoYDW wvxAWmEpDy. nXz yYy v FXy ED XpCvD CYWmvoYED nopyYzn, CvYDBt CvoXzCvoYxvB CEyzBBYDW, oXzD CEqzy ED oE nopyt ADErBzyWz CYWmvoYED rXYxX WEo Xzm YDoE oXz wYwBYEFXYBz xYmxpYo. vVozm WmvypvoYDW nXz nFzDo nECz oYCz rYoX EDz EV oXz BEDyED vpxoYED XEpnzn rEmAYDW ED FmEqzDvDxz wzVEmz ovAYDW Xzm xpmmzDo FEnYoYED rYoX oXz BYwmvmt. oXzmz mzvBBt Yn DEoXYDW npnFYxYEpn YD Xzm wvxAWmEpDy vDy Y rvn YDxBYDzy oE rmYoz Xzm EVV vn v Bzvy, wpo rXzD Y WEo tEpm CznnvWz Y yzxYyzy Y rvDozy oE Czzo Xzm. Y omYzy oE nzo oXvo pF EDBt oE wz oEBy oXvo nXz Yn Epo EV xEpDomt VEm v rXYBz. YD xvYmE. Y rYBB nzz tEp oXzmz. Xvmmt</text:p>
          </table:table-cell>
          <table:table-cell table:formula="of:=SUBSTITUTE([.L48]; [.M45]; [.M44])" office:value-type="string" office:string-value="CvmtvC, Yo Yn Wmzvo oE Xzvm VmEC tEp. rz yYy FYxA pF nECz xXvoozm v xEpFBz EV CEDoXn vWE vDy Z rvn CzDoYEDzy oXzmz oEE, nE rz vBmzvyt Xvqz v VYBz ED Xzm. Xzm DvCz Yn ZEyYz vDy nXz rEmAn vn BYvYnED wzorzzD oXz wmYoYnX BYwmvmt vDy oXz wmYoYnX CpnzpC, mznzvmxXYDW BYDAn wzorzzD vmozVvxon vDy YCFzmYvB mECvD ozson, nE oXvo oYzn YD rYoX oXz YDozBBYWzDxz tEp Xvqz wzzD mzxzYqYDW. DEoXYDW npWWznon oXvo nXz Xvn wzzD YDqEBqzy YD vDtoXYDW nXvyt vDy nXz Xvn XzBFzy rYoX nzqzmvB YDnpmvDxz Vmvpy xvnzn. nXz Xvn vD YDozmznoYDW wvxAWmEpDy. nXz yYy v FXy ED XpCvD CYWmvoYED nopyYzn, CvYDBt CvoXzCvoYxvB CEyzBBYDW, oXzD CEqzy ED oE nopyt ADErBzyWz CYWmvoYED rXYxX WEo Xzm YDoE oXz wYwBYEFXYBz xYmxpYo. vVozm WmvypvoYDW nXz nFzDo nECz oYCz rYoX EDz EV oXz BEDyED vpxoYED XEpnzn rEmAYDW ED FmEqzDvDxz wzVEmz ovAYDW Xzm xpmmzDo FEnYoYED rYoX oXz BYwmvmt. oXzmz mzvBBt Yn DEoXYDW npnFYxYEpn YD Xzm wvxAWmEpDy vDy Y rvn YDxBYDzy oE rmYoz Xzm EVV vn v Bzvy, wpo rXzD Y WEo tEpm CznnvWz Y yzxYyzy Y rvDozy oE Czzo Xzm. Y omYzy oE nzo oXvo pF EDBt oE wz oEBy oXvo nXz Yn Epo EV xEpDomt VEm v rXYBz. YD xvYmE. Y rYBB nzz tEp oXzmz. Xvmmt" calcext:value-type="string">
            <text:p>CvmtvC, Yo Yn Wmzvo oE Xzvm VmEC tEp. rz yYy FYxA pF nECz xXvoozm v xEpFBz EV CEDoXn vWE vDy Z rvn CzDoYEDzy oXzmz oEE, nE rz vBmzvyt Xvqz v VYBz ED Xzm. Xzm DvCz Yn ZEyYz vDy nXz rEmAn vn BYvYnED wzorzzD oXz wmYoYnX BYwmvmt vDy oXz wmYoYnX CpnzpC, mznzvmxXYDW BYDAn wzorzzD vmozVvxon vDy YCFzmYvB mECvD ozson, nE oXvo oYzn YD rYoX oXz YDozBBYWzDxz tEp Xvqz wzzD mzxzYqYDW. DEoXYDW npWWznon oXvo nXz Xvn wzzD YDqEBqzy YD vDtoXYDW nXvyt vDy nXz Xvn XzBFzy rYoX nzqzmvB YDnpmvDxz Vmvpy xvnzn. nXz Xvn vD YDozmznoYDW wvxAWmEpDy. nXz yYy v FXy ED XpCvD CYWmvoYED nopyYzn, CvYDBt CvoXzCvoYxvB CEyzBBYDW, oXzD CEqzy ED oE nopyt ADErBzyWz CYWmvoYED rXYxX WEo Xzm YDoE oXz wYwBYEFXYBz xYmxpYo. vVozm WmvypvoYDW nXz nFzDo nECz oYCz rYoX EDz EV oXz BEDyED vpxoYED XEpnzn rEmAYDW ED FmEqzDvDxz wzVEmz ovAYDW Xzm xpmmzDo FEnYoYED rYoX oXz BYwmvmt. oXzmz mzvBBt Yn DEoXYDW npnFYxYEpn YD Xzm wvxAWmEpDy vDy Y rvn YDxBYDzy oE rmYoz Xzm EVV vn v Bzvy, wpo rXzD Y WEo tEpm CznnvWz Y yzxYyzy Y rvDozy oE Czzo Xzm. Y omYzy oE nzo oXvo pF EDBt oE wz oEBy oXvo nXz Yn Epo EV xEpDomt VEm v rXYBz. YD xvYmE. Y rYBB nzz tEp oXzmz. Xvmmt</text:p>
          </table:table-cell>
          <table:table-cell table:formula="of:=SUBSTITUTE([.M48]; [.N45]; [.N44])" office:value-type="string" office:string-value="CvHtvC, Yo Yn WHzvo oE XzvH VHEC tEp. rz yYy FYxA pF nECz xXvoozH v xEpFBz EV CEDoXn vWE vDy Z rvn CzDoYEDzy oXzHz oEE, nE rz vBHzvyt Xvqz v VYBz ED XzH. XzH DvCz Yn ZEyYz vDy nXz rEHAn vn BYvYnED wzorzzD oXz wHYoYnX BYwHvHt vDy oXz wHYoYnX CpnzpC, HznzvHxXYDW BYDAn wzorzzD vHozVvxon vDy YCFzHYvB HECvD ozson, nE oXvo oYzn YD rYoX oXz YDozBBYWzDxz tEp Xvqz wzzD HzxzYqYDW. DEoXYDW npWWznon oXvo nXz Xvn wzzD YDqEBqzy YD vDtoXYDW nXvyt vDy nXz Xvn XzBFzy rYoX nzqzHvB YDnpHvDxz VHvpy xvnzn. nXz Xvn vD YDozHznoYDW wvxAWHEpDy. nXz yYy v FXy ED XpCvD CYWHvoYED nopyYzn, CvYDBt CvoXzCvoYxvB CEyzBBYDW, oXzD CEqzy ED oE nopyt ADErBzyWz CYWHvoYED rXYxX WEo XzH YDoE oXz wYwBYEFXYBz xYHxpYo. vVozH WHvypvoYDW nXz nFzDo nECz oYCz rYoX EDz EV oXz BEDyED vpxoYED XEpnzn rEHAYDW ED FHEqzDvDxz wzVEHz ovAYDW XzH xpHHzDo FEnYoYED rYoX oXz BYwHvHt. oXzHz HzvBBt Yn DEoXYDW npnFYxYEpn YD XzH wvxAWHEpDy vDy Y rvn YDxBYDzy oE rHYoz XzH EVV vn v Bzvy, wpo rXzD Y WEo tEpH CznnvWz Y yzxYyzy Y rvDozy oE Czzo XzH. Y oHYzy oE nzo oXvo pF EDBt oE wz oEBy oXvo nXz Yn Epo EV xEpDoHt VEH v rXYBz. YD xvYHE. Y rYBB nzz tEp oXzHz. XvHHt" calcext:value-type="string">
            <text:p>CvHtvC, Yo Yn WHzvo oE XzvH VHEC tEp. rz yYy FYxA pF nECz xXvoozH v xEpFBz EV CEDoXn vWE vDy Z rvn CzDoYEDzy oXzHz oEE, nE rz vBHzvyt Xvqz v VYBz ED XzH. XzH DvCz Yn ZEyYz vDy nXz rEHAn vn BYvYnED wzorzzD oXz wHYoYnX BYwHvHt vDy oXz wHYoYnX CpnzpC, HznzvHxXYDW BYDAn wzorzzD vHozVvxon vDy YCFzHYvB HECvD ozson, nE oXvo oYzn YD rYoX oXz YDozBBYWzDxz tEp Xvqz wzzD HzxzYqYDW. DEoXYDW npWWznon oXvo nXz Xvn wzzD YDqEBqzy YD vDtoXYDW nXvyt vDy nXz Xvn XzBFzy rYoX nzqzHvB YDnpHvDxz VHvpy xvnzn. nXz Xvn vD YDozHznoYDW wvxAWHEpDy. nXz yYy v FXy ED XpCvD CYWHvoYED nopyYzn, CvYDBt CvoXzCvoYxvB CEyzBBYDW, oXzD CEqzy ED oE nopyt ADErBzyWz CYWHvoYED rXYxX WEo XzH YDoE oXz wYwBYEFXYBz xYHxpYo. vVozH WHvypvoYDW nXz nFzDo nECz oYCz rYoX EDz EV oXz BEDyED vpxoYED XEpnzn rEHAYDW ED FHEqzDvDxz wzVEHz ovAYDW XzH xpHHzDo FEnYoYED rYoX oXz BYwHvHt. oXzHz HzvBBt Yn DEoXYDW npnFYxYEpn YD XzH wvxAWHEpDy vDy Y rvn YDxBYDzy oE rHYoz XzH EVV vn v Bzvy, wpo rXzD Y WEo tEpH CznnvWz Y yzxYyzy Y rvDozy oE Czzo XzH. Y oHYzy oE nzo oXvo pF EDBt oE wz oEBy oXvo nXz Yn Epo EV xEpDoHt VEH v rXYBz. YD xvYHE. Y rYBB nzz tEp oXzHz. XvHHt</text:p>
          </table:table-cell>
          <table:table-cell table:formula="of:=SUBSTITUTE([.N48]; [.O45]; [.O44])" office:value-type="string" office:string-value="CvHtvC, Yo YI WHzvo oE XzvH VHEC tEp. rz yYy FYxA pF IECz xXvoozH v xEpFBz EV CEDoXI vWE vDy Z rvI CzDoYEDzy oXzHz oEE, IE rz vBHzvyt Xvqz v VYBz ED XzH. XzH DvCz YI ZEyYz vDy IXz rEHAI vI BYvYIED wzorzzD oXz wHYoYIX BYwHvHt vDy oXz wHYoYIX CpIzpC, HzIzvHxXYDW BYDAI wzorzzD vHozVvxoI vDy YCFzHYvB HECvD ozsoI, IE oXvo oYzI YD rYoX oXz YDozBBYWzDxz tEp Xvqz wzzD HzxzYqYDW. DEoXYDW IpWWzIoI oXvo IXz XvI wzzD YDqEBqzy YD vDtoXYDW IXvyt vDy IXz XvI XzBFzy rYoX IzqzHvB YDIpHvDxz VHvpy xvIzI. IXz XvI vD YDozHzIoYDW wvxAWHEpDy. IXz yYy v FXy ED XpCvD CYWHvoYED IopyYzI, CvYDBt CvoXzCvoYxvB CEyzBBYDW, oXzD CEqzy ED oE Iopyt ADErBzyWz CYWHvoYED rXYxX WEo XzH YDoE oXz wYwBYEFXYBz xYHxpYo. vVozH WHvypvoYDW IXz IFzDo IECz oYCz rYoX EDz EV oXz BEDyED vpxoYED XEpIzI rEHAYDW ED FHEqzDvDxz wzVEHz ovAYDW XzH xpHHzDo FEIYoYED rYoX oXz BYwHvHt. oXzHz HzvBBt YI DEoXYDW IpIFYxYEpI YD XzH wvxAWHEpDy vDy Y rvI YDxBYDzy oE rHYoz XzH EVV vI v Bzvy, wpo rXzD Y WEo tEpH CzIIvWz Y yzxYyzy Y rvDozy oE Czzo XzH. Y oHYzy oE Izo oXvo pF EDBt oE wz oEBy oXvo IXz YI Epo EV xEpDoHt VEH v rXYBz. YD xvYHE. Y rYBB Izz tEp oXzHz. XvHHt" calcext:value-type="string">
            <text:p>CvHtvC, Yo YI WHzvo oE XzvH VHEC tEp. rz yYy FYxA pF IECz xXvoozH v xEpFBz EV CEDoXI vWE vDy Z rvI CzDoYEDzy oXzHz oEE, IE rz vBHzvyt Xvqz v VYBz ED XzH. XzH DvCz YI ZEyYz vDy IXz rEHAI vI BYvYIED wzorzzD oXz wHYoYIX BYwHvHt vDy oXz wHYoYIX CpIzpC, HzIzvHxXYDW BYDAI wzorzzD vHozVvxoI vDy YCFzHYvB HECvD ozsoI, IE oXvo oYzI YD rYoX oXz YDozBBYWzDxz tEp Xvqz wzzD HzxzYqYDW. DEoXYDW IpWWzIoI oXvo IXz XvI wzzD YDqEBqzy YD vDtoXYDW IXvyt vDy IXz XvI XzBFzy rYoX IzqzHvB YDIpHvDxz VHvpy xvIzI. IXz XvI vD YDozHzIoYDW wvxAWHEpDy. IXz yYy v FXy ED XpCvD CYWHvoYED IopyYzI, CvYDBt CvoXzCvoYxvB CEyzBBYDW, oXzD CEqzy ED oE Iopyt ADErBzyWz CYWHvoYED rXYxX WEo XzH YDoE oXz wYwBYEFXYBz xYHxpYo. vVozH WHvypvoYDW IXz IFzDo IECz oYCz rYoX EDz EV oXz BEDyED vpxoYED XEpIzI rEHAYDW ED FHEqzDvDxz wzVEHz ovAYDW XzH xpHHzDo FEIYoYED rYoX oXz BYwHvHt. oXzHz HzvBBt YI DEoXYDW IpIFYxYEpI YD XzH wvxAWHEpDy vDy Y rvI YDxBYDzy oE rHYoz XzH EVV vI v Bzvy, wpo rXzD Y WEo tEpH CzIIvWz Y yzxYyzy Y rvDozy oE Czzo XzH. Y oHYzy oE Izo oXvo pF EDBt oE wz oEBy oXvo IXz YI Epo EV xEpDoHt VEH v rXYBz. YD xvYHE. Y rYBB Izz tEp oXzHz. XvHHt</text:p>
          </table:table-cell>
          <table:table-cell table:formula="of:=SUBSTITUTE([.O48]; [.P45]; [.P44])" office:value-type="string" office:string-value="CvHtvC, YJ YI WHzvJ JE XzvH VHEC tEp. rz yYy FYxA pF IECz xXvJJzH v xEpFBz EV CEDJXI vWE vDy Z rvI CzDJYEDzy JXzHz JEE, IE rz vBHzvyt Xvqz v VYBz ED XzH. XzH DvCz YI ZEyYz vDy IXz rEHAI vI BYvYIED wzJrzzD JXz wHYJYIX BYwHvHt vDy JXz wHYJYIX CpIzpC, HzIzvHxXYDW BYDAI wzJrzzD vHJzVvxJI vDy YCFzHYvB HECvD JzsJI, IE JXvJ JYzI YD rYJX JXz YDJzBBYWzDxz tEp Xvqz wzzD HzxzYqYDW. DEJXYDW IpWWzIJI JXvJ IXz XvI wzzD YDqEBqzy YD vDtJXYDW IXvyt vDy IXz XvI XzBFzy rYJX IzqzHvB YDIpHvDxz VHvpy xvIzI. IXz XvI vD YDJzHzIJYDW wvxAWHEpDy. IXz yYy v FXy ED XpCvD CYWHvJYED IJpyYzI, CvYDBt CvJXzCvJYxvB CEyzBBYDW, JXzD CEqzy ED JE IJpyt ADErBzyWz CYWHvJYED rXYxX WEJ XzH YDJE JXz wYwBYEFXYBz xYHxpYJ. vVJzH WHvypvJYDW IXz IFzDJ IECz JYCz rYJX EDz EV JXz BEDyED vpxJYED XEpIzI rEHAYDW ED FHEqzDvDxz wzVEHz JvAYDW XzH xpHHzDJ FEIYJYED rYJX JXz BYwHvHt. JXzHz HzvBBt YI DEJXYDW IpIFYxYEpI YD XzH wvxAWHEpDy vDy Y rvI YDxBYDzy JE rHYJz XzH EVV vI v Bzvy, wpJ rXzD Y WEJ tEpH CzIIvWz Y yzxYyzy Y rvDJzy JE CzzJ XzH. Y JHYzy JE IzJ JXvJ pF EDBt JE wz JEBy JXvJ IXz YI EpJ EV xEpDJHt VEH v rXYBz. YD xvYHE. Y rYBB Izz tEp JXzHz. XvHHt" calcext:value-type="string">
            <text:p>CvHtvC, YJ YI WHzvJ JE XzvH VHEC tEp. rz yYy FYxA pF IECz xXvJJzH v xEpFBz EV CEDJXI vWE vDy Z rvI CzDJYEDzy JXzHz JEE, IE rz vBHzvyt Xvqz v VYBz ED XzH. XzH DvCz YI ZEyYz vDy IXz rEHAI vI BYvYIED wzJrzzD JXz wHYJYIX BYwHvHt vDy JXz wHYJYIX CpIzpC, HzIzvHxXYDW BYDAI wzJrzzD vHJzVvxJI vDy YCFzHYvB HECvD JzsJI, IE JXvJ JYzI YD rYJX JXz YDJzBBYWzDxz tEp Xvqz wzzD HzxzYqYDW. DEJXYDW IpWWzIJI JXvJ IXz XvI wzzD YDqEBqzy YD vDtJXYDW IXvyt vDy IXz XvI XzBFzy rYJX IzqzHvB YDIpHvDxz VHvpy xvIzI. IXz XvI vD YDJzHzIJYDW wvxAWHEpDy. IXz yYy v FXy ED XpCvD CYWHvJYED IJpyYzI, CvYDBt CvJXzCvJYxvB CEyzBBYDW, JXzD CEqzy ED JE IJpyt ADErBzyWz CYWHvJYED rXYxX WEJ XzH YDJE JXz wYwBYEFXYBz xYHxpYJ. vVJzH WHvypvJYDW IXz IFzDJ IECz JYCz rYJX EDz EV JXz BEDyED vpxJYED XEpIzI rEHAYDW ED FHEqzDvDxz wzVEHz JvAYDW XzH xpHHzDJ FEIYJYED rYJX JXz BYwHvHt. JXzHz HzvBBt YI DEJXYDW IpIFYxYEpI YD XzH wvxAWHEpDy vDy Y rvI YDxBYDzy JE rHYJz XzH EVV vI v Bzvy, wpJ rXzD Y WEJ tEpH CzIIvWz Y yzxYyzy Y rvDJzy JE CzzJ XzH. Y JHYzy JE IzJ JXvJ pF EDBt JE wz JEBy JXvJ IXz YI EpJ EV xEpDJHt VEH v rXYBz. YD xvYHE. Y rYBB Izz tEp JXzHz. XvHHt</text:p>
          </table:table-cell>
          <table:table-cell table:formula="of:=SUBSTITUTE([.P48]; [.Q45]; [.Q44])" office:value-type="string" office:string-value="CvHtvC, YJ YI WHzvJ JE XzvH VHEC tEK. rz yYy FYxA KF IECz xXvJJzH v xEKFBz EV CEDJXI vWE vDy Z rvI CzDJYEDzy JXzHz JEE, IE rz vBHzvyt Xvqz v VYBz ED XzH. XzH DvCz YI ZEyYz vDy IXz rEHAI vI BYvYIED wzJrzzD JXz wHYJYIX BYwHvHt vDy JXz wHYJYIX CKIzKC, HzIzvHxXYDW BYDAI wzJrzzD vHJzVvxJI vDy YCFzHYvB HECvD JzsJI, IE JXvJ JYzI YD rYJX JXz YDJzBBYWzDxz tEK Xvqz wzzD HzxzYqYDW. DEJXYDW IKWWzIJI JXvJ IXz XvI wzzD YDqEBqzy YD vDtJXYDW IXvyt vDy IXz XvI XzBFzy rYJX IzqzHvB YDIKHvDxz VHvKy xvIzI. IXz XvI vD YDJzHzIJYDW wvxAWHEKDy. IXz yYy v FXy ED XKCvD CYWHvJYED IJKyYzI, CvYDBt CvJXzCvJYxvB CEyzBBYDW, JXzD CEqzy ED JE IJKyt ADErBzyWz CYWHvJYED rXYxX WEJ XzH YDJE JXz wYwBYEFXYBz xYHxKYJ. vVJzH WHvyKvJYDW IXz IFzDJ IECz JYCz rYJX EDz EV JXz BEDyED vKxJYED XEKIzI rEHAYDW ED FHEqzDvDxz wzVEHz JvAYDW XzH xKHHzDJ FEIYJYED rYJX JXz BYwHvHt. JXzHz HzvBBt YI DEJXYDW IKIFYxYEKI YD XzH wvxAWHEKDy vDy Y rvI YDxBYDzy JE rHYJz XzH EVV vI v Bzvy, wKJ rXzD Y WEJ tEKH CzIIvWz Y yzxYyzy Y rvDJzy JE CzzJ XzH. Y JHYzy JE IzJ JXvJ KF EDBt JE wz JEBy JXvJ IXz YI EKJ EV xEKDJHt VEH v rXYBz. YD xvYHE. Y rYBB Izz tEK JXzHz. XvHHt" calcext:value-type="string">
            <text:p>CvHtvC, YJ YI WHzvJ JE XzvH VHEC tEK. rz yYy FYxA KF IECz xXvJJzH v xEKFBz EV CEDJXI vWE vDy Z rvI CzDJYEDzy JXzHz JEE, IE rz vBHzvyt Xvqz v VYBz ED XzH. XzH DvCz YI ZEyYz vDy IXz rEHAI vI BYvYIED wzJrzzD JXz wHYJYIX BYwHvHt vDy JXz wHYJYIX CKIzKC, HzIzvHxXYDW BYDAI wzJrzzD vHJzVvxJI vDy YCFzHYvB HECvD JzsJI, IE JXvJ JYzI YD rYJX JXz YDJzBBYWzDxz tEK Xvqz wzzD HzxzYqYDW. DEJXYDW IKWWzIJI JXvJ IXz XvI wzzD YDqEBqzy YD vDtJXYDW IXvyt vDy IXz XvI XzBFzy rYJX IzqzHvB YDIKHvDxz VHvKy xvIzI. IXz XvI vD YDJzHzIJYDW wvxAWHEKDy. IXz yYy v FXy ED XKCvD CYWHvJYED IJKyYzI, CvYDBt CvJXzCvJYxvB CEyzBBYDW, JXzD CEqzy ED JE IJKyt ADErBzyWz CYWHvJYED rXYxX WEJ XzH YDJE JXz wYwBYEFXYBz xYHxKYJ. vVJzH WHvyKvJYDW IXz IFzDJ IECz JYCz rYJX EDz EV JXz BEDyED vKxJYED XEKIzI rEHAYDW ED FHEqzDvDxz wzVEHz JvAYDW XzH xKHHzDJ FEIYJYED rYJX JXz BYwHvHt. JXzHz HzvBBt YI DEJXYDW IKIFYxYEKI YD XzH wvxAWHEKDy vDy Y rvI YDxBYDzy JE rHYJz XzH EVV vI v Bzvy, wKJ rXzD Y WEJ tEKH CzIIvWz Y yzxYyzy Y rvDJzy JE CzzJ XzH. Y JHYzy JE IzJ JXvJ KF EDBt JE wz JEBy JXvJ IXz YI EKJ EV xEKDJHt VEH v rXYBz. YD xvYHE. Y rYBB Izz tEK JXzHz. XvHHt</text:p>
          </table:table-cell>
          <table:table-cell table:formula="of:=SUBSTITUTE([.Q48]; [.R45]; [.R44])" office:value-type="string" office:string-value="CvHtvC, YJ YI WHzvJ JE XzvH VHEC tEK. rz yYy FYxA KF IECz xXvJJzH v xEKFBz EV CEDJXI vWE vDy Z rvI CzDJYEDzy JXzHz JEE, IE rz vBHzvyt XvLz v VYBz ED XzH. XzH DvCz YI ZEyYz vDy IXz rEHAI vI BYvYIED wzJrzzD JXz wHYJYIX BYwHvHt vDy JXz wHYJYIX CKIzKC, HzIzvHxXYDW BYDAI wzJrzzD vHJzVvxJI vDy YCFzHYvB HECvD JzsJI, IE JXvJ JYzI YD rYJX JXz YDJzBBYWzDxz tEK XvLz wzzD HzxzYLYDW. DEJXYDW IKWWzIJI JXvJ IXz XvI wzzD YDLEBLzy YD vDtJXYDW IXvyt vDy IXz XvI XzBFzy rYJX IzLzHvB YDIKHvDxz VHvKy xvIzI. IXz XvI vD YDJzHzIJYDW wvxAWHEKDy. IXz yYy v FXy ED XKCvD CYWHvJYED IJKyYzI, CvYDBt CvJXzCvJYxvB CEyzBBYDW, JXzD CELzy ED JE IJKyt ADErBzyWz CYWHvJYED rXYxX WEJ XzH YDJE JXz wYwBYEFXYBz xYHxKYJ. vVJzH WHvyKvJYDW IXz IFzDJ IECz JYCz rYJX EDz EV JXz BEDyED vKxJYED XEKIzI rEHAYDW ED FHELzDvDxz wzVEHz JvAYDW XzH xKHHzDJ FEIYJYED rYJX JXz BYwHvHt. JXzHz HzvBBt YI DEJXYDW IKIFYxYEKI YD XzH wvxAWHEKDy vDy Y rvI YDxBYDzy JE rHYJz XzH EVV vI v Bzvy, wKJ rXzD Y WEJ tEKH CzIIvWz Y yzxYyzy Y rvDJzy JE CzzJ XzH. Y JHYzy JE IzJ JXvJ KF EDBt JE wz JEBy JXvJ IXz YI EKJ EV xEKDJHt VEH v rXYBz. YD xvYHE. Y rYBB Izz tEK JXzHz. XvHHt" calcext:value-type="string">
            <text:p>CvHtvC, YJ YI WHzvJ JE XzvH VHEC tEK. rz yYy FYxA KF IECz xXvJJzH v xEKFBz EV CEDJXI vWE vDy Z rvI CzDJYEDzy JXzHz JEE, IE rz vBHzvyt XvLz v VYBz ED XzH. XzH DvCz YI ZEyYz vDy IXz rEHAI vI BYvYIED wzJrzzD JXz wHYJYIX BYwHvHt vDy JXz wHYJYIX CKIzKC, HzIzvHxXYDW BYDAI wzJrzzD vHJzVvxJI vDy YCFzHYvB HECvD JzsJI, IE JXvJ JYzI YD rYJX JXz YDJzBBYWzDxz tEK XvLz wzzD HzxzYLYDW. DEJXYDW IKWWzIJI JXvJ IXz XvI wzzD YDLEBLzy YD vDtJXYDW IXvyt vDy IXz XvI XzBFzy rYJX IzLzHvB YDIKHvDxz VHvKy xvIzI. IXz XvI vD YDJzHzIJYDW wvxAWHEKDy. IXz yYy v FXy ED XKCvD CYWHvJYED IJKyYzI, CvYDBt CvJXzCvJYxvB CEyzBBYDW, JXzD CELzy ED JE IJKyt ADErBzyWz CYWHvJYED rXYxX WEJ XzH YDJE JXz wYwBYEFXYBz xYHxKYJ. vVJzH WHvyKvJYDW IXz IFzDJ IECz JYCz rYJX EDz EV JXz BEDyED vKxJYED XEKIzI rEHAYDW ED FHELzDvDxz wzVEHz JvAYDW XzH xKHHzDJ FEIYJYED rYJX JXz BYwHvHt. JXzHz HzvBBt YI DEJXYDW IKIFYxYEKI YD XzH wvxAWHEKDy vDy Y rvI YDxBYDzy JE rHYJz XzH EVV vI v Bzvy, wKJ rXzD Y WEJ tEKH CzIIvWz Y yzxYyzy Y rvDJzy JE CzzJ XzH. Y JHYzy JE IzJ JXvJ KF EDBt JE wz JEBy JXvJ IXz YI EKJ EV xEKDJHt VEH v rXYBz. YD xvYHE. Y rYBB Izz tEK JXzHz. XvHHt</text:p>
          </table:table-cell>
          <table:table-cell table:formula="of:=SUBSTITUTE([.R48]; [.S45]; [.S44])" office:value-type="string" office:string-value="CvHtvC, YJ YI WHzvJ JE XzvH VHEC tEK. Mz yYy FYxA KF IECz xXvJJzH v xEKFBz EV CEDJXI vWE vDy Z MvI CzDJYEDzy JXzHz JEE, IE Mz vBHzvyt XvLz v VYBz ED XzH. XzH DvCz YI ZEyYz vDy IXz MEHAI vI BYvYIED wzJMzzD JXz wHYJYIX BYwHvHt vDy JXz wHYJYIX CKIzKC, HzIzvHxXYDW BYDAI wzJMzzD vHJzVvxJI vDy YCFzHYvB HECvD JzsJI, IE JXvJ JYzI YD MYJX JXz YDJzBBYWzDxz tEK XvLz wzzD HzxzYLYDW. DEJXYDW IKWWzIJI JXvJ IXz XvI wzzD YDLEBLzy YD vDtJXYDW IXvyt vDy IXz XvI XzBFzy MYJX IzLzHvB YDIKHvDxz VHvKy xvIzI. IXz XvI vD YDJzHzIJYDW wvxAWHEKDy. IXz yYy v FXy ED XKCvD CYWHvJYED IJKyYzI, CvYDBt CvJXzCvJYxvB CEyzBBYDW, JXzD CELzy ED JE IJKyt ADEMBzyWz CYWHvJYED MXYxX WEJ XzH YDJE JXz wYwBYEFXYBz xYHxKYJ. vVJzH WHvyKvJYDW IXz IFzDJ IECz JYCz MYJX EDz EV JXz BEDyED vKxJYED XEKIzI MEHAYDW ED FHELzDvDxz wzVEHz JvAYDW XzH xKHHzDJ FEIYJYED MYJX JXz BYwHvHt. JXzHz HzvBBt YI DEJXYDW IKIFYxYEKI YD XzH wvxAWHEKDy vDy Y MvI YDxBYDzy JE MHYJz XzH EVV vI v Bzvy, wKJ MXzD Y WEJ tEKH CzIIvWz Y yzxYyzy Y MvDJzy JE CzzJ XzH. Y JHYzy JE IzJ JXvJ KF EDBt JE wz JEBy JXvJ IXz YI EKJ EV xEKDJHt VEH v MXYBz. YD xvYHE. Y MYBB Izz tEK JXzHz. XvHHt" calcext:value-type="string">
            <text:p>CvHtvC, YJ YI WHzvJ JE XzvH VHEC tEK. Mz yYy FYxA KF IECz xXvJJzH v xEKFBz EV CEDJXI vWE vDy Z MvI CzDJYEDzy JXzHz JEE, IE Mz vBHzvyt XvLz v VYBz ED XzH. XzH DvCz YI ZEyYz vDy IXz MEHAI vI BYvYIED wzJMzzD JXz wHYJYIX BYwHvHt vDy JXz wHYJYIX CKIzKC, HzIzvHxXYDW BYDAI wzJMzzD vHJzVvxJI vDy YCFzHYvB HECvD JzsJI, IE JXvJ JYzI YD MYJX JXz YDJzBBYWzDxz tEK XvLz wzzD HzxzYLYDW. DEJXYDW IKWWzIJI JXvJ IXz XvI wzzD YDLEBLzy YD vDtJXYDW IXvyt vDy IXz XvI XzBFzy MYJX IzLzHvB YDIKHvDxz VHvKy xvIzI. IXz XvI vD YDJzHzIJYDW wvxAWHEKDy. IXz yYy v FXy ED XKCvD CYWHvJYED IJKyYzI, CvYDBt CvJXzCvJYxvB CEyzBBYDW, JXzD CELzy ED JE IJKyt ADEMBzyWz CYWHvJYED MXYxX WEJ XzH YDJE JXz wYwBYEFXYBz xYHxKYJ. vVJzH WHvyKvJYDW IXz IFzDJ IECz JYCz MYJX EDz EV JXz BEDyED vKxJYED XEKIzI MEHAYDW ED FHELzDvDxz wzVEHz JvAYDW XzH xKHHzDJ FEIYJYED MYJX JXz BYwHvHt. JXzHz HzvBBt YI DEJXYDW IKIFYxYEKI YD XzH wvxAWHEKDy vDy Y MvI YDxBYDzy JE MHYJz XzH EVV vI v Bzvy, wKJ MXzD Y WEJ tEKH CzIIvWz Y yzxYyzy Y MvDJzy JE CzzJ XzH. Y JHYzy JE IzJ JXvJ KF EDBt JE wz JEBy JXvJ IXz YI EKJ EV xEKDJHt VEH v MXYBz. YD xvYHE. Y MYBB Izz tEK JXzHz. XvHHt</text:p>
          </table:table-cell>
          <table:table-cell table:formula="of:=SUBSTITUTE([.S48]; [.T45]; [.T44])" office:value-type="string" office:string-value="CvHtvC, YJ YI WHzvJ JE XzvH VHEC tEK. Mz yYy FYxA KF IECz xXvJJzH v xEKFBz EV CEDJXI vWE vDy Z MvI CzDJYEDzy JXzHz JEE, IE Mz vBHzvyt XvLz v VYBz ED XzH. XzH DvCz YI ZEyYz vDy IXz MEHAI vI BYvYIED wzJMzzD JXz wHYJYIX BYwHvHt vDy JXz wHYJYIX CKIzKC, HzIzvHxXYDW BYDAI wzJMzzD vHJzVvxJI vDy YCFzHYvB HECvD JzNJI, IE JXvJ JYzI YD MYJX JXz YDJzBBYWzDxz tEK XvLz wzzD HzxzYLYDW. DEJXYDW IKWWzIJI JXvJ IXz XvI wzzD YDLEBLzy YD vDtJXYDW IXvyt vDy IXz XvI XzBFzy MYJX IzLzHvB YDIKHvDxz VHvKy xvIzI. IXz XvI vD YDJzHzIJYDW wvxAWHEKDy. IXz yYy v FXy ED XKCvD CYWHvJYED IJKyYzI, CvYDBt CvJXzCvJYxvB CEyzBBYDW, JXzD CELzy ED JE IJKyt ADEMBzyWz CYWHvJYED MXYxX WEJ XzH YDJE JXz wYwBYEFXYBz xYHxKYJ. vVJzH WHvyKvJYDW IXz IFzDJ IECz JYCz MYJX EDz EV JXz BEDyED vKxJYED XEKIzI MEHAYDW ED FHELzDvDxz wzVEHz JvAYDW XzH xKHHzDJ FEIYJYED MYJX JXz BYwHvHt. JXzHz HzvBBt YI DEJXYDW IKIFYxYEKI YD XzH wvxAWHEKDy vDy Y MvI YDxBYDzy JE MHYJz XzH EVV vI v Bzvy, wKJ MXzD Y WEJ tEKH CzIIvWz Y yzxYyzy Y MvDJzy JE CzzJ XzH. Y JHYzy JE IzJ JXvJ KF EDBt JE wz JEBy JXvJ IXz YI EKJ EV xEKDJHt VEH v MXYBz. YD xvYHE. Y MYBB Izz tEK JXzHz. XvHHt" calcext:value-type="string">
            <text:p>CvHtvC, YJ YI WHzvJ JE XzvH VHEC tEK. Mz yYy FYxA KF IECz xXvJJzH v xEKFBz EV CEDJXI vWE vDy Z MvI CzDJYEDzy JXzHz JEE, IE Mz vBHzvyt XvLz v VYBz ED XzH. XzH DvCz YI ZEyYz vDy IXz MEHAI vI BYvYIED wzJMzzD JXz wHYJYIX BYwHvHt vDy JXz wHYJYIX CKIzKC, HzIzvHxXYDW BYDAI wzJMzzD vHJzVvxJI vDy YCFzHYvB HECvD JzNJI, IE JXvJ JYzI YD MYJX JXz YDJzBBYWzDxz tEK XvLz wzzD HzxzYLYDW. DEJXYDW IKWWzIJI JXvJ IXz XvI wzzD YDLEBLzy YD vDtJXYDW IXvyt vDy IXz XvI XzBFzy MYJX IzLzHvB YDIKHvDxz VHvKy xvIzI. IXz XvI vD YDJzHzIJYDW wvxAWHEKDy. IXz yYy v FXy ED XKCvD CYWHvJYED IJKyYzI, CvYDBt CvJXzCvJYxvB CEyzBBYDW, JXzD CELzy ED JE IJKyt ADEMBzyWz CYWHvJYED MXYxX WEJ XzH YDJE JXz wYwBYEFXYBz xYHxKYJ. vVJzH WHvyKvJYDW IXz IFzDJ IECz JYCz MYJX EDz EV JXz BEDyED vKxJYED XEKIzI MEHAYDW ED FHELzDvDxz wzVEHz JvAYDW XzH xKHHzDJ FEIYJYED MYJX JXz BYwHvHt. JXzHz HzvBBt YI DEJXYDW IKIFYxYEKI YD XzH wvxAWHEKDy vDy Y MvI YDxBYDzy JE MHYJz XzH EVV vI v Bzvy, wKJ MXzD Y WEJ tEKH CzIIvWz Y yzxYyzy Y MvDJzy JE CzzJ XzH. Y JHYzy JE IzJ JXvJ KF EDBt JE wz JEBy JXvJ IXz YI EKJ EV xEKDJHt VEH v MXYBz. YD xvYHE. Y MYBB Izz tEK JXzHz. XvHHt</text:p>
          </table:table-cell>
          <table:table-cell table:formula="of:=SUBSTITUTE([.T48]; [.U45]; [.U44])" office:value-type="string" office:string-value="CvHOvC, YJ YI WHzvJ JE XzvH VHEC OEK. Mz yYy FYxA KF IECz xXvJJzH v xEKFBz EV CEDJXI vWE vDy Z MvI CzDJYEDzy JXzHz JEE, IE Mz vBHzvyO XvLz v VYBz ED XzH. XzH DvCz YI ZEyYz vDy IXz MEHAI vI BYvYIED wzJMzzD JXz wHYJYIX BYwHvHO vDy JXz wHYJYIX CKIzKC, HzIzvHxXYDW BYDAI wzJMzzD vHJzVvxJI vDy YCFzHYvB HECvD JzNJI, IE JXvJ JYzI YD MYJX JXz YDJzBBYWzDxz OEK XvLz wzzD HzxzYLYDW. DEJXYDW IKWWzIJI JXvJ IXz XvI wzzD YDLEBLzy YD vDOJXYDW IXvyO vDy IXz XvI XzBFzy MYJX IzLzHvB YDIKHvDxz VHvKy xvIzI. IXz XvI vD YDJzHzIJYDW wvxAWHEKDy. IXz yYy v FXy ED XKCvD CYWHvJYED IJKyYzI, CvYDBO CvJXzCvJYxvB CEyzBBYDW, JXzD CELzy ED JE IJKyO ADEMBzyWz CYWHvJYED MXYxX WEJ XzH YDJE JXz wYwBYEFXYBz xYHxKYJ. vVJzH WHvyKvJYDW IXz IFzDJ IECz JYCz MYJX EDz EV JXz BEDyED vKxJYED XEKIzI MEHAYDW ED FHELzDvDxz wzVEHz JvAYDW XzH xKHHzDJ FEIYJYED MYJX JXz BYwHvHO. JXzHz HzvBBO YI DEJXYDW IKIFYxYEKI YD XzH wvxAWHEKDy vDy Y MvI YDxBYDzy JE MHYJz XzH EVV vI v Bzvy, wKJ MXzD Y WEJ OEKH CzIIvWz Y yzxYyzy Y MvDJzy JE CzzJ XzH. Y JHYzy JE IzJ JXvJ KF EDBO JE wz JEBy JXvJ IXz YI EKJ EV xEKDJHO VEH v MXYBz. YD xvYHE. Y MYBB Izz OEK JXzHz. XvHHO" calcext:value-type="string">
            <text:p>CvHOvC, YJ YI WHzvJ JE XzvH VHEC OEK. Mz yYy FYxA KF IECz xXvJJzH v xEKFBz EV CEDJXI vWE vDy Z MvI CzDJYEDzy JXzHz JEE, IE Mz vBHzvyO XvLz v VYBz ED XzH. XzH DvCz YI ZEyYz vDy IXz MEHAI vI BYvYIED wzJMzzD JXz wHYJYIX BYwHvHO vDy JXz wHYJYIX CKIzKC, HzIzvHxXYDW BYDAI wzJMzzD vHJzVvxJI vDy YCFzHYvB HECvD JzNJI, IE JXvJ JYzI YD MYJX JXz YDJzBBYWzDxz OEK XvLz wzzD HzxzYLYDW. DEJXYDW IKWWzIJI JXvJ IXz XvI wzzD YDLEBLzy YD vDOJXYDW IXvyO vDy IXz XvI XzBFzy MYJX IzLzHvB YDIKHvDxz VHvKy xvIzI. IXz XvI vD YDJzHzIJYDW wvxAWHEKDy. IXz yYy v FXy ED XKCvD CYWHvJYED IJKyYzI, CvYDBO CvJXzCvJYxvB CEyzBBYDW, JXzD CELzy ED JE IJKyO ADEMBzyWz CYWHvJYED MXYxX WEJ XzH YDJE JXz wYwBYEFXYBz xYHxKYJ. vVJzH WHvyKvJYDW IXz IFzDJ IECz JYCz MYJX EDz EV JXz BEDyED vKxJYED XEKIzI MEHAYDW ED FHELzDvDxz wzVEHz JvAYDW XzH xKHHzDJ FEIYJYED MYJX JXz BYwHvHO. JXzHz HzvBBO YI DEJXYDW IKIFYxYEKI YD XzH wvxAWHEKDy vDy Y MvI YDxBYDzy JE MHYJz XzH EVV vI v Bzvy, wKJ MXzD Y WEJ OEKH CzIIvWz Y yzxYyzy Y MvDJzy JE CzzJ XzH. Y JHYzy JE IzJ JXvJ KF EDBO JE wz JEBy JXvJ IXz YI EKJ EV xEKDJHO VEH v MXYBz. YD xvYHE. Y MYBB Izz OEK JXzHz. XvHHO</text:p>
          </table:table-cell>
          <table:table-cell table:formula="of:=SUBSTITUTE([.U48]; [.V45]; [.V44])" office:value-type="string" office:string-value="CvHOvC, YJ YI WHzvJ JE XzvH VHEC OEK. Mz yYy FYxA KF IECz xXvJJzH v xEKFBz EV CEDJXI vWE vDy Z MvI CzDJYEDzy JXzHz JEE, IE Mz vBHzvyO XvLz v VYBz ED XzH. XzH DvCz YI ZEyYz vDy IXz MEHAI vI BYvYIED wzJMzzD JXz wHYJYIX BYwHvHO vDy JXz wHYJYIX CKIzKC, HzIzvHxXYDW BYDAI wzJMzzD vHJzVvxJI vDy YCFzHYvB HECvD JzNJI, IE JXvJ JYzI YD MYJX JXz YDJzBBYWzDxz OEK XvLz wzzD HzxzYLYDW. DEJXYDW IKWWzIJI JXvJ IXz XvI wzzD YDLEBLzy YD vDOJXYDW IXvyO vDy IXz XvI XzBFzy MYJX IzLzHvB YDIKHvDxz VHvKy xvIzI. IXz XvI vD YDJzHzIJYDW wvxAWHEKDy. IXz yYy v FXy ED XKCvD CYWHvJYED IJKyYzI, CvYDBO CvJXzCvJYxvB CEyzBBYDW, JXzD CELzy ED JE IJKyO ADEMBzyWz CYWHvJYED MXYxX WEJ XzH YDJE JXz wYwBYEFXYBz xYHxKYJ. vVJzH WHvyKvJYDW IXz IFzDJ IECz JYCz MYJX EDz EV JXz BEDyED vKxJYED XEKIzI MEHAYDW ED FHELzDvDxz wzVEHz JvAYDW XzH xKHHzDJ FEIYJYED MYJX JXz BYwHvHO. JXzHz HzvBBO YI DEJXYDW IKIFYxYEKI YD XzH wvxAWHEKDy vDy Y MvI YDxBYDzy JE MHYJz XzH EVV vI v Bzvy, wKJ MXzD Y WEJ OEKH CzIIvWz Y yzxYyzy Y MvDJzy JE CzzJ XzH. Y JHYzy JE IzJ JXvJ KF EDBO JE wz JEBy JXvJ IXz YI EKJ EV xEKDJHO VEH v MXYBz. YD xvYHE. Y MYBB Izz OEK JXzHz. XvHHO" calcext:value-type="string">
            <text:p>CvHOvC, YJ YI WHzvJ JE XzvH VHEC OEK. Mz yYy FYxA KF IECz xXvJJzH v xEKFBz EV CEDJXI vWE vDy Z MvI CzDJYEDzy JXzHz JEE, IE Mz vBHzvyO XvLz v VYBz ED XzH. XzH DvCz YI ZEyYz vDy IXz MEHAI vI BYvYIED wzJMzzD JXz wHYJYIX BYwHvHO vDy JXz wHYJYIX CKIzKC, HzIzvHxXYDW BYDAI wzJMzzD vHJzVvxJI vDy YCFzHYvB HECvD JzNJI, IE JXvJ JYzI YD MYJX JXz YDJzBBYWzDxz OEK XvLz wzzD HzxzYLYDW. DEJXYDW IKWWzIJI JXvJ IXz XvI wzzD YDLEBLzy YD vDOJXYDW IXvyO vDy IXz XvI XzBFzy MYJX IzLzHvB YDIKHvDxz VHvKy xvIzI. IXz XvI vD YDJzHzIJYDW wvxAWHEKDy. IXz yYy v FXy ED XKCvD CYWHvJYED IJKyYzI, CvYDBO CvJXzCvJYxvB CEyzBBYDW, JXzD CELzy ED JE IJKyO ADEMBzyWz CYWHvJYED MXYxX WEJ XzH YDJE JXz wYwBYEFXYBz xYHxKYJ. vVJzH WHvyKvJYDW IXz IFzDJ IECz JYCz MYJX EDz EV JXz BEDyED vKxJYED XEKIzI MEHAYDW ED FHELzDvDxz wzVEHz JvAYDW XzH xKHHzDJ FEIYJYED MYJX JXz BYwHvHO. JXzHz HzvBBO YI DEJXYDW IKIFYxYEKI YD XzH wvxAWHEKDy vDy Y MvI YDxBYDzy JE MHYJz XzH EVV vI v Bzvy, wKJ MXzD Y WEJ OEKH CzIIvWz Y yzxYyzy Y MvDJzy JE CzzJ XzH. Y JHYzy JE IzJ JXvJ KF EDBO JE wz JEBy JXvJ IXz YI EKJ EV xEKDJHO VEH v MXYBz. YD xvYHE. Y MYBB Izz OEK JXzHz. XvHHO</text:p>
          </table:table-cell>
          <table:table-cell table:formula="of:=SUBSTITUTE([.V48]; [.W45]; [.W44])" office:value-type="string" office:string-value="CQHOQC, YJ YI WHzQJ JE XzQH VHEC OEK. Mz yYy FYxA KF IECz xXQJJzH Q xEKFBz EV CEDJXI QWE QDy Z MQI CzDJYEDzy JXzHz JEE, IE Mz QBHzQyO XQLz Q VYBz ED XzH. XzH DQCz YI ZEyYz QDy IXz MEHAI QI BYQYIED wzJMzzD JXz wHYJYIX BYwHQHO QDy JXz wHYJYIX CKIzKC, HzIzQHxXYDW BYDAI wzJMzzD QHJzVQxJI QDy YCFzHYQB HECQD JzNJI, IE JXQJ JYzI YD MYJX JXz YDJzBBYWzDxz OEK XQLz wzzD HzxzYLYDW. DEJXYDW IKWWzIJI JXQJ IXz XQI wzzD YDLEBLzy YD QDOJXYDW IXQyO QDy IXz XQI XzBFzy MYJX IzLzHQB YDIKHQDxz VHQKy xQIzI. IXz XQI QD YDJzHzIJYDW wQxAWHEKDy. IXz yYy Q FXy ED XKCQD CYWHQJYED IJKyYzI, CQYDBO CQJXzCQJYxQB CEyzBBYDW, JXzD CELzy ED JE IJKyO ADEMBzyWz CYWHQJYED MXYxX WEJ XzH YDJE JXz wYwBYEFXYBz xYHxKYJ. QVJzH WHQyKQJYDW IXz IFzDJ IECz JYCz MYJX EDz EV JXz BEDyED QKxJYED XEKIzI MEHAYDW ED FHELzDQDxz wzVEHz JQAYDW XzH xKHHzDJ FEIYJYED MYJX JXz BYwHQHO. JXzHz HzQBBO YI DEJXYDW IKIFYxYEKI YD XzH wQxAWHEKDy QDy Y MQI YDxBYDzy JE MHYJz XzH EVV QI Q BzQy, wKJ MXzD Y WEJ OEKH CzIIQWz Y yzxYyzy Y MQDJzy JE CzzJ XzH. Y JHYzy JE IzJ JXQJ KF EDBO JE wz JEBy JXQJ IXz YI EKJ EV xEKDJHO VEH Q MXYBz. YD xQYHE. Y MYBB Izz OEK JXzHz. XQHHO" calcext:value-type="string">
            <text:p>CQHOQC, YJ YI WHzQJ JE XzQH VHEC OEK. Mz yYy FYxA KF IECz xXQJJzH Q xEKFBz EV CEDJXI QWE QDy Z MQI CzDJYEDzy JXzHz JEE, IE Mz QBHzQyO XQLz Q VYBz ED XzH. XzH DQCz YI ZEyYz QDy IXz MEHAI QI BYQYIED wzJMzzD JXz wHYJYIX BYwHQHO QDy JXz wHYJYIX CKIzKC, HzIzQHxXYDW BYDAI wzJMzzD QHJzVQxJI QDy YCFzHYQB HECQD JzNJI, IE JXQJ JYzI YD MYJX JXz YDJzBBYWzDxz OEK XQLz wzzD HzxzYLYDW. DEJXYDW IKWWzIJI JXQJ IXz XQI wzzD YDLEBLzy YD QDOJXYDW IXQyO QDy IXz XQI XzBFzy MYJX IzLzHQB YDIKHQDxz VHQKy xQIzI. IXz XQI QD YDJzHzIJYDW wQxAWHEKDy. IXz yYy Q FXy ED XKCQD CYWHQJYED IJKyYzI, CQYDBO CQJXzCQJYxQB CEyzBBYDW, JXzD CELzy ED JE IJKyO ADEMBzyWz CYWHQJYED MXYxX WEJ XzH YDJE JXz wYwBYEFXYBz xYHxKYJ. QVJzH WHQyKQJYDW IXz IFzDJ IECz JYCz MYJX EDz EV JXz BEDyED QKxJYED XEKIzI MEHAYDW ED FHELzDQDxz wzVEHz JQAYDW XzH xKHHzDJ FEIYJYED MYJX JXz BYwHQHO. JXzHz HzQBBO YI DEJXYDW IKIFYxYEKI YD XzH wQxAWHEKDy QDy Y MQI YDxBYDzy JE MHYJz XzH EVV QI Q BzQy, wKJ MXzD Y WEJ OEKH CzIIQWz Y yzxYyzy Y MQDJzy JE CzzJ XzH. Y JHYzy JE IzJ JXQJ KF EDBO JE wz JEBy JXQJ IXz YI EKJ EV xEKDJHO VEH Q MXYBz. YD xQYHE. Y MYBB Izz OEK JXzHz. XQHHO</text:p>
          </table:table-cell>
          <table:table-cell table:formula="of:=SUBSTITUTE([.W48]; [.X45]; [.X44])" office:value-type="string" office:string-value="CQHOQC, YJ YI WHzQJ JE XzQH VHEC OEK. Mz yYy FYxA KF IECz xXQJJzH Q xEKFBz EV CEDJXI QWE QDy Z MQI CzDJYEDzy JXzHz JEE, IE Mz QBHzQyO XQLz Q VYBz ED XzH. XzH DQCz YI ZEyYz QDy IXz MEHAI QI BYQYIED RzJMzzD JXz RHYJYIX BYRHQHO QDy JXz RHYJYIX CKIzKC, HzIzQHxXYDW BYDAI RzJMzzD QHJzVQxJI QDy YCFzHYQB HECQD JzNJI, IE JXQJ JYzI YD MYJX JXz YDJzBBYWzDxz OEK XQLz RzzD HzxzYLYDW. DEJXYDW IKWWzIJI JXQJ IXz XQI RzzD YDLEBLzy YD QDOJXYDW IXQyO QDy IXz XQI XzBFzy MYJX IzLzHQB YDIKHQDxz VHQKy xQIzI. IXz XQI QD YDJzHzIJYDW RQxAWHEKDy. IXz yYy Q FXy ED XKCQD CYWHQJYED IJKyYzI, CQYDBO CQJXzCQJYxQB CEyzBBYDW, JXzD CELzy ED JE IJKyO ADEMBzyWz CYWHQJYED MXYxX WEJ XzH YDJE JXz RYRBYEFXYBz xYHxKYJ. QVJzH WHQyKQJYDW IXz IFzDJ IECz JYCz MYJX EDz EV JXz BEDyED QKxJYED XEKIzI MEHAYDW ED FHELzDQDxz RzVEHz JQAYDW XzH xKHHzDJ FEIYJYED MYJX JXz BYRHQHO. JXzHz HzQBBO YI DEJXYDW IKIFYxYEKI YD XzH RQxAWHEKDy QDy Y MQI YDxBYDzy JE MHYJz XzH EVV QI Q BzQy, RKJ MXzD Y WEJ OEKH CzIIQWz Y yzxYyzy Y MQDJzy JE CzzJ XzH. Y JHYzy JE IzJ JXQJ KF EDBO JE Rz JEBy JXQJ IXz YI EKJ EV xEKDJHO VEH Q MXYBz. YD xQYHE. Y MYBB Izz OEK JXzHz. XQHHO" calcext:value-type="string">
            <text:p>CQHOQC, YJ YI WHzQJ JE XzQH VHEC OEK. Mz yYy FYxA KF IECz xXQJJzH Q xEKFBz EV CEDJXI QWE QDy Z MQI CzDJYEDzy JXzHz JEE, IE Mz QBHzQyO XQLz Q VYBz ED XzH. XzH DQCz YI ZEyYz QDy IXz MEHAI QI BYQYIED RzJMzzD JXz RHYJYIX BYRHQHO QDy JXz RHYJYIX CKIzKC, HzIzQHxXYDW BYDAI RzJMzzD QHJzVQxJI QDy YCFzHYQB HECQD JzNJI, IE JXQJ JYzI YD MYJX JXz YDJzBBYWzDxz OEK XQLz RzzD HzxzYLYDW. DEJXYDW IKWWzIJI JXQJ IXz XQI RzzD YDLEBLzy YD QDOJXYDW IXQyO QDy IXz XQI XzBFzy MYJX IzLzHQB YDIKHQDxz VHQKy xQIzI. IXz XQI QD YDJzHzIJYDW RQxAWHEKDy. IXz yYy Q FXy ED XKCQD CYWHQJYED IJKyYzI, CQYDBO CQJXzCQJYxQB CEyzBBYDW, JXzD CELzy ED JE IJKyO ADEMBzyWz CYWHQJYED MXYxX WEJ XzH YDJE JXz RYRBYEFXYBz xYHxKYJ. QVJzH WHQyKQJYDW IXz IFzDJ IECz JYCz MYJX EDz EV JXz BEDyED QKxJYED XEKIzI MEHAYDW ED FHELzDQDxz RzVEHz JQAYDW XzH xKHHzDJ FEIYJYED MYJX JXz BYRHQHO. JXzHz HzQBBO YI DEJXYDW IKIFYxYEKI YD XzH RQxAWHEKDy QDy Y MQI YDxBYDzy JE MHYJz XzH EVV QI Q BzQy, RKJ MXzD Y WEJ OEKH CzIIQWz Y yzxYyzy Y MQDJzy JE CzzJ XzH. Y JHYzy JE IzJ JXQJ KF EDBO JE Rz JEBy JXQJ IXz YI EKJ EV xEKDJHO VEH Q MXYBz. YD xQYHE. Y MYBB Izz OEK JXzHz. XQHHO</text:p>
          </table:table-cell>
          <table:table-cell table:formula="of:=SUBSTITUTE([.X48]; [.Y45]; [.Y44])" office:value-type="string" office:string-value="CQHOQC, YJ YI WHzQJ JE XzQH VHEC OEK. Mz yYy FYSA KF IECz SXQJJzH Q SEKFBz EV CEDJXI QWE QDy Z MQI CzDJYEDzy JXzHz JEE, IE Mz QBHzQyO XQLz Q VYBz ED XzH. XzH DQCz YI ZEyYz QDy IXz MEHAI QI BYQYIED RzJMzzD JXz RHYJYIX BYRHQHO QDy JXz RHYJYIX CKIzKC, HzIzQHSXYDW BYDAI RzJMzzD QHJzVQSJI QDy YCFzHYQB HECQD JzNJI, IE JXQJ JYzI YD MYJX JXz YDJzBBYWzDSz OEK XQLz RzzD HzSzYLYDW. DEJXYDW IKWWzIJI JXQJ IXz XQI RzzD YDLEBLzy YD QDOJXYDW IXQyO QDy IXz XQI XzBFzy MYJX IzLzHQB YDIKHQDSz VHQKy SQIzI. IXz XQI QD YDJzHzIJYDW RQSAWHEKDy. IXz yYy Q FXy ED XKCQD CYWHQJYED IJKyYzI, CQYDBO CQJXzCQJYSQB CEyzBBYDW, JXzD CELzy ED JE IJKyO ADEMBzyWz CYWHQJYED MXYSX WEJ XzH YDJE JXz RYRBYEFXYBz SYHSKYJ. QVJzH WHQyKQJYDW IXz IFzDJ IECz JYCz MYJX EDz EV JXz BEDyED QKSJYED XEKIzI MEHAYDW ED FHELzDQDSz RzVEHz JQAYDW XzH SKHHzDJ FEIYJYED MYJX JXz BYRHQHO. JXzHz HzQBBO YI DEJXYDW IKIFYSYEKI YD XzH RQSAWHEKDy QDy Y MQI YDSBYDzy JE MHYJz XzH EVV QI Q BzQy, RKJ MXzD Y WEJ OEKH CzIIQWz Y yzSYyzy Y MQDJzy JE CzzJ XzH. Y JHYzy JE IzJ JXQJ KF EDBO JE Rz JEBy JXQJ IXz YI EKJ EV SEKDJHO VEH Q MXYBz. YD SQYHE. Y MYBB Izz OEK JXzHz. XQHHO" calcext:value-type="string">
            <text:p>CQHOQC, YJ YI WHzQJ JE XzQH VHEC OEK. Mz yYy FYSA KF IECz SXQJJzH Q SEKFBz EV CEDJXI QWE QDy Z MQI CzDJYEDzy JXzHz JEE, IE Mz QBHzQyO XQLz Q VYBz ED XzH. XzH DQCz YI ZEyYz QDy IXz MEHAI QI BYQYIED RzJMzzD JXz RHYJYIX BYRHQHO QDy JXz RHYJYIX CKIzKC, HzIzQHSXYDW BYDAI RzJMzzD QHJzVQSJI QDy YCFzHYQB HECQD JzNJI, IE JXQJ JYzI YD MYJX JXz YDJzBBYWzDSz OEK XQLz RzzD HzSzYLYDW. DEJXYDW IKWWzIJI JXQJ IXz XQI RzzD YDLEBLzy YD QDOJXYDW IXQyO QDy IXz XQI XzBFzy MYJX IzLzHQB YDIKHQDSz VHQKy SQIzI. IXz XQI QD YDJzHzIJYDW RQSAWHEKDy. IXz yYy Q FXy ED XKCQD CYWHQJYED IJKyYzI, CQYDBO CQJXzCQJYSQB CEyzBBYDW, JXzD CELzy ED JE IJKyO ADEMBzyWz CYWHQJYED MXYSX WEJ XzH YDJE JXz RYRBYEFXYBz SYHSKYJ. QVJzH WHQyKQJYDW IXz IFzDJ IECz JYCz MYJX EDz EV JXz BEDyED QKSJYED XEKIzI MEHAYDW ED FHELzDQDSz RzVEHz JQAYDW XzH SKHHzDJ FEIYJYED MYJX JXz BYRHQHO. JXzHz HzQBBO YI DEJXYDW IKIFYSYEKI YD XzH RQSAWHEKDy QDy Y MQI YDSBYDzy JE MHYJz XzH EVV QI Q BzQy, RKJ MXzD Y WEJ OEKH CzIIQWz Y yzSYyzy Y MQDJzy JE CzzJ XzH. Y JHYzy JE IzJ JXQJ KF EDBO JE Rz JEBy JXQJ IXz YI EKJ EV SEKDJHO VEH Q MXYBz. YD SQYHE. Y MYBB Izz OEK JXzHz. XQHHO</text:p>
          </table:table-cell>
          <table:table-cell table:formula="of:=SUBSTITUTE([.Y48]; [.Z45]; [.Z44])" office:value-type="string" office:string-value="CQHOQC, YJ YI WHzQJ JE XzQH VHEC OEK. Mz TYT FYSA KF IECz SXQJJzH Q SEKFBz EV CEDJXI QWE QDT Z MQI CzDJYEDzT JXzHz JEE, IE Mz QBHzQTO XQLz Q VYBz ED XzH. XzH DQCz YI ZETYz QDT IXz MEHAI QI BYQYIED RzJMzzD JXz RHYJYIX BYRHQHO QDT JXz RHYJYIX CKIzKC, HzIzQHSXYDW BYDAI RzJMzzD QHJzVQSJI QDT YCFzHYQB HECQD JzNJI, IE JXQJ JYzI YD MYJX JXz YDJzBBYWzDSz OEK XQLz RzzD HzSzYLYDW. DEJXYDW IKWWzIJI JXQJ IXz XQI RzzD YDLEBLzT YD QDOJXYDW IXQTO QDT IXz XQI XzBFzT MYJX IzLzHQB YDIKHQDSz VHQKT SQIzI. IXz XQI QD YDJzHzIJYDW RQSAWHEKDT. IXz TYT Q FXT ED XKCQD CYWHQJYED IJKTYzI, CQYDBO CQJXzCQJYSQB CETzBBYDW, JXzD CELzT ED JE IJKTO ADEMBzTWz CYWHQJYED MXYSX WEJ XzH YDJE JXz RYRBYEFXYBz SYHSKYJ. QVJzH WHQTKQJYDW IXz IFzDJ IECz JYCz MYJX EDz EV JXz BEDTED QKSJYED XEKIzI MEHAYDW ED FHELzDQDSz RzVEHz JQAYDW XzH SKHHzDJ FEIYJYED MYJX JXz BYRHQHO. JXzHz HzQBBO YI DEJXYDW IKIFYSYEKI YD XzH RQSAWHEKDT QDT Y MQI YDSBYDzT JE MHYJz XzH EVV QI Q BzQT, RKJ MXzD Y WEJ OEKH CzIIQWz Y TzSYTzT Y MQDJzT JE CzzJ XzH. Y JHYzT JE IzJ JXQJ KF EDBO JE Rz JEBT JXQJ IXz YI EKJ EV SEKDJHO VEH Q MXYBz. YD SQYHE. Y MYBB Izz OEK JXzHz. XQHHO" calcext:value-type="string">
            <text:p>CQHOQC, YJ YI WHzQJ JE XzQH VHEC OEK. Mz TYT FYSA KF IECz SXQJJzH Q SEKFBz EV CEDJXI QWE QDT Z MQI CzDJYEDzT JXzHz JEE, IE Mz QBHzQTO XQLz Q VYBz ED XzH. XzH DQCz YI ZETYz QDT IXz MEHAI QI BYQYIED RzJMzzD JXz RHYJYIX BYRHQHO QDT JXz RHYJYIX CKIzKC, HzIzQHSXYDW BYDAI RzJMzzD QHJzVQSJI QDT YCFzHYQB HECQD JzNJI, IE JXQJ JYzI YD MYJX JXz YDJzBBYWzDSz OEK XQLz RzzD HzSzYLYDW. DEJXYDW IKWWzIJI JXQJ IXz XQI RzzD YDLEBLzT YD QDOJXYDW IXQTO QDT IXz XQI XzBFzT MYJX IzLzHQB YDIKHQDSz VHQKT SQIzI. IXz XQI QD YDJzHzIJYDW RQSAWHEKDT. IXz TYT Q FXT ED XKCQD CYWHQJYED IJKTYzI, CQYDBO CQJXzCQJYSQB CETzBBYDW, JXzD CELzT ED JE IJKTO ADEMBzTWz CYWHQJYED MXYSX WEJ XzH YDJE JXz RYRBYEFXYBz SYHSKYJ. QVJzH WHQTKQJYDW IXz IFzDJ IECz JYCz MYJX EDz EV JXz BEDTED QKSJYED XEKIzI MEHAYDW ED FHELzDQDSz RzVEHz JQAYDW XzH SKHHzDJ FEIYJYED MYJX JXz BYRHQHO. JXzHz HzQBBO YI DEJXYDW IKIFYSYEKI YD XzH RQSAWHEKDT QDT Y MQI YDSBYDzT JE MHYJz XzH EVV QI Q BzQT, RKJ MXzD Y WEJ OEKH CzIIQWz Y TzSYTzT Y MQDJzT JE CzzJ XzH. Y JHYzT JE IzJ JXQJ KF EDBO JE Rz JEBT JXQJ IXz YI EKJ EV SEKDJHO VEH Q MXYBz. YD SQYHE. Y MYBB Izz OEK JXzHz. XQHHO</text:p>
          </table:table-cell>
          <table:table-cell table:formula="of:=SUBSTITUTE([.Z48]; [.AA45]; [.AA44])" office:value-type="string" office:string-value="CQHOQC, YJ YI WHUQJ JE XUQH VHEC OEK. MU TYT FYSA KF IECU SXQJJUH Q SEKFBU EV CEDJXI QWE QDT Z MQI CUDJYEDUT JXUHU JEE, IE MU QBHUQTO XQLU Q VYBU ED XUH. XUH DQCU YI ZETYU QDT IXU MEHAI QI BYQYIED RUJMUUD JXU RHYJYIX BYRHQHO QDT JXU RHYJYIX CKIUKC, HUIUQHSXYDW BYDAI RUJMUUD QHJUVQSJI QDT YCFUHYQB HECQD JUNJI, IE JXQJ JYUI YD MYJX JXU YDJUBBYWUDSU OEK XQLU RUUD HUSUYLYDW. DEJXYDW IKWWUIJI JXQJ IXU XQI RUUD YDLEBLUT YD QDOJXYDW IXQTO QDT IXU XQI XUBFUT MYJX IULUHQB YDIKHQDSU VHQKT SQIUI. IXU XQI QD YDJUHUIJYDW RQSAWHEKDT. IXU TYT Q FXT ED XKCQD CYWHQJYED IJKTYUI, CQYDBO CQJXUCQJYSQB CETUBBYDW, JXUD CELUT ED JE IJKTO ADEMBUTWU CYWHQJYED MXYSX WEJ XUH YDJE JXU RYRBYEFXYBU SYHSKYJ. QVJUH WHQTKQJYDW IXU IFUDJ IECU JYCU MYJX EDU EV JXU BEDTED QKSJYED XEKIUI MEHAYDW ED FHELUDQDSU RUVEHU JQAYDW XUH SKHHUDJ FEIYJYED MYJX JXU BYRHQHO. JXUHU HUQBBO YI DEJXYDW IKIFYSYEKI YD XUH RQSAWHEKDT QDT Y MQI YDSBYDUT JE MHYJU XUH EVV QI Q BUQT, RKJ MXUD Y WEJ OEKH CUIIQWU Y TUSYTUT Y MQDJUT JE CUUJ XUH. Y JHYUT JE IUJ JXQJ KF EDBO JE RU JEBT JXQJ IXU YI EKJ EV SEKDJHO VEH Q MXYBU. YD SQYHE. Y MYBB IUU OEK JXUHU. XQHHO" calcext:value-type="string">
            <text:p>CQHOQC, YJ YI WHUQJ JE XUQH VHEC OEK. MU TYT FYSA KF IECU SXQJJUH Q SEKFBU EV CEDJXI QWE QDT Z MQI CUDJYEDUT JXUHU JEE, IE MU QBHUQTO XQLU Q VYBU ED XUH. XUH DQCU YI ZETYU QDT IXU MEHAI QI BYQYIED RUJMUUD JXU RHYJYIX BYRHQHO QDT JXU RHYJYIX CKIUKC, HUIUQHSXYDW BYDAI RUJMUUD QHJUVQSJI QDT YCFUHYQB HECQD JUNJI, IE JXQJ JYUI YD MYJX JXU YDJUBBYWUDSU OEK XQLU RUUD HUSUYLYDW. DEJXYDW IKWWUIJI JXQJ IXU XQI RUUD YDLEBLUT YD QDOJXYDW IXQTO QDT IXU XQI XUBFUT MYJX IULUHQB YDIKHQDSU VHQKT SQIUI. IXU XQI QD YDJUHUIJYDW RQSAWHEKDT. IXU TYT Q FXT ED XKCQD CYWHQJYED IJKTYUI, CQYDBO CQJXUCQJYSQB CETUBBYDW, JXUD CELUT ED JE IJKTO ADEMBUTWU CYWHQJYED MXYSX WEJ XUH YDJE JXU RYRBYEFXYBU SYHSKYJ. QVJUH WHQTKQJYDW IXU IFUDJ IECU JYCU MYJX EDU EV JXU BEDTED QKSJYED XEKIUI MEHAYDW ED FHELUDQDSU RUVEHU JQAYDW XUH SKHHUDJ FEIYJYED MYJX JXU BYRHQHO. JXUHU HUQBBO YI DEJXYDW IKIFYSYEKI YD XUH RQSAWHEKDT QDT Y MQI YDSBYDUT JE MHYJU XUH EVV QI Q BUQT, RKJ MXUD Y WEJ OEKH CUIIQWU Y TUSYTUT Y MQDJUT JE CUUJ XUH. Y JHYUT JE IUJ JXQJ KF EDBO JE RU JEBT JXQJ IXU YI EKJ EV SEKDJHO VEH Q MXYBU. YD SQYHE. Y MYBB IUU OEK JXUHU. XQHHO</text:p>
          </table:table-cell>
          <table:table-cell table:number-columns-repeated="997"/>
        </table:table-row>
        <table:table-row table:style-name="ro1" table:number-rows-repeated="952">
          <table:table-cell table:style-name="ce1"/>
          <table:table-cell table:number-columns-repeated="1023"/>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pitch="variable"/>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0mm" fo:margin-bottom="0mm" fo:margin-left="20mm" fo:margin-right="20mm" style:print-page-order="ttb" style:first-page-number="continue" style:scale-to="100%" style:writing-mode="lr-tb" style:print="charts drawings objects zero-values"/>
      <style:header-style>
        <style:header-footer-properties fo:min-height="26.04mm" fo:margin-left="0mm" fo:margin-right="0mm" fo:margin-bottom="22.51mm"/>
      </style:header-style>
      <style:footer-style>
        <style:header-footer-properties fo:min-height="26.04mm" fo:margin-left="0mm" fo:margin-right="0mm" fo:margin-top="22.51mm"/>
      </style:footer-style>
    </style:page-layout>
    <style:style style:name="MT1"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02">00/00/0000</text:date>, <text:time style:data-style-name="N2" text:time-value="10:21:43.611764101">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Linux_X86_64 LibreOffice_project/40m0$Build-1</meta:generator>
    <dc:date>2018-04-02T12:19:15.943512769</dc:date>
    <dc:creator>Neil Smith</dc:creator>
    <meta:editing-duration>PT1H46M56S</meta:editing-duration>
    <meta:editing-cycles>1</meta:editing-cycles>
    <meta:document-statistic meta:table-count="1" meta:cell-count="846" meta:object-count="0"/>
  </office:meta>
</office:document-meta>
</file>